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line-height="200%" fo:text-align="center" style:justify-single-word="false"/>
      <style:text-properties fo:font-size="26pt" style:font-size-asian="26pt" style:font-size-complex="26pt"/>
    </style:style>
    <style:style style:name="P5" style:family="paragraph" style:parent-style-name="Standard">
      <style:text-properties fo:font-size="20pt" style:font-size-asian="20pt" style:font-size-complex="20pt"/>
    </style:style>
    <style:style style:name="P6" style:family="paragraph" style:parent-style-name="Standard">
      <style:paragraph-properties fo:line-height="200%"/>
      <style:text-properties fo:font-size="20pt" style:font-size-asian="20pt" style:font-size-complex="20pt"/>
    </style:style>
    <style:style style:name="P7" style:family="paragraph" style:parent-style-name="Standard">
      <style:paragraph-properties fo:line-height="200%" fo:text-align="center" style:justify-single-word="false"/>
      <style:text-properties fo:font-size="20pt" style:font-size-asian="20pt" style:font-size-complex="20pt"/>
    </style:style>
    <style:style style:name="P8" style:family="paragraph" style:parent-style-name="Standard">
      <style:text-properties fo:font-size="15pt" style:font-size-asian="15pt" style:font-size-complex="15pt"/>
    </style:style>
    <style:style style:name="P9" style:family="paragraph" style:parent-style-name="Standard">
      <style:paragraph-properties fo:line-height="200%"/>
      <style:text-properties fo:font-size="15pt" style:font-size-asian="15pt" style:font-size-complex="15pt"/>
    </style:style>
    <style:style style:name="P10" style:family="paragraph" style:parent-style-name="Standard">
      <style:paragraph-properties fo:line-height="200%"/>
    </style:style>
    <style:style style:name="P11" style:family="paragraph" style:parent-style-name="Standard">
      <style:text-properties fo:font-style="italic" fo:font-weight="bold" style:font-style-asian="italic" style:font-weight-asian="bold" style:font-style-complex="italic"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officeooo:paragraph-rsid="0001697e"/>
    </style:style>
    <style:style style:name="P14" style:family="paragraph" style:parent-style-name="Standard">
      <style:text-properties officeooo:paragraph-rsid="00034939"/>
    </style:style>
    <style:style style:name="P15" style:family="paragraph" style:parent-style-name="Standard">
      <style:text-properties fo:font-size="10.5pt" fo:font-weight="bold" officeooo:rsid="00034939" officeooo:paragraph-rsid="00034939" style:font-size-asian="10.5pt" style:font-weight-asian="bold" style:font-size-complex="10.5pt" style:font-weight-complex="bold"/>
    </style:style>
    <style:style style:name="P16" style:family="paragraph" style:parent-style-name="Standard">
      <style:text-properties fo:font-size="10.5pt" fo:font-weight="bold" officeooo:rsid="0003a94a" officeooo:paragraph-rsid="0003a94a" style:font-size-asian="10.5pt" style:font-weight-asian="bold" style:font-size-complex="10.5pt" style:font-weight-complex="bold"/>
    </style:style>
    <style:style style:name="P17" style:family="paragraph" style:parent-style-name="Standard">
      <style:text-properties fo:font-size="10.5pt" fo:font-weight="bold" officeooo:rsid="0003a94a" officeooo:paragraph-rsid="0005117b" style:font-size-asian="10.5pt" style:font-weight-asian="bold" style:font-size-complex="10.5pt" style:font-weight-complex="bold"/>
    </style:style>
    <style:style style:name="P18" style:family="paragraph" style:parent-style-name="Standard">
      <style:text-properties fo:font-size="10.5pt" fo:font-weight="bold" officeooo:rsid="0003a94a" officeooo:paragraph-rsid="0005c0c2" style:font-size-asian="10.5pt" style:font-weight-asian="bold" style:font-size-complex="10.5pt" style:font-weight-complex="bold"/>
    </style:style>
    <style:style style:name="P19" style:family="paragraph" style:parent-style-name="Standard">
      <style:text-properties fo:font-size="10.5pt" fo:font-weight="bold" officeooo:rsid="0005117b" officeooo:paragraph-rsid="0005117b" style:font-size-asian="10.5pt" style:font-weight-asian="bold" style:font-size-complex="10.5pt" style:font-weight-complex="bold"/>
    </style:style>
    <style:style style:name="P20" style:family="paragraph" style:parent-style-name="Standard">
      <style:text-properties fo:font-size="10.5pt" fo:font-weight="bold" officeooo:rsid="0005c0c2" officeooo:paragraph-rsid="0005c0c2" style:font-size-asian="10.5pt" style:font-weight-asian="bold" style:font-size-complex="10.5pt" style:font-weight-complex="bold"/>
    </style:style>
    <style:style style:name="P21" style:family="paragraph" style:parent-style-name="Standard">
      <style:text-properties fo:font-size="10.5pt" fo:font-weight="bold" officeooo:rsid="0006e5bc" officeooo:paragraph-rsid="0006e5bc" style:font-size-asian="10.5pt" style:font-weight-asian="bold" style:font-size-complex="10.5pt" style:font-weight-complex="bold"/>
    </style:style>
    <style:style style:name="P22" style:family="paragraph" style:parent-style-name="Standard">
      <style:text-properties fo:font-size="10.5pt" fo:font-weight="bold" officeooo:rsid="0006e5bc" officeooo:paragraph-rsid="00081ede" style:font-size-asian="10.5pt" style:font-weight-asian="bold" style:font-size-complex="10.5pt" style:font-weight-complex="bold"/>
    </style:style>
    <style:style style:name="P23" style:family="paragraph" style:parent-style-name="Standard">
      <style:text-properties fo:font-size="10.5pt" fo:font-weight="bold" officeooo:rsid="00081ede" officeooo:paragraph-rsid="00081ede" style:font-size-asian="10.5pt" style:font-weight-asian="bold" style:font-size-complex="10.5pt" style:font-weight-complex="bold"/>
    </style:style>
    <style:style style:name="P24" style:family="paragraph" style:parent-style-name="Standard">
      <style:text-properties fo:font-size="10.5pt" fo:font-weight="bold" officeooo:rsid="00081ede" officeooo:paragraph-rsid="0009dd0b" style:font-size-asian="10.5pt" style:font-weight-asian="bold" style:font-size-complex="10.5pt" style:font-weight-complex="bold"/>
    </style:style>
    <style:style style:name="P25" style:family="paragraph" style:parent-style-name="Standard">
      <style:text-properties fo:font-size="10.5pt" fo:font-weight="bold" officeooo:rsid="00081ede" officeooo:paragraph-rsid="000b63ee" style:font-size-asian="10.5pt" style:font-weight-asian="bold" style:font-size-complex="10.5pt" style:font-weight-complex="bold"/>
    </style:style>
    <style:style style:name="P26" style:family="paragraph" style:parent-style-name="Standard">
      <style:text-properties fo:font-size="10.5pt" fo:font-weight="bold" officeooo:rsid="000b63ee" officeooo:paragraph-rsid="000b63ee" style:font-size-asian="10.5pt" style:font-weight-asian="bold" style:font-size-complex="10.5pt" style:font-weight-complex="bold"/>
    </style:style>
    <style:style style:name="P27" style:family="paragraph" style:parent-style-name="Standard">
      <style:text-properties fo:font-size="10.5pt" fo:font-weight="bold" officeooo:rsid="000dba9f" officeooo:paragraph-rsid="000dba9f" style:font-size-asian="10.5pt" style:font-weight-asian="bold" style:font-size-complex="10.5pt" style:font-weight-complex="bold"/>
    </style:style>
    <style:style style:name="P28" style:family="paragraph" style:parent-style-name="Standard">
      <style:text-properties fo:font-size="10.5pt" fo:font-weight="bold" officeooo:rsid="000dba9f" officeooo:paragraph-rsid="000e279e" style:font-size-asian="10.5pt" style:font-weight-asian="bold" style:font-size-complex="10.5pt" style:font-weight-complex="bold"/>
    </style:style>
    <style:style style:name="P29" style:family="paragraph" style:parent-style-name="Standard">
      <style:text-properties fo:font-size="10.5pt" fo:font-weight="bold" officeooo:rsid="000fe561" officeooo:paragraph-rsid="000fe561" style:font-size-asian="10.5pt" style:font-weight-asian="bold" style:font-size-complex="10.5pt" style:font-weight-complex="bold"/>
    </style:style>
    <style:style style:name="P30" style:family="paragraph" style:parent-style-name="Standard">
      <style:text-properties fo:font-size="10.5pt" fo:font-weight="bold" officeooo:rsid="000fe561" officeooo:paragraph-rsid="0011d3b9" style:font-size-asian="10.5pt" style:font-weight-asian="bold" style:font-size-complex="10.5pt" style:font-weight-complex="bold"/>
    </style:style>
    <style:style style:name="P31" style:family="paragraph" style:parent-style-name="Standard">
      <style:text-properties fo:font-size="10.5pt" fo:font-weight="bold" officeooo:rsid="000fe561" officeooo:paragraph-rsid="0013b563" style:font-size-asian="10.5pt" style:font-weight-asian="bold" style:font-size-complex="10.5pt" style:font-weight-complex="bold"/>
    </style:style>
    <style:style style:name="P32" style:family="paragraph" style:parent-style-name="Standard">
      <style:text-properties fo:font-size="10.5pt" fo:font-weight="bold" officeooo:rsid="0011d3b9" officeooo:paragraph-rsid="0011d3b9" style:font-size-asian="10.5pt" style:font-weight-asian="bold" style:font-size-complex="10.5pt" style:font-weight-complex="bold"/>
    </style:style>
    <style:style style:name="P33" style:family="paragraph" style:parent-style-name="Standard">
      <style:text-properties fo:font-size="10.5pt" fo:font-weight="bold" officeooo:rsid="0013b563" officeooo:paragraph-rsid="0013b563" style:font-size-asian="10.5pt" style:font-weight-asian="bold" style:font-size-complex="10.5pt" style:font-weight-complex="bold"/>
    </style:style>
    <style:style style:name="P34" style:family="paragraph" style:parent-style-name="Standard">
      <style:text-properties fo:font-size="10.5pt" fo:font-weight="bold" officeooo:rsid="0014d669" officeooo:paragraph-rsid="0014d669" style:font-size-asian="10.5pt" style:font-weight-asian="bold" style:font-size-complex="10.5pt" style:font-weight-complex="bold"/>
    </style:style>
    <style:style style:name="P35" style:family="paragraph" style:parent-style-name="Standard">
      <style:text-properties fo:font-size="10.5pt" fo:font-weight="bold" officeooo:rsid="00163306" officeooo:paragraph-rsid="00163306" style:font-size-asian="10.5pt" style:font-weight-asian="bold" style:font-size-complex="10.5pt" style:font-weight-complex="bold"/>
    </style:style>
    <style:style style:name="P36" style:family="paragraph" style:parent-style-name="Standard">
      <style:text-properties fo:font-size="10.5pt" fo:font-weight="bold" officeooo:rsid="00163306" officeooo:paragraph-rsid="0016bbc2" style:font-size-asian="10.5pt" style:font-weight-asian="bold" style:font-size-complex="10.5pt" style:font-weight-complex="bold"/>
    </style:style>
    <style:style style:name="P37" style:family="paragraph" style:parent-style-name="Standard">
      <style:text-properties fo:font-size="10.5pt" fo:font-weight="bold" officeooo:rsid="0016bbc2" officeooo:paragraph-rsid="0016bbc2" style:font-size-asian="10.5pt" style:font-weight-asian="bold" style:font-size-complex="10.5pt" style:font-weight-complex="bold"/>
    </style:style>
    <style:style style:name="P38" style:family="paragraph" style:parent-style-name="Standard">
      <style:text-properties fo:font-size="10.5pt" fo:font-weight="bold" officeooo:rsid="001b3b27" officeooo:paragraph-rsid="001b3b27" style:font-size-asian="10.5pt" style:font-weight-asian="bold" style:font-size-complex="10.5pt" style:font-weight-complex="bold"/>
    </style:style>
    <style:style style:name="P39" style:family="paragraph" style:parent-style-name="Standard">
      <style:text-properties fo:font-size="12pt" fo:font-weight="normal" officeooo:rsid="00034939" officeooo:paragraph-rsid="00034939" style:font-size-asian="10.5pt" style:font-weight-asian="normal" style:font-size-complex="12pt" style:font-weight-complex="normal"/>
    </style:style>
    <style:style style:name="P40" style:family="paragraph" style:parent-style-name="Standard">
      <style:text-properties fo:font-size="12pt" fo:font-weight="normal" officeooo:rsid="00034939" officeooo:paragraph-rsid="0003a94a" style:font-size-asian="10.5pt" style:font-weight-asian="normal" style:font-size-complex="12pt" style:font-weight-complex="normal"/>
    </style:style>
    <style:style style:name="P41" style:family="paragraph" style:parent-style-name="Standard">
      <style:text-properties fo:font-size="12pt" fo:font-weight="normal" officeooo:rsid="00034939" officeooo:paragraph-rsid="0005117b" style:font-size-asian="10.5pt" style:font-weight-asian="normal" style:font-size-complex="12pt" style:font-weight-complex="normal"/>
    </style:style>
    <style:style style:name="P42" style:family="paragraph" style:parent-style-name="Standard">
      <style:text-properties fo:font-size="12pt" fo:font-weight="normal" officeooo:rsid="00034939" officeooo:paragraph-rsid="0005c0c2" style:font-size-asian="10.5pt" style:font-weight-asian="normal" style:font-size-complex="12pt" style:font-weight-complex="normal"/>
    </style:style>
    <style:style style:name="P43" style:family="paragraph" style:parent-style-name="Standard">
      <style:text-properties fo:font-size="12pt" fo:font-weight="normal" officeooo:rsid="00034939" officeooo:paragraph-rsid="0006e5bc" style:font-size-asian="10.5pt" style:font-weight-asian="normal" style:font-size-complex="12pt" style:font-weight-complex="normal"/>
    </style:style>
    <style:style style:name="P44" style:family="paragraph" style:parent-style-name="Standard">
      <style:text-properties fo:font-size="12pt" fo:font-weight="normal" officeooo:rsid="00034939" officeooo:paragraph-rsid="00081ede" style:font-size-asian="10.5pt" style:font-weight-asian="normal" style:font-size-complex="12pt" style:font-weight-complex="normal"/>
    </style:style>
    <style:style style:name="P45" style:family="paragraph" style:parent-style-name="Standard">
      <style:text-properties fo:font-size="12pt" fo:font-weight="normal" officeooo:rsid="00034939" officeooo:paragraph-rsid="0009dd0b" style:font-size-asian="10.5pt" style:font-weight-asian="normal" style:font-size-complex="12pt" style:font-weight-complex="normal"/>
    </style:style>
    <style:style style:name="P46" style:family="paragraph" style:parent-style-name="Standard">
      <style:text-properties fo:font-size="12pt" fo:font-weight="normal" officeooo:rsid="00034939" officeooo:paragraph-rsid="000b63ee" style:font-size-asian="10.5pt" style:font-weight-asian="normal" style:font-size-complex="12pt" style:font-weight-complex="normal"/>
    </style:style>
    <style:style style:name="P47" style:family="paragraph" style:parent-style-name="Standard">
      <style:text-properties fo:font-size="12pt" fo:font-weight="normal" officeooo:rsid="00034939" officeooo:paragraph-rsid="000dba9f" style:font-size-asian="10.5pt" style:font-weight-asian="normal" style:font-size-complex="12pt" style:font-weight-complex="normal"/>
    </style:style>
    <style:style style:name="P48" style:family="paragraph" style:parent-style-name="Standard">
      <style:text-properties fo:font-size="12pt" fo:font-weight="normal" officeooo:rsid="00034939" officeooo:paragraph-rsid="000fe561" style:font-size-asian="10.5pt" style:font-weight-asian="normal" style:font-size-complex="12pt" style:font-weight-complex="normal"/>
    </style:style>
    <style:style style:name="P49" style:family="paragraph" style:parent-style-name="Standard">
      <style:text-properties fo:font-size="12pt" fo:font-weight="normal" officeooo:rsid="00034939" officeooo:paragraph-rsid="0011d3b9" style:font-size-asian="10.5pt" style:font-weight-asian="normal" style:font-size-complex="12pt" style:font-weight-complex="normal"/>
    </style:style>
    <style:style style:name="P50" style:family="paragraph" style:parent-style-name="Standard">
      <style:text-properties fo:font-size="12pt" fo:font-weight="normal" officeooo:rsid="00034939" officeooo:paragraph-rsid="0013b563" style:font-size-asian="10.5pt" style:font-weight-asian="normal" style:font-size-complex="12pt" style:font-weight-complex="normal"/>
    </style:style>
    <style:style style:name="P51" style:family="paragraph" style:parent-style-name="Standard">
      <style:text-properties fo:font-size="12pt" fo:font-weight="normal" officeooo:rsid="00034939" officeooo:paragraph-rsid="0014d669" style:font-size-asian="10.5pt" style:font-weight-asian="normal" style:font-size-complex="12pt" style:font-weight-complex="normal"/>
    </style:style>
    <style:style style:name="P52" style:family="paragraph" style:parent-style-name="Standard">
      <style:text-properties fo:font-size="12pt" fo:font-weight="normal" officeooo:rsid="00034939" officeooo:paragraph-rsid="00163306" style:font-size-asian="10.5pt" style:font-weight-asian="normal" style:font-size-complex="12pt" style:font-weight-complex="normal"/>
    </style:style>
    <style:style style:name="P53" style:family="paragraph" style:parent-style-name="Standard">
      <style:text-properties fo:font-size="12pt" fo:font-weight="normal" officeooo:rsid="00034939" officeooo:paragraph-rsid="0016bbc2" style:font-size-asian="10.5pt" style:font-weight-asian="normal" style:font-size-complex="12pt" style:font-weight-complex="normal"/>
    </style:style>
    <style:style style:name="P54" style:family="paragraph" style:parent-style-name="Standard">
      <style:text-properties fo:font-size="12pt" fo:font-weight="normal" officeooo:rsid="00034939" officeooo:paragraph-rsid="001b3b27" style:font-size-asian="10.5pt" style:font-weight-asian="normal" style:font-size-complex="12pt" style:font-weight-complex="normal"/>
    </style:style>
    <style:style style:name="P55" style:family="paragraph" style:parent-style-name="Standard">
      <style:text-properties officeooo:paragraph-rsid="0003a94a"/>
    </style:style>
    <style:style style:name="P56" style:family="paragraph" style:parent-style-name="Standard">
      <style:text-properties officeooo:paragraph-rsid="0005117b"/>
    </style:style>
    <style:style style:name="P57" style:family="paragraph" style:parent-style-name="Standard">
      <style:text-properties officeooo:paragraph-rsid="0005c0c2"/>
    </style:style>
    <style:style style:name="P58" style:family="paragraph" style:parent-style-name="Standard">
      <style:text-properties officeooo:paragraph-rsid="0006e5bc"/>
    </style:style>
    <style:style style:name="P59" style:family="paragraph" style:parent-style-name="Standard">
      <style:text-properties officeooo:paragraph-rsid="00081ede"/>
    </style:style>
    <style:style style:name="P60" style:family="paragraph" style:parent-style-name="Standard">
      <style:text-properties officeooo:paragraph-rsid="0009dd0b"/>
    </style:style>
    <style:style style:name="P61" style:family="paragraph" style:parent-style-name="Standard">
      <style:text-properties officeooo:paragraph-rsid="000b63ee"/>
    </style:style>
    <style:style style:name="P62" style:family="paragraph" style:parent-style-name="Standard">
      <style:text-properties officeooo:paragraph-rsid="000dba9f"/>
    </style:style>
    <style:style style:name="P63" style:family="paragraph" style:parent-style-name="Standard">
      <style:text-properties officeooo:paragraph-rsid="000e279e"/>
    </style:style>
    <style:style style:name="P64" style:family="paragraph" style:parent-style-name="Standard">
      <style:text-properties officeooo:paragraph-rsid="000f8ea7"/>
    </style:style>
    <style:style style:name="P65" style:family="paragraph" style:parent-style-name="Standard">
      <style:text-properties officeooo:paragraph-rsid="000fe561"/>
    </style:style>
    <style:style style:name="P66" style:family="paragraph" style:parent-style-name="Standard">
      <style:text-properties officeooo:paragraph-rsid="00107929"/>
    </style:style>
    <style:style style:name="P67" style:family="paragraph" style:parent-style-name="Standard">
      <style:text-properties officeooo:paragraph-rsid="0011d3b9"/>
    </style:style>
    <style:style style:name="P68" style:family="paragraph" style:parent-style-name="Standard">
      <style:text-properties officeooo:paragraph-rsid="0013b563"/>
    </style:style>
    <style:style style:name="P69" style:family="paragraph" style:parent-style-name="Standard">
      <style:text-properties officeooo:paragraph-rsid="0014d669"/>
    </style:style>
    <style:style style:name="P70" style:family="paragraph" style:parent-style-name="Standard">
      <style:text-properties officeooo:paragraph-rsid="00163306"/>
    </style:style>
    <style:style style:name="P71" style:family="paragraph" style:parent-style-name="Standard">
      <style:text-properties officeooo:paragraph-rsid="0016bbc2"/>
    </style:style>
    <style:style style:name="P72" style:family="paragraph" style:parent-style-name="Standard">
      <style:paragraph-properties fo:line-height="200%"/>
      <style:text-properties fo:font-size="10pt" style:font-size-asian="10pt" style:font-size-complex="10pt"/>
    </style:style>
    <style:style style:name="P73" style:family="paragraph" style:parent-style-name="Standard">
      <style:paragraph-properties fo:line-height="200%"/>
      <style:text-properties fo:font-size="10pt" officeooo:rsid="0001697e" officeooo:paragraph-rsid="0001697e" style:font-size-asian="10pt" style:font-size-complex="10pt"/>
    </style:style>
    <style:style style:name="P74" style:family="paragraph" style:parent-style-name="Standard">
      <style:paragraph-properties fo:line-height="200%"/>
      <style:text-properties fo:font-size="10pt" officeooo:rsid="00095472" officeooo:paragraph-rsid="00095472" style:font-size-asian="10pt" style:font-size-complex="10pt"/>
    </style:style>
    <style:style style:name="P75" style:family="paragraph" style:parent-style-name="Standard">
      <style:paragraph-properties fo:line-height="200%"/>
      <style:text-properties fo:font-size="10pt" officeooo:rsid="00190792" officeooo:paragraph-rsid="00190792" style:font-size-asian="10pt" style:font-size-complex="10pt"/>
    </style:style>
    <style:style style:name="P76" style:family="paragraph" style:parent-style-name="Standard">
      <style:paragraph-properties fo:line-height="200%"/>
      <style:text-properties fo:font-size="10pt" officeooo:rsid="001a54fd" officeooo:paragraph-rsid="001a54fd" style:font-size-asian="10pt" style:font-size-complex="10pt"/>
    </style:style>
    <style:style style:name="P77" style:family="paragraph" style:parent-style-name="Standard">
      <style:text-properties officeooo:paragraph-rsid="001b3b27"/>
    </style:style>
    <style:style style:name="P78" style:family="paragraph" style:parent-style-name="Standard">
      <style:text-properties officeooo:paragraph-rsid="001db751"/>
    </style:style>
    <style:style style:name="P79" style:family="paragraph" style:parent-style-name="Standard">
      <style:paragraph-properties fo:margin-left="1.5618in" fo:margin-right="0in" fo:text-indent="0in" style:auto-text-indent="false">
        <style:tab-stops/>
      </style:paragraph-properties>
      <style:text-properties fo:font-weight="bold" style:font-weight-asian="bold" style:font-weight-complex="bold"/>
    </style:style>
    <style:style style:name="P80" style:family="paragraph" style:parent-style-name="Standard">
      <style:paragraph-properties fo:margin-left="1.5in" fo:margin-right="0in" fo:text-indent="0in" style:auto-text-indent="false">
        <style:tab-stops/>
      </style:paragraph-properties>
      <style:text-properties fo:font-weight="bold" style:font-weight-asian="bold" style:font-weight-complex="bold"/>
    </style:style>
    <style:style style:name="P81" style:family="paragraph" style:parent-style-name="Standard">
      <style:paragraph-properties fo:margin-left="1.4366in" fo:margin-right="0in" fo:text-indent="0in" style:auto-text-indent="false">
        <style:tab-stops/>
      </style:paragraph-properties>
      <style:text-properties fo:font-weight="bold" style:font-weight-asian="bold" style:font-weight-complex="bold"/>
    </style:style>
    <style:style style:name="P82" style:family="paragraph" style:parent-style-name="Standard">
      <style:paragraph-properties fo:margin-left="1.4366in" fo:margin-right="0in" fo:text-indent="0in" style:auto-text-indent="false">
        <style:tab-stops/>
      </style:paragraph-properties>
      <style:text-properties fo:font-size="20pt" style:font-size-asian="20pt" style:font-size-complex="20pt"/>
    </style:style>
    <style:style style:name="P83" style:family="paragraph" style:parent-style-name="Standard">
      <style:paragraph-properties fo:margin-left="1.4366in" fo:margin-right="0in" fo:text-indent="0in" style:auto-text-indent="false">
        <style:tab-stops/>
      </style:paragraph-properties>
    </style:style>
    <style:style style:name="P84" style:family="paragraph" style:parent-style-name="Standard">
      <style:paragraph-properties fo:margin-left="1.4366in" fo:margin-right="0in" fo:text-indent="0in" style:auto-text-indent="false">
        <style:tab-stops/>
      </style:paragraph-properties>
      <style:text-properties fo:font-size="10.5pt" fo:font-weight="bold" style:font-size-asian="10.5pt" style:font-weight-asian="bold" style:font-weight-complex="bold"/>
    </style:style>
    <style:style style:name="P85" style:family="paragraph" style:parent-style-name="Standard">
      <style:paragraph-properties fo:margin-left="-0.3118in" fo:margin-right="0in" fo:text-indent="0in" style:auto-text-indent="false">
        <style:tab-stops/>
      </style:paragraph-properties>
    </style:style>
    <style:style style:name="P86" style:family="paragraph" style:parent-style-name="Standard" style:master-page-name="MP0">
      <style:paragraph-properties fo:line-height="200%" fo:text-align="center" style:justify-single-word="false" style:page-number="auto" fo:break-before="page"/>
      <style:text-properties fo:font-size="16pt" style:font-size-asian="16pt" style:font-size-complex="16pt"/>
    </style:style>
    <style:style style:name="P87" style:family="paragraph" style:parent-style-name="Standard">
      <style:text-properties fo:font-size="12pt" fo:font-weight="normal" officeooo:rsid="00034939" officeooo:paragraph-rsid="001f8d7d" style:font-size-asian="10.5pt" style:font-weight-asian="normal" style:font-size-complex="12pt" style:font-weight-complex="normal"/>
    </style:style>
    <style:style style:name="P88" style:family="paragraph" style:parent-style-name="Standard">
      <style:text-properties fo:font-size="12pt" fo:font-weight="normal" officeooo:rsid="00034939" officeooo:paragraph-rsid="0020488e" style:font-size-asian="10.5pt" style:font-weight-asian="normal" style:font-size-complex="12pt" style:font-weight-complex="normal"/>
    </style:style>
    <style:style style:name="P89" style:family="paragraph" style:parent-style-name="Standard">
      <style:text-properties fo:font-size="10.5pt" fo:font-weight="bold" officeooo:rsid="001f8d7d" officeooo:paragraph-rsid="001f8d7d" style:font-size-asian="10.5pt" style:font-weight-asian="bold" style:font-size-complex="10.5pt" style:font-weight-complex="bold"/>
    </style:style>
    <style:style style:name="P90" style:family="paragraph" style:parent-style-name="Standard">
      <style:text-properties fo:font-size="10.5pt" fo:font-weight="bold" officeooo:rsid="0020488e" officeooo:paragraph-rsid="0020488e" style:font-size-asian="10.5pt" style:font-weight-asian="bold" style:font-size-complex="10.5pt" style:font-weight-complex="bold"/>
    </style:style>
    <style:style style:name="P91" style:family="paragraph" style:parent-style-name="Standard">
      <style:text-properties fo:font-size="10.5pt" fo:font-weight="bold" officeooo:rsid="0014d669" officeooo:paragraph-rsid="00238ad8" style:font-size-asian="10.5pt" style:font-weight-asian="bold" style:font-size-complex="10.5pt" style:font-weight-complex="bold"/>
    </style:style>
    <style:style style:name="P92" style:family="paragraph" style:parent-style-name="Standard">
      <style:text-properties officeooo:paragraph-rsid="001f8d7d"/>
    </style:style>
    <style:style style:name="P93" style:family="paragraph" style:parent-style-name="Standard">
      <style:text-properties officeooo:paragraph-rsid="0020488e"/>
    </style:style>
    <style:style style:name="P94" style:family="paragraph" style:parent-style-name="Standard">
      <style:paragraph-properties fo:line-height="200%"/>
      <style:text-properties fo:font-size="10pt" officeooo:rsid="00190792" officeooo:paragraph-rsid="00190792" style:font-size-asian="10pt" style:font-size-complex="10pt"/>
    </style:style>
    <style:style style:name="P95" style:family="paragraph" style:parent-style-name="Standard">
      <style:paragraph-properties fo:line-height="200%"/>
      <style:text-properties fo:font-size="10pt" officeooo:rsid="0020488e" officeooo:paragraph-rsid="0020488e" style:font-size-asian="10pt" style:font-size-complex="10pt"/>
    </style:style>
    <style:style style:name="P96" style:family="paragraph" style:parent-style-name="Standard">
      <style:paragraph-properties fo:line-height="200%"/>
      <style:text-properties fo:font-size="10pt" officeooo:rsid="00238ad8" officeooo:paragraph-rsid="00238ad8" style:font-size-asian="10pt" style:font-size-complex="10pt"/>
    </style:style>
    <style:style style:name="P97" style:family="paragraph" style:parent-style-name="Standard">
      <style:paragraph-properties fo:line-height="200%"/>
      <style:text-properties officeooo:paragraph-rsid="00095472"/>
    </style:style>
    <style:style style:name="P98" style:family="paragraph" style:parent-style-name="Standard">
      <style:paragraph-properties fo:text-align="center" style:justify-single-word="false"/>
      <style:text-properties fo:font-size="26pt" officeooo:rsid="00218b74" officeooo:paragraph-rsid="00218b74" style:font-size-asian="26pt" style:font-size-complex="26pt"/>
    </style:style>
    <style:style style:name="P99" style:family="paragraph" style:parent-style-name="Standard">
      <style:text-properties officeooo:paragraph-rsid="00238ad8"/>
    </style:style>
    <style:style style:name="P100" style:family="paragraph" style:parent-style-name="Preformatted_20_Text">
      <style:text-properties fo:font-size="10.5pt" fo:font-weight="bold" officeooo:rsid="0014d669" officeooo:paragraph-rsid="00238ad8" style:font-size-asian="10.5pt" style:font-weight-asian="bold" style:font-size-complex="10.5pt" style:font-weight-complex="bold"/>
    </style:style>
    <style:style style:name="P101" style:family="paragraph" style:parent-style-name="Preformatted_20_Text">
      <style:text-properties officeooo:paragraph-rsid="00238ad8"/>
    </style:style>
    <style:style style:name="P102" style:family="paragraph" style:parent-style-name="Preformatted_20_Text">
      <style:text-properties style:font-name="Liberation Serif" fo:font-size="10.5pt" fo:font-weight="bold" style:font-size-asian="10.5pt" style:font-weight-asian="bold" style:font-size-complex="10.5pt" style:font-weight-complex="bold"/>
    </style:style>
    <style:style style:name="P103" style:family="paragraph" style:parent-style-name="Preformatted_20_Text">
      <style:paragraph-properties fo:margin-top="0in" fo:margin-bottom="0.1965in" loext:contextual-spacing="false"/>
    </style:style>
    <style:style style:name="P104" style:family="paragraph" style:parent-style-name="Preformatted_20_Text">
      <style:paragraph-properties fo:margin-top="0in" fo:margin-bottom="0.1965in" loext:contextual-spacing="false"/>
      <style:text-properties style:font-name="Liberation Serif" fo:font-size="10.5pt" fo:font-weight="bold" style:font-size-asian="10.5pt" style:font-weight-asian="bold" style:font-size-complex="10.5pt" style:font-weight-complex="bold"/>
    </style:style>
    <style:style style:name="T1" style:family="text">
      <style:text-properties fo:font-size="20pt" style:font-size-asian="20pt" style:font-size-complex="20pt"/>
    </style:style>
    <style:style style:name="T2" style:family="text">
      <style:text-properties fo:font-size="20pt" officeooo:rsid="0001697e" style:font-size-asian="20pt" style:font-size-complex="20pt"/>
    </style:style>
    <style:style style:name="T3" style:family="text">
      <style:text-properties fo:font-size="20pt" officeooo:rsid="00034939" style:font-size-asian="17.5pt" style:font-size-complex="20pt"/>
    </style:style>
    <style:style style:name="T4" style:family="text">
      <style:text-properties fo:font-size="20pt" officeooo:rsid="0003a94a" style:font-size-asian="17.5pt" style:font-size-complex="20pt"/>
    </style:style>
    <style:style style:name="T5" style:family="text">
      <style:text-properties fo:font-size="20pt" officeooo:rsid="0005117b" style:font-size-asian="17.5pt" style:font-size-complex="20pt"/>
    </style:style>
    <style:style style:name="T6" style:family="text">
      <style:text-properties fo:font-size="20pt" officeooo:rsid="0006e5bc" style:font-size-asian="17.5pt" style:font-size-complex="20pt"/>
    </style:style>
    <style:style style:name="T7" style:family="text">
      <style:text-properties fo:font-size="20pt" officeooo:rsid="00081ede" style:font-size-asian="17.5pt" style:font-size-complex="20pt"/>
    </style:style>
    <style:style style:name="T8" style:family="text">
      <style:text-properties fo:font-size="20pt" officeooo:rsid="000b63ee" style:font-size-asian="17.5pt" style:font-size-complex="20pt"/>
    </style:style>
    <style:style style:name="T9" style:family="text">
      <style:text-properties fo:font-size="20pt" officeooo:rsid="000dba9f" style:font-size-asian="17.5pt" style:font-size-complex="20pt"/>
    </style:style>
    <style:style style:name="T10" style:family="text">
      <style:text-properties fo:font-size="20pt" officeooo:rsid="000f8ea7" style:font-size-asian="17.5pt" style:font-size-complex="20pt"/>
    </style:style>
    <style:style style:name="T11" style:family="text">
      <style:text-properties fo:font-size="20pt" officeooo:rsid="000fe561" style:font-size-asian="17.5pt" style:font-size-complex="20pt"/>
    </style:style>
    <style:style style:name="T12" style:family="text">
      <style:text-properties fo:font-size="20pt" officeooo:rsid="0011d3b9" style:font-size-asian="17.5pt" style:font-size-complex="20pt"/>
    </style:style>
    <style:style style:name="T13" style:family="text">
      <style:text-properties fo:font-size="20pt" officeooo:rsid="0013b563" style:font-size-asian="17.5pt" style:font-size-complex="20pt"/>
    </style:style>
    <style:style style:name="T14" style:family="text">
      <style:text-properties fo:font-size="20pt" officeooo:rsid="0014d669" style:font-size-asian="17.5pt" style:font-size-complex="20pt"/>
    </style:style>
    <style:style style:name="T15" style:family="text">
      <style:text-properties fo:font-size="20pt" officeooo:rsid="00163306" style:font-size-asian="17.5pt" style:font-size-complex="20pt"/>
    </style:style>
    <style:style style:name="T16" style:family="text">
      <style:text-properties fo:font-size="20pt" officeooo:rsid="0016bbc2" style:font-size-asian="17.5pt" style:font-size-complex="20pt"/>
    </style:style>
    <style:style style:name="T17" style:family="text">
      <style:text-properties fo:font-size="20pt" officeooo:rsid="001b3b27" style:font-size-asian="17.5pt" style:font-size-complex="20pt"/>
    </style:style>
    <style:style style:name="T18" style:family="text">
      <style:text-properties fo:font-size="20pt" officeooo:rsid="001f8d7d" style:font-size-asian="17.5pt" style:font-size-complex="20pt"/>
    </style:style>
    <style:style style:name="T19" style:family="text">
      <style:text-properties fo:font-size="20pt" officeooo:rsid="0020488e" style:font-size-asian="17.5pt" style:font-size-complex="20pt"/>
    </style:style>
    <style:style style:name="T20" style:family="text">
      <style:text-properties fo:font-size="20pt" officeooo:rsid="00238ad8" style:font-size-asian="17.5pt" style:font-size-complex="20pt"/>
    </style:style>
    <style:style style:name="T21" style:family="text">
      <style:text-properties fo:font-weight="bold" style:font-weight-asian="bold" style:font-weight-complex="bold"/>
    </style:style>
    <style:style style:name="T22" style:family="text">
      <style:text-properties fo:font-size="10.5pt" style:font-size-asian="10.5pt"/>
    </style:style>
    <style:style style:name="T23" style:family="text">
      <style:text-properties fo:font-size="10.5pt" fo:font-weight="bold" style:font-size-asian="10.5pt" style:font-weight-asian="bold" style:font-weight-complex="bold"/>
    </style:style>
    <style:style style:name="T24" style:family="text">
      <style:text-properties fo:font-size="10.5pt" fo:font-weight="bold" officeooo:rsid="0014d669" style:font-weight-asian="bold" style:font-size-complex="10.5pt" style:font-weight-complex="bold"/>
    </style:style>
    <style:style style:name="T25" style:family="text">
      <style:text-properties fo:font-size="12pt" officeooo:rsid="0001697e" style:font-size-asian="12pt" style:font-size-complex="12pt"/>
    </style:style>
    <style:style style:name="T26" style:family="text">
      <style:text-properties fo:font-size="12pt" style:font-size-asian="10.5pt" style:font-size-complex="12pt"/>
    </style:style>
    <style:style style:name="T27" style:family="text">
      <style:text-properties fo:font-size="12pt" officeooo:rsid="00034939" style:font-size-asian="10.5pt" style:font-size-complex="12pt"/>
    </style:style>
    <style:style style:name="T28" style:family="text">
      <style:text-properties fo:font-size="12pt" officeooo:rsid="0003a94a" style:font-size-asian="10.5pt" style:font-size-complex="12pt"/>
    </style:style>
    <style:style style:name="T29" style:family="text">
      <style:text-properties fo:font-size="12pt" officeooo:rsid="0005117b" style:font-size-asian="10.5pt" style:font-size-complex="12pt"/>
    </style:style>
    <style:style style:name="T30" style:family="text">
      <style:text-properties fo:font-size="12pt" officeooo:rsid="0005c0c2" style:font-size-asian="10.5pt" style:font-size-complex="12pt"/>
    </style:style>
    <style:style style:name="T31" style:family="text">
      <style:text-properties fo:font-size="12pt" officeooo:rsid="0006e5bc" style:font-size-asian="10.5pt" style:font-size-complex="12pt"/>
    </style:style>
    <style:style style:name="T32" style:family="text">
      <style:text-properties fo:font-size="12pt" officeooo:rsid="00081ede" style:font-size-asian="10.5pt" style:font-size-complex="12pt"/>
    </style:style>
    <style:style style:name="T33" style:family="text">
      <style:text-properties fo:font-size="12pt" officeooo:rsid="0009dd0b" style:font-size-asian="10.5pt" style:font-size-complex="12pt"/>
    </style:style>
    <style:style style:name="T34" style:family="text">
      <style:text-properties fo:font-size="12pt" officeooo:rsid="000b63ee" style:font-size-asian="10.5pt" style:font-size-complex="12pt"/>
    </style:style>
    <style:style style:name="T35" style:family="text">
      <style:text-properties fo:font-size="12pt" officeooo:rsid="000dba9f" style:font-size-asian="10.5pt" style:font-size-complex="12pt"/>
    </style:style>
    <style:style style:name="T36" style:family="text">
      <style:text-properties fo:font-size="12pt" officeooo:rsid="000e279e" style:font-size-asian="10.5pt" style:font-size-complex="12pt"/>
    </style:style>
    <style:style style:name="T37" style:family="text">
      <style:text-properties fo:font-size="12pt" officeooo:rsid="00107929" style:font-size-asian="10.5pt" style:font-size-complex="12pt"/>
    </style:style>
    <style:style style:name="T38" style:family="text">
      <style:text-properties fo:font-size="12pt" officeooo:rsid="0011d3b9" style:font-size-asian="10.5pt" style:font-size-complex="12pt"/>
    </style:style>
    <style:style style:name="T39" style:family="text">
      <style:text-properties fo:font-size="12pt" officeooo:rsid="0013b563" style:font-size-asian="10.5pt" style:font-size-complex="12pt"/>
    </style:style>
    <style:style style:name="T40" style:family="text">
      <style:text-properties fo:font-size="12pt" officeooo:rsid="0014d669" style:font-size-asian="10.5pt" style:font-size-complex="12pt"/>
    </style:style>
    <style:style style:name="T41" style:family="text">
      <style:text-properties fo:font-size="12pt" officeooo:rsid="00163306" style:font-size-asian="10.5pt" style:font-size-complex="12pt"/>
    </style:style>
    <style:style style:name="T42" style:family="text">
      <style:text-properties fo:font-size="12pt" officeooo:rsid="0016bbc2" style:font-size-asian="10.5pt" style:font-size-complex="12pt"/>
    </style:style>
    <style:style style:name="T43" style:family="text">
      <style:text-properties fo:font-size="12pt" officeooo:rsid="0017c847" style:font-size-asian="10.5pt" style:font-size-complex="12pt"/>
    </style:style>
    <style:style style:name="T44" style:family="text">
      <style:text-properties fo:font-size="12pt" officeooo:rsid="001b3b27" style:font-size-asian="10.5pt" style:font-size-complex="12pt"/>
    </style:style>
    <style:style style:name="T45" style:family="text">
      <style:text-properties fo:font-size="12pt" officeooo:rsid="001db751" style:font-size-asian="10.5pt" style:font-size-complex="12pt"/>
    </style:style>
    <style:style style:name="T46" style:family="text">
      <style:text-properties fo:font-size="12pt" officeooo:rsid="001f8d7d" style:font-size-asian="10.5pt" style:font-size-complex="12pt"/>
    </style:style>
    <style:style style:name="T47" style:family="text">
      <style:text-properties fo:font-size="12pt" officeooo:rsid="0020488e" style:font-size-asian="10.5pt" style:font-size-complex="12pt"/>
    </style:style>
    <style:style style:name="T48" style:family="text">
      <style:text-properties fo:font-size="12pt" officeooo:rsid="00238ad8" style:font-size-asian="10.5pt" style:font-size-complex="12pt"/>
    </style:style>
    <style:style style:name="T49" style:family="text">
      <style:text-properties fo:font-size="12pt" fo:font-weight="normal" officeooo:rsid="00034939" style:font-size-asian="10.5pt" style:font-weight-asian="normal" style:font-size-complex="12pt" style:font-weight-complex="normal"/>
    </style:style>
    <style:style style:name="T50" style:family="text">
      <style:text-properties officeooo:rsid="0003a94a"/>
    </style:style>
    <style:style style:name="T51" style:family="text">
      <style:text-properties officeooo:rsid="0005117b"/>
    </style:style>
    <style:style style:name="T52" style:family="text">
      <style:text-properties officeooo:rsid="0005c0c2"/>
    </style:style>
    <style:style style:name="T53" style:family="text">
      <style:text-properties officeooo:rsid="0006e5bc"/>
    </style:style>
    <style:style style:name="T54" style:family="text">
      <style:text-properties officeooo:rsid="00081ede"/>
    </style:style>
    <style:style style:name="T55" style:family="text">
      <style:text-properties officeooo:rsid="0009dd0b"/>
    </style:style>
    <style:style style:name="T56" style:family="text">
      <style:text-properties officeooo:rsid="000b63ee"/>
    </style:style>
    <style:style style:name="T57" style:family="text">
      <style:text-properties officeooo:rsid="000bf60c"/>
    </style:style>
    <style:style style:name="T58" style:family="text">
      <style:text-properties officeooo:rsid="000e279e"/>
    </style:style>
    <style:style style:name="T59" style:family="text">
      <style:text-properties officeooo:rsid="000fe561"/>
    </style:style>
    <style:style style:name="T60" style:family="text">
      <style:text-properties officeooo:rsid="0011d3b9"/>
    </style:style>
    <style:style style:name="T61" style:family="text">
      <style:text-properties officeooo:rsid="0013b563"/>
    </style:style>
    <style:style style:name="T62" style:family="text">
      <style:text-properties officeooo:rsid="0016bbc2"/>
    </style:style>
    <style:style style:name="T63" style:family="text">
      <style:text-properties officeooo:rsid="00190792"/>
    </style:style>
    <style:style style:name="T64" style:family="text">
      <style:text-properties officeooo:rsid="001a54fd"/>
    </style:style>
    <style:style style:name="T65" style:family="text">
      <style:text-properties officeooo:rsid="001b3b27"/>
    </style:style>
    <style:style style:name="T66" style:family="text">
      <style:text-properties officeooo:rsid="001f8d7d"/>
    </style:style>
    <style:style style:name="T67" style:family="text">
      <style:text-properties officeooo:rsid="0020488e"/>
    </style:style>
    <style:style style:name="T68" style:family="text">
      <style:text-properties officeooo:rsid="00218b74"/>
    </style:style>
    <style:style style:name="T69" style:family="text">
      <style:text-properties style:font-name="Liberation Serif"/>
    </style:style>
    <style:style style:name="T70" style:family="text">
      <style:text-properties style:font-name="Liberation Serif" fo:font-size="10.5pt" fo:font-weight="bold" style:font-size-asian="10.5pt" style:font-weight-asian="bold" style:font-size-complex="10.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2">Dirty Mike and the Boys</text:p>
      <text:p text:style-name="P2"/>
      <text:p text:style-name="P3">Programmers Manual</text:p>
      <text:p text:style-name="P98">Final</text:p>
      <text:p text:style-name="P4"/>
      <text:p text:style-name="P7">Group Members</text:p>
      <text:p text:style-name="P2">Kristopher Pepper</text:p>
      <text:p text:style-name="P2">Jeremy Smith</text:p>
      <text:p text:style-name="P2">Arif Mohammad</text:p>
      <text:p text:style-name="P2">Jacob Culley</text:p>
      <text:p text:style-name="P2"/>
      <text:p text:style-name="P2"/>
      <text:p text:style-name="P2"/>
      <text:p text:style-name="P2"/>
      <text:p text:style-name="P2"/>
      <text:p text:style-name="P2"/>
      <text:p text:style-name="P2"/>
      <text:p text:style-name="P9"><text:soft-page-break/>Table of Contents</text:p>
      <text:p text:style-name="P72">strlen……………………………………………………………………………………………………………..<text:span text:style-name="T68">6</text:span></text:p>
      <text:p text:style-name="P72">strcpy…………………………………………………………………………………………………………..…<text:span text:style-name="T68">6</text:span></text:p>
      <text:p text:style-name="P72">atoi…………………………………………………………………………………………………………….…<text:span text:style-name="T68">5</text:span></text:p>
      <text:p text:style-name="P72">strcmp………………………………………………………………………………………………………..…...<text:span text:style-name="T68">6</text:span></text:p>
      <text:p text:style-name="P72">strcat………………………………………………………………………………………………………..……..<text:span text:style-name="T68">6</text:span></text:p>
      <text:p text:style-name="P72">ispace…………………………………………………………………………………………………………...…<text:span text:style-name="T68">7</text:span></text:p>
      <text:p text:style-name="P72">memset………………………………………………………………………………………………………..…..<text:span text:style-name="T68">7</text:span></text:p>
      <text:p text:style-name="P72">strok…………………………………………………………………………………………………………….....<text:span text:style-name="T68">8</text:span></text:p>
      <text:p text:style-name="P72">version………………………………………………………………………………………………………….….<text:span text:style-name="T68">9</text:span></text:p>
      <text:p text:style-name="P72">getandsetTime……………………………………………………………………………………….……….…….<text:span text:style-name="T68">9</text:span></text:p>
      <text:p text:style-name="P72">getandsetDate………………………………………………………………………………………………..……<text:span text:style-name="T68">10</text:span></text:p>
      <text:p text:style-name="P72">bcdToDecimal……………………………………………………………………………………………….....…<text:span text:style-name="T68">10</text:span></text:p>
      <text:p text:style-name="P73">commandHandler………………………………………………………………………………………………....1<text:span text:style-name="T68">1</text:span></text:p>
      <text:p text:style-name="P74"><text:span text:style-name="T63">pcb……………………………………………………………………………………………………...……</text:span>...….<text:span text:style-name="T55">11</text:span></text:p>
      <text:p text:style-name="P74"><text:span text:style-name="T63">queue…………………………………………………………………………………………………….…</text:span>.……<text:span text:style-name="T55">12</text:span></text:p>
      <text:p text:style-name="P74"><text:span text:style-name="T63">context……………………………………………………………………………………………………</text:span>.………<text:span text:style-name="T55">12</text:span></text:p>
      <text:p text:style-name="P75"><text:span text:style-name="T64">allocate………………………………………………………………………………………………………</text:span>..…..1<text:span text:style-name="T68">2</text:span></text:p>
      <text:p text:style-name="P75"><text:span text:style-name="T64">free……………………………………………………………………………………………………………</text:span>.....1<text:span text:style-name="T68">3</text:span></text:p>
      <text:p text:style-name="P75"><text:span text:style-name="T64">setup…………………………………………………………………………………………………………</text:span>..…..1<text:span text:style-name="T68">3</text:span></text:p>
      <text:p text:style-name="P74"><text:span text:style-name="T64">find…………………………………………………………………………………………………………</text:span>……..<text:span text:style-name="T55">13</text:span></text:p>
      <text:p text:style-name="P74">insert………………………………………………………………………………………………………...…….<text:span text:style-name="T55">14</text:span></text:p>
      <text:p text:style-name="P74">remove………………………………………………………………………………………………………….….<text:span text:style-name="T55">14</text:span></text:p>
      <text:p text:style-name="P74">readyEnq…………………………………………………………………………………………………….……..<text:span text:style-name="T55">14</text:span></text:p>
      <text:p text:style-name="P74">readyDeq…………………………………………………………………………………………………….……..<text:span text:style-name="T55">16</text:span></text:p>
      <text:p text:style-name="P74">readyQueueSize……………………………………………………………………………………………..……...<text:span text:style-name="T55">17</text:span></text:p>
      <text:p text:style-name="P74">IsReadyQueueEmpty……………………………………………………………………………………..………...<text:span text:style-name="T55">17</text:span></text:p>
      <text:p text:style-name="P74">readyContains……………………………………………………………………………………………..………..<text:span text:style-name="T55">17</text:span></text:p>
      <text:p text:style-name="P74">blockedEnq……………………………………………………………………………………………...………….<text:span text:style-name="T55">17</text:span></text:p>
      <text:p text:style-name="P74">blockedDeq……………………………………………………………………………………………..…………..<text:span text:style-name="T55">18</text:span></text:p>
      <text:p text:style-name="P74"><text:soft-page-break/>blockedQueueSize……………………………………………………………………………………..…….….<text:span text:style-name="T55">18</text:span></text:p>
      <text:p text:style-name="P74">IsBlockedEmpty…………………………………………………………………………………………...…….<text:span text:style-name="T55">18</text:span></text:p>
      <text:p text:style-name="P74">BlockedContains………………………………………………………………………………………….….….<text:span text:style-name="T55">18</text:span></text:p>
      <text:p text:style-name="P74">create……………………………………………………………………………………………………....…….<text:span text:style-name="T57">19</text:span></text:p>
      <text:p text:style-name="P74">delete……………………………………………………………………………………………………..……..<text:span text:style-name="T57">19</text:span></text:p>
      <text:p text:style-name="P74">block…………………………………………………………………………………………………...……...…<text:span text:style-name="T68">20</text:span></text:p>
      <text:p text:style-name="P74">unblock…………………………………………………………………………………………………..…..….<text:span text:style-name="T68">20</text:span></text:p>
      <text:p text:style-name="P74">Suspend…………………………………………………………………………………………………..…...…<text:span text:style-name="T64">21</text:span></text:p>
      <text:p text:style-name="P74">resume………………………………………………………………………………………………………......<text:span text:style-name="T64">21</text:span></text:p>
      <text:p text:style-name="P74">setPriority………………………………………………………………………………………………….…….<text:span text:style-name="T57">21</text:span></text:p>
      <text:p text:style-name="P76">loadr3………………………………………………………………………………………………………...…...2<text:span text:style-name="T68">2</text:span></text:p>
      <text:p text:style-name="P76">yield…………………………………………………………………………………………………….………..23</text:p>
      <text:p text:style-name="P76">sys_call…………………………………………………………………………………………………..………23</text:p>
      <text:p text:style-name="P76">sys_req……………………………………………………………………………………………………..…….2<text:span text:style-name="T68">4</text:span></text:p>
      <text:p text:style-name="P75">initializeHeap………………………………………………………………………………………………...….<text:span text:style-name="T64">24</text:span></text:p>
      <text:p text:style-name="P75">AllocateMemory………………………………………………………………………………………….…...….<text:span text:style-name="T64">25</text:span></text:p>
      <text:p text:style-name="P75">FreeMemory………………………………………………………………………………………………...……<text:span text:style-name="T64">26</text:span></text:p>
      <text:p text:style-name="P75">ShowFreeMemory…………………………………………………………………………………………...…...<text:span text:style-name="T64">27</text:span></text:p>
      <text:p text:style-name="P75">ShowAllocatedMemory………………………………………………………………………………...….……<text:span text:style-name="T64">27</text:span></text:p>
      <text:p text:style-name="P75">cmcb…………………………………………………………………………………………………………..…..<text:span text:style-name="T64">27</text:span></text:p>
      <text:p text:style-name="P75">lmcb………………………………………………………………………………………………………...….….<text:span text:style-name="T64">27</text:span></text:p>
      <text:p text:style-name="P75">List…………………………………………………………………………………………………………...…….<text:span text:style-name="T64">27</text:span></text:p>
      <text:p text:style-name="P75">initList………………………………………………………………………………………………………….…...<text:span text:style-name="T64">28</text:span></text:p>
      <text:p text:style-name="P75">showFree……………………………………………………………………………………………………...…….<text:span text:style-name="T64">28</text:span></text:p>
      <text:p text:style-name="P75">ShowAllocated……………………………………………………………………………………………….……..<text:span text:style-name="T64">28</text:span></text:p>
      <text:p text:style-name="P75">isEmpty………………………………………………………………………………………………………..…...<text:span text:style-name="T64">28</text:span></text:p>
      <text:p text:style-name="P75">insertMCB……………………………………………………………………………………………………..…...<text:span text:style-name="T64">28</text:span></text:p>
      <text:p text:style-name="P75">merge…………………………………………………………………………………………………………….....<text:span text:style-name="T64">29</text:span></text:p>
      <text:p text:style-name="P95">getFat…………………………………………………………………………………………………………..…….<text:span text:style-name="T68">30</text:span></text:p>
      <text:p text:style-name="P95">GetBootSector………………………………………………………………………………………………………..<text:span text:style-name="T68">31</text:span></text:p>
      <text:p text:style-name="P95"><text:soft-page-break/>printbootsector…………………………………………………………………………………………………….……<text:span text:style-name="T68">32</text:span></text:p>
      <text:p text:style-name="P95">initBoot……………………………………………………………………………………………………………………<text:span text:style-name="T68">33</text:span></text:p>
      <text:p text:style-name="P95">printRootDirectory…………………………………………………………………………………………………..…….<text:span text:style-name="T68">33</text:span></text:p>
      <text:p text:style-name="P95">GetAttributes……………………………………………………………………………………………………….…….<text:span text:style-name="T68">34</text:span></text:p>
      <text:p text:style-name="P95">GetDate……………………………………………………………………………………………………………………<text:span text:style-name="T68">34</text:span></text:p>
      <text:p text:style-name="P95">getTime……………………………………………………………………………………………………………..…….<text:span text:style-name="T68">34</text:span></text:p>
      <text:p text:style-name="P95">GetDirectory………………………………………………………………………………………………………………<text:span text:style-name="T68">34</text:span></text:p>
      <text:p text:style-name="P95">printDirectory………………………………………………………………………………………………………….…...<text:span text:style-name="T68">35</text:span></text:p>
      <text:p text:style-name="P96">struct bootsector……………………………………………………………………………………………………………37</text:p>
      <text:p text:style-name="P96">struct fat…………………………………………………………………………………………………………………….37</text:p>
      <text:p text:style-name="P96">struct directory……………………………………………………………………………………………………………..37</text:p>
      <text:p text:style-name="P75"/>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6"><text:soft-page-break/>Strlen()</text:p>
      <text:p text:style-name="P10"><text:tab/>Takes in a string and returns the length of the string.</text:p>
      <text:p text:style-name="P79">int strlen(const char *s)</text:p>
      <text:p text:style-name="P79">{</text:p>
      <text:p text:style-name="P79"><text:tab/>int length;</text:p>
      <text:p text:style-name="P79"><text:tab/>for (length = 0; *s != '\0'; s++)</text:p>
      <text:p text:style-name="P79"><text:tab/>{</text:p>
      <text:p text:style-name="P79"><text:tab/><text:tab/>length++;</text:p>
      <text:p text:style-name="P79"><text:tab/>}</text:p>
      <text:p text:style-name="P79"><text:tab/>return(length);</text:p>
      <text:p text:style-name="P79">}</text:p>
      <text:p text:style-name="P11"/>
      <text:p text:style-name="P11"/>
      <text:p text:style-name="Standard">Parameter: s-input string</text:p>
      <text:p text:style-name="Standard"/>
      <text:p text:style-name="Standard">Return: <text:s/>length of the string as an int</text:p>
      <text:p text:style-name="Standard"/>
      <text:p text:style-name="P5">stcpy()</text:p>
      <text:p text:style-name="P8"/>
      <text:p text:style-name="Standard"><text:tab/>Takes in two strings and replaces the first with the second.</text:p>
      <text:p text:style-name="Standard"/>
      <text:p text:style-name="P80">char* strcpy(char *s1, const char *s2)</text:p>
      <text:p text:style-name="P80">{</text:p>
      <text:p text:style-name="P80"><text:tab/>int i = 0;</text:p>
      <text:p text:style-name="P80">while (s2[i] != '\0')</text:p>
      <text:p text:style-name="P80">{</text:p>
      <text:p text:style-name="P80">s1[i] = s2[i];</text:p>
      <text:p text:style-name="P80">i++;</text:p>
      <text:p text:style-name="P80">}</text:p>
      <text:p text:style-name="P80">s1[i] = '\0';</text:p>
      <text:p text:style-name="P80">return(s1); // return pointer to destination string</text:p>
      <text:p text:style-name="P80"><text:s/></text:p>
      <text:p text:style-name="P80">}</text:p>
      <text:p text:style-name="P11"/>
      <text:p text:style-name="P11"/>
      <text:p text:style-name="Standard">Parameters: s1-destination string, s2-source string</text:p>
      <text:p text:style-name="Standard"/>
      <text:p text:style-name="Standard">Return: pointer to copied string</text:p>
      <text:p text:style-name="Standard"/>
      <text:p text:style-name="P5"/>
      <text:p text:style-name="P5"/>
      <text:p text:style-name="P5"/>
      <text:p text:style-name="P5">atoi()</text:p>
      <text:p text:style-name="P5"><text:soft-page-break/></text:p>
      <text:p text:style-name="Standard"><text:span text:style-name="Default_20_Paragraph_20_Font"><text:span text:style-name="T1"><text:tab/></text:span></text:span>Takes a string and converts it to its integer equivalent.</text:p>
      <text:p text:style-name="P5"/>
      <text:p text:style-name="P81">int atoi(const char *s)</text:p>
      <text:p text:style-name="P81">{</text:p>
      <text:p text:style-name="P81"><text:tab/>int result = 0;<text:tab/></text:p>
      <text:p text:style-name="P81"><text:s/><text:tab/>int i;</text:p>
      <text:p text:style-name="P81"><text:s text:c="4"/>for (i = 0; s[i] != '\0'; ++i)</text:p>
      <text:p text:style-name="P81"><text:tab/>{</text:p>
      <text:p text:style-name="P81"><text:s text:c="8"/><text:tab/>result = result*10 + s[i] - '0';</text:p>
      <text:p text:style-name="P81"><text:s text:c="2"/><text:tab/>}</text:p>
      <text:p text:style-name="P81"><text:s text:c="4"/>// return result.</text:p>
      <text:p text:style-name="P81"><text:s text:c="4"/>return result; // return integer</text:p>
      <text:p text:style-name="P81">}</text:p>
      <text:p text:style-name="P82"/>
      <text:p text:style-name="Standard">Parameter: s-input string</text:p>
      <text:p text:style-name="Standard"/>
      <text:p text:style-name="Standard">Return: integer equivalent of the input string</text:p>
      <text:p text:style-name="Standard"/>
      <text:p text:style-name="Standard"><text:span text:style-name="Default_20_Paragraph_20_Font"><text:span text:style-name="T1">strcmp()</text:span></text:span></text:p>
      <text:p text:style-name="Standard"/>
      <text:p text:style-name="Standard"><text:s/><text:tab/>Compares two strings, showing which is longer or if they are equal.</text:p>
      <text:p text:style-name="Standard"/>
      <text:p text:style-name="P81">int strcmp(const char *s1, const char *s2)</text:p>
      <text:p text:style-name="P81">{</text:p>
      <text:p text:style-name="P81"><text:tab/> while ( *s1 != '\0' &amp;&amp; *s2 != '\0' )</text:p>
      <text:p text:style-name="P81"><text:s text:c="6"/>{</text:p>
      <text:p text:style-name="P81"><text:s text:c="9"/>if ( *s1 != *s2 )</text:p>
      <text:p text:style-name="P81"><text:tab/>{</text:p>
      <text:p text:style-name="P81"><text:tab/> <text:s text:c="3"/>break;</text:p>
      <text:p text:style-name="P81"><text:tab/>}</text:p>
      <text:p text:style-name="P81"><text:tab/> s1++;</text:p>
      <text:p text:style-name="P81"><text:tab/> s2++;</text:p>
      <text:p text:style-name="P81"><text:s text:c="6"/>}</text:p>
      <text:p text:style-name="P81">return ( *(unsigned char *)s1 - *(unsigned char *)s2 );<text:line-break/>}</text:p>
      <text:p text:style-name="P81"/>
      <text:p text:style-name="Standard">Parameters: s1-string 1 s2-string 2</text:p>
      <text:p text:style-name="Standard"/>
      <text:p text:style-name="Standard">Return: the comparison status of the two strings</text:p>
      <text:p text:style-name="Standard"/>
      <text:p text:style-name="Standard"/>
      <text:p text:style-name="Standard"/>
      <text:p text:style-name="Standard"/>
      <text:p text:style-name="P5">strcat()</text:p>
      <text:p text:style-name="P5"><text:soft-page-break/></text:p>
      <text:p text:style-name="Standard"><text:tab/>Combines two strings into one.</text:p>
      <text:p text:style-name="Standard"/>
      <text:p text:style-name="P81">char* strcat(char *s1, const char *s2)</text:p>
      <text:p text:style-name="P81">{</text:p>
      <text:p text:style-name="P81"><text:s text:c="2"/>char *rc = s1;</text:p>
      <text:p text:style-name="P81"><text:s text:c="2"/>if (*s1) while(*++s1);</text:p>
      <text:p text:style-name="P81"><text:s text:c="2"/>while( (*s1++ = *s2++) );</text:p>
      <text:p text:style-name="P81"><text:s text:c="2"/>return rc;</text:p>
      <text:p text:style-name="P81">}<text:line-break/></text:p>
      <text:p text:style-name="P81"/>
      <text:p text:style-name="P85">Parameter: s1-destination string, s2-source string</text:p>
      <text:p text:style-name="P85"/>
      <text:p text:style-name="P85">Return: one string, s1 followed by s2.</text:p>
      <text:p text:style-name="P85"/>
      <text:p text:style-name="P85"><text:tab/></text:p>
      <text:p text:style-name="Standard"><text:span text:style-name="Default_20_Paragraph_20_Font"><text:span text:style-name="T1">isspace()</text:span></text:span></text:p>
      <text:p text:style-name="Standard"/>
      <text:p text:style-name="Standard"><text:span text:style-name="Default_20_Paragraph_20_Font"><text:span text:style-name="T21"><text:tab/></text:span></text:span>Determines if the inputted character is empty</text:p>
      <text:p text:style-name="P12"/>
      <text:p text:style-name="P85"/>
      <text:p text:style-name="P81">int isspace(const char *c)</text:p>
      <text:p text:style-name="P81">{</text:p>
      <text:p text:style-name="P81"><text:s text:c="2"/>if (*c == ' ' <text:s/>||</text:p>
      <text:p text:style-name="P81"><text:s text:c="6"/>*c == '\n' ||</text:p>
      <text:p text:style-name="P81"><text:s text:c="6"/>*c == '\r' ||</text:p>
      <text:p text:style-name="P81"><text:s text:c="6"/>*c == '\f' ||</text:p>
      <text:p text:style-name="P81"><text:s text:c="6"/>*c == '\t' ||</text:p>
      <text:p text:style-name="P81"><text:s text:c="6"/>*c == '\v'){</text:p>
      <text:p text:style-name="P81"><text:s text:c="4"/>return 1;</text:p>
      <text:p text:style-name="P81"><text:s text:c="2"/>}</text:p>
      <text:p text:style-name="P81"><text:s text:c="2"/>return 0;</text:p>
      <text:p text:style-name="P81">}</text:p>
      <text:p text:style-name="P81"/>
      <text:p text:style-name="Standard">Parameter: c- character</text:p>
      <text:p text:style-name="Standard"/>
      <text:p text:style-name="Standard">Return: 1 if empty character 0 if not.</text:p>
      <text:p text:style-name="Standard"/>
      <text:p text:style-name="Standard"/>
      <text:p text:style-name="Standard"/>
      <text:p text:style-name="Standard"/>
      <text:p text:style-name="Standard"/>
      <text:p text:style-name="P5">memset()</text:p>
      <text:p text:style-name="P5"/>
      <text:p text:style-name="Standard"><text:span text:style-name="Default_20_Paragraph_20_Font"><text:span text:style-name="T1"><text:tab/></text:span></text:span>Sets a region of memory</text:p>
      <text:p text:style-name="P83"><text:soft-page-break/><text:span text:style-name="Default_20_Paragraph_20_Font"><text:span text:style-name="T1"><text:line-break/></text:span></text:span><text:span text:style-name="Default_20_Paragraph_20_Font"><text:span text:style-name="T21">void* memset(void *s, int c, size_t n)</text:span></text:span></text:p>
      <text:p text:style-name="P81">{</text:p>
      <text:p text:style-name="P81"><text:s text:c="2"/>unsigned char *p = (unsigned char *) s;</text:p>
      <text:p text:style-name="P81"><text:s text:c="2"/>while(n--){</text:p>
      <text:p text:style-name="P81"><text:s text:c="4"/>*p++ = (unsigned char) c;</text:p>
      <text:p text:style-name="P81"><text:s text:c="2"/>}</text:p>
      <text:p text:style-name="P81"><text:s text:c="2"/>return s;</text:p>
      <text:p text:style-name="P81">}<text:line-break/></text:p>
      <text:p text:style-name="Standard"/>
      <text:p text:style-name="Standard">Parameters: s-destination, c-byte to write, n-count</text:p>
      <text:p text:style-name="Standard"/>
      <text:p text:style-name="Standard">Returns: pointer to memory</text:p>
      <text:p text:style-name="Standard"/>
      <text:p text:style-name="Standard"><text:line-break/><text:span text:style-name="Default_20_Paragraph_20_Font"><text:span text:style-name="T1">strtok()</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22">Breaks up a string into smaller pieces</text:span></text:span></text:p>
      <text:p text:style-name="Standard"/>
      <text:p text:style-name="Standard"/>
      <text:p text:style-name="P83"><text:span text:style-name="Default_20_Paragraph_20_Font"><text:span text:style-name="T23">char* strtok(char *s1, const char *s2)</text:span></text:span></text:p>
      <text:p text:style-name="P83"><text:span text:style-name="Default_20_Paragraph_20_Font"><text:span text:style-name="T23">{</text:span></text:span></text:p>
      <text:p text:style-name="P83"><text:span text:style-name="Default_20_Paragraph_20_Font"><text:span text:style-name="T23"><text:s text:c="2"/>static char *tok_tmp = NULL;</text:span></text:span></text:p>
      <text:p text:style-name="P83"><text:span text:style-name="Default_20_Paragraph_20_Font"><text:span text:style-name="T23"><text:s text:c="2"/>const char *p = s2;</text:span></text:span></text:p>
      <text:p text:style-name="P81"/>
      <text:p text:style-name="P83"><text:span text:style-name="Default_20_Paragraph_20_Font"><text:span text:style-name="T23"><text:s text:c="2"/>//new string</text:span></text:span></text:p>
      <text:p text:style-name="P83"><text:span text:style-name="Default_20_Paragraph_20_Font"><text:span text:style-name="T23"><text:s text:c="2"/>if (s1!=NULL){</text:span></text:span></text:p>
      <text:p text:style-name="P83"><text:span text:style-name="Default_20_Paragraph_20_Font"><text:span text:style-name="T23"><text:s text:c="4"/>tok_tmp = s1;</text:span></text:span></text:p>
      <text:p text:style-name="P83"><text:span text:style-name="Default_20_Paragraph_20_Font"><text:span text:style-name="T23"><text:s text:c="2"/>}</text:span></text:span></text:p>
      <text:p text:style-name="P83"><text:span text:style-name="Default_20_Paragraph_20_Font"><text:span text:style-name="T23"><text:s text:c="2"/>//old string cont'd</text:span></text:span></text:p>
      <text:p text:style-name="P83"><text:span text:style-name="Default_20_Paragraph_20_Font"><text:span text:style-name="T23"><text:s text:c="2"/>else {</text:span></text:span></text:p>
      <text:p text:style-name="P83"><text:span text:style-name="Default_20_Paragraph_20_Font"><text:span text:style-name="T23"><text:s text:c="4"/>if (tok_tmp==NULL){</text:span></text:span></text:p>
      <text:p text:style-name="P83"><text:span text:style-name="Default_20_Paragraph_20_Font"><text:span text:style-name="T23"><text:s text:c="6"/>return NULL;</text:span></text:span></text:p>
      <text:p text:style-name="P83"><text:span text:style-name="Default_20_Paragraph_20_Font"><text:span text:style-name="T23"><text:s text:c="4"/>}</text:span></text:span></text:p>
      <text:p text:style-name="P83"><text:span text:style-name="Default_20_Paragraph_20_Font"><text:span text:style-name="T23"><text:s text:c="4"/>s1 = tok_tmp;</text:span></text:span></text:p>
      <text:p text:style-name="P83"><text:span text:style-name="Default_20_Paragraph_20_Font"><text:span text:style-name="T23"><text:s text:c="2"/>}</text:span></text:span></text:p>
      <text:p text:style-name="P81"/>
      <text:p text:style-name="P83"><text:span text:style-name="Default_20_Paragraph_20_Font"><text:span text:style-name="T23"><text:s text:c="2"/>//skip leading s2 characters</text:span></text:span></text:p>
      <text:p text:style-name="P83"><text:span text:style-name="Default_20_Paragraph_20_Font"><text:span text:style-name="T23"><text:s text:c="2"/>while ( *p &amp;&amp; *s1 ){</text:span></text:span></text:p>
      <text:p text:style-name="P83"><text:span text:style-name="Default_20_Paragraph_20_Font"><text:span text:style-name="T23"><text:s text:c="4"/>if (*s1==*p){</text:span></text:span></text:p>
      <text:p text:style-name="P83"><text:span text:style-name="Default_20_Paragraph_20_Font"><text:span text:style-name="T23"><text:s text:c="6"/>++s1;</text:span></text:span></text:p>
      <text:p text:style-name="P83"><text:span text:style-name="Default_20_Paragraph_20_Font"><text:span text:style-name="T23"><text:s text:c="6"/>p = s2;</text:span></text:span></text:p>
      <text:p text:style-name="P83"><text:span text:style-name="Default_20_Paragraph_20_Font"><text:span text:style-name="T23"><text:s text:c="6"/>continue;</text:span></text:span></text:p>
      <text:p text:style-name="P83"><text:span text:style-name="Default_20_Paragraph_20_Font"><text:span text:style-name="T23"><text:s text:c="4"/>}</text:span></text:span></text:p>
      <text:p text:style-name="P83"><text:span text:style-name="Default_20_Paragraph_20_Font"><text:span text:style-name="T23"><text:s text:c="4"/>++p;</text:span></text:span></text:p>
      <text:p text:style-name="P83"><text:span text:style-name="Default_20_Paragraph_20_Font"><text:span text:style-name="T23"><text:s text:c="2"/>}</text:span></text:span></text:p>
      <text:p text:style-name="P81"/>
      <text:p text:style-name="P83"><text:span text:style-name="Default_20_Paragraph_20_Font"><text:span text:style-name="T23"><text:s text:c="2"/>//no more to parse</text:span></text:span></text:p>
      <text:p text:style-name="P83"><text:span text:style-name="Default_20_Paragraph_20_Font"><text:span text:style-name="T23"><text:s text:c="2"/>if (!*s1){</text:span></text:span></text:p>
      <text:p text:style-name="P83"><text:soft-page-break/><text:span text:style-name="Default_20_Paragraph_20_Font"><text:span text:style-name="T23"><text:s text:c="4"/>return (tok_tmp = NULL);</text:span></text:span></text:p>
      <text:p text:style-name="P83"><text:span text:style-name="Default_20_Paragraph_20_Font"><text:span text:style-name="T23"><text:s text:c="2"/>}</text:span></text:span></text:p>
      <text:p text:style-name="P81"/>
      <text:p text:style-name="P83"><text:span text:style-name="Default_20_Paragraph_20_Font"><text:span text:style-name="T23"><text:s text:c="2"/>//skip non-s2 characters</text:span></text:span></text:p>
      <text:p text:style-name="P83"><text:span text:style-name="Default_20_Paragraph_20_Font"><text:span text:style-name="T23"><text:s text:c="2"/>tok_tmp = s1;</text:span></text:span></text:p>
      <text:p text:style-name="P83"><text:span text:style-name="Default_20_Paragraph_20_Font"><text:span text:style-name="T23"><text:s text:c="2"/>while (*tok_tmp){</text:span></text:span></text:p>
      <text:p text:style-name="P83"><text:span text:style-name="Default_20_Paragraph_20_Font"><text:span text:style-name="T23"><text:s text:c="4"/>p = s2;</text:span></text:span></text:p>
      <text:p text:style-name="P83"><text:span text:style-name="Default_20_Paragraph_20_Font"><text:span text:style-name="T23"><text:s text:c="4"/>while (*p){</text:span></text:span></text:p>
      <text:p text:style-name="P83"><text:span text:style-name="Default_20_Paragraph_20_Font"><text:span text:style-name="T23"><text:s text:c="6"/>if (*tok_tmp==*p++){</text:span></text:span></text:p>
      <text:p text:style-name="P83"><text:span text:style-name="Default_20_Paragraph_20_Font"><text:span text:style-name="T23"><text:tab/>*tok_tmp++ = '\0';</text:span></text:span></text:p>
      <text:p text:style-name="P83"><text:span text:style-name="Default_20_Paragraph_20_Font"><text:span text:style-name="T23"><text:tab/>return s1;</text:span></text:span></text:p>
      <text:p text:style-name="P83"><text:span text:style-name="Default_20_Paragraph_20_Font"><text:span text:style-name="T23"><text:s text:c="6"/>}</text:span></text:span></text:p>
      <text:p text:style-name="P83"><text:span text:style-name="Default_20_Paragraph_20_Font"><text:span text:style-name="T23"><text:s text:c="4"/>}</text:span></text:span></text:p>
      <text:p text:style-name="P83"><text:span text:style-name="Default_20_Paragraph_20_Font"><text:span text:style-name="T23"><text:s text:c="4"/>++tok_tmp;</text:span></text:span></text:p>
      <text:p text:style-name="P83"><text:span text:style-name="Default_20_Paragraph_20_Font"><text:span text:style-name="T23"><text:s text:c="2"/>}</text:span></text:span></text:p>
      <text:p text:style-name="P81"/>
      <text:p text:style-name="P83"><text:span text:style-name="Default_20_Paragraph_20_Font"><text:span text:style-name="T23"><text:s text:c="2"/>//end of string</text:span></text:span></text:p>
      <text:p text:style-name="P83"><text:span text:style-name="Default_20_Paragraph_20_Font"><text:span text:style-name="T23"><text:s text:c="2"/>tok_tmp = NULL;</text:span></text:span></text:p>
      <text:p text:style-name="P83"><text:span text:style-name="Default_20_Paragraph_20_Font"><text:span text:style-name="T23"><text:s text:c="2"/>return s1;</text:span></text:span></text:p>
      <text:p text:style-name="P83"><text:span text:style-name="Default_20_Paragraph_20_Font"><text:span text:style-name="T23">}</text:span></text:span></text:p>
      <text:p text:style-name="P83"><text:tab/></text:p>
      <text:p text:style-name="P83"/>
      <text:p text:style-name="Standard">Parameters: s1-string, s2-delimiter</text:p>
      <text:p text:style-name="Standard"/>
      <text:p text:style-name="Standard">Returns: last character from smaller strings</text:p>
      <text:p text:style-name="Standard"/>
      <text:p text:style-name="Standard"/>
      <text:p text:style-name="Standard"><text:span text:style-name="Default_20_Paragraph_20_Font"><text:span text:style-name="T1">version()</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22">Prints out a string which says what module the OS is on and another string that says when it was completed</text:span></text:span></text:p>
      <text:p text:style-name="Standard"/>
      <text:p text:style-name="P83"><text:span text:style-name="Default_20_Paragraph_20_Font"><text:span text:style-name="T23">version(){</text:span></text:span></text:p>
      <text:p text:style-name="P83"><text:span text:style-name="Default_20_Paragraph_20_Font"><text:span text:style-name="T23">serial_println("R1");</text:span></text:span></text:p>
      <text:p text:style-name="P83"><text:span text:style-name="Default_20_Paragraph_20_Font"><text:span text:style-name="T23"><text:s text:c="2"/>serial_println("2/4/2016");</text:span></text:span></text:p>
      <text:p text:style-name="P83">}<text:tab/></text:p>
      <text:p text:style-name="P83"/>
      <text:p text:style-name="Standard">Parameters: none</text:p>
      <text:p text:style-name="Standard"/>
      <text:p text:style-name="Standard">Returns: none</text:p>
      <text:p text:style-name="Standard"/>
      <text:p text:style-name="Standard"/>
      <text:p text:style-name="Standard"><text:span text:style-name="Default_20_Paragraph_20_Font"><text:span text:style-name="T1">getTime()</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22">Prints out the time that is stored on the registry. <text:s/></text:span></text:span></text:p>
      <text:p text:style-name="Standard"/>
      <text:p text:style-name="Standard"/>
      <text:p text:style-name="P83"><text:span text:style-name="Default_20_Paragraph_20_Font"><text:span text:style-name="T23">void getTime(){</text:span></text:span></text:p>
      <text:p text:style-name="P83"><text:span text:style-name="Default_20_Paragraph_20_Font"><text:span text:style-name="T23">outb(0x70,0x04);</text:span></text:span></text:p>
      <text:p text:style-name="P83"><text:span text:style-name="Default_20_Paragraph_20_Font"><text:span text:style-name="T23">unsigned char hours= inb(0x71);</text:span></text:span></text:p>
      <text:p text:style-name="P83"><text:soft-page-break/><text:span text:style-name="Default_20_Paragraph_20_Font"><text:span text:style-name="T23"><text:s/>bcdToDecimal(hours);</text:span></text:span></text:p>
      <text:p text:style-name="P83"><text:span text:style-name="Default_20_Paragraph_20_Font"><text:span text:style-name="T23">serial_print(":");</text:span></text:span></text:p>
      <text:p text:style-name="P83"><text:span text:style-name="Default_20_Paragraph_20_Font"><text:span text:style-name="T23">outb(0x70,0x02);</text:span></text:span></text:p>
      <text:p text:style-name="P83"><text:span text:style-name="Default_20_Paragraph_20_Font"><text:span text:style-name="T23">unsigned char minutes=inb(0x71);</text:span></text:span></text:p>
      <text:p text:style-name="P83"><text:span text:style-name="Default_20_Paragraph_20_Font"><text:span text:style-name="T23">bcdToDecimal(minutes);</text:span></text:span></text:p>
      <text:p text:style-name="P83"><text:span text:style-name="Default_20_Paragraph_20_Font"><text:span text:style-name="T23">serial_print(":");</text:span></text:span></text:p>
      <text:p text:style-name="P83"><text:span text:style-name="Default_20_Paragraph_20_Font"><text:span text:style-name="T23">outb(0x70,0x00);</text:span></text:span></text:p>
      <text:p text:style-name="P83"><text:span text:style-name="Default_20_Paragraph_20_Font"><text:span text:style-name="T23">unsigned char seconds=inb(0x71);</text:span></text:span></text:p>
      <text:p text:style-name="P83"><text:span text:style-name="Default_20_Paragraph_20_Font"><text:span text:style-name="T23">bcdToDecimal(seconds);</text:span></text:span></text:p>
      <text:p text:style-name="P83"><text:span text:style-name="Default_20_Paragraph_20_Font"><text:span text:style-name="T23">}</text:span></text:span></text:p>
      <text:p text:style-name="P83"><text:tab/></text:p>
      <text:p text:style-name="P83"/>
      <text:p text:style-name="Standard">Parameters: none</text:p>
      <text:p text:style-name="Standard"/>
      <text:p text:style-name="Standard">Returns: prints out the current time</text:p>
      <text:p text:style-name="Standard"/>
      <text:p text:style-name="Standard"/>
      <text:p text:style-name="Standard"><text:span text:style-name="Default_20_Paragraph_20_Font"><text:span text:style-name="T1">getDate()</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22">Prints out the date that is currently stored on the registry.</text:span></text:span></text:p>
      <text:p text:style-name="Standard"/>
      <text:p text:style-name="P81">void getDate(){</text:p>
      <text:p text:style-name="P81">outb(0x70,0x08);</text:p>
      <text:p text:style-name="P81">unsigned char months= inb(0x71);</text:p>
      <text:p text:style-name="P81"><text:s/>bcdToDecimal(months);</text:p>
      <text:p text:style-name="P81">serial_print("/");</text:p>
      <text:p text:style-name="P81">outb(0x70,0x07);</text:p>
      <text:p text:style-name="P81">unsigned char days=inb(0x71);</text:p>
      <text:p text:style-name="P81">bcdToDecimal(days);</text:p>
      <text:p text:style-name="P81">serial_print("/");</text:p>
      <text:p text:style-name="P81">outb(0x70,0x09);</text:p>
      <text:p text:style-name="P81">unsigned char years=inb(0x71);</text:p>
      <text:p text:style-name="P81">bcdToDecimal(years);</text:p>
      <text:p text:style-name="P83">}</text:p>
      <text:p text:style-name="P83"/>
      <text:p text:style-name="Standard">Parameters: none</text:p>
      <text:p text:style-name="Standard"/>
      <text:p text:style-name="Standard">Returns: prints out the current date.</text:p>
      <text:p text:style-name="Standard"/>
      <text:p text:style-name="Standard"><text:span text:style-name="Default_20_Paragraph_20_Font"><text:span text:style-name="T1">bcdToDecimal()</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22">Converts a given binary number to decimal</text:span></text:span></text:p>
      <text:p text:style-name="Standard"/>
      <text:p text:style-name="P83"><text:span text:style-name="Default_20_Paragraph_20_Font"><text:span text:style-name="T23">void bcdToDecimal(unsigned char n)</text:span></text:span></text:p>
      <text:p text:style-name="P83"><text:span text:style-name="Default_20_Paragraph_20_Font"><text:span text:style-name="T23">{</text:span></text:span></text:p>
      <text:p text:style-name="P83"><text:span text:style-name="Default_20_Paragraph_20_Font"><text:span text:style-name="T23"><text:tab/>int ones1, tens1;</text:span></text:span></text:p>
      <text:p text:style-name="P83"><text:span text:style-name="Default_20_Paragraph_20_Font"><text:span text:style-name="T23">unsigned char tens=((n &amp; 0xF0) &gt;&gt;4) *10;</text:span></text:span></text:p>
      <text:p text:style-name="P83"><text:span text:style-name="Default_20_Paragraph_20_Font"><text:span text:style-name="T23">unsigned char ones=(n &amp; 0x0F);</text:span></text:span></text:p>
      <text:p text:style-name="P81"><text:soft-page-break/></text:p>
      <text:p text:style-name="P83"><text:span text:style-name="Default_20_Paragraph_20_Font"><text:span text:style-name="T23">tens1= tens+0x30;</text:span></text:span></text:p>
      <text:p text:style-name="P83"><text:span text:style-name="Default_20_Paragraph_20_Font"><text:span text:style-name="T23">ones1= ones+0x30;</text:span></text:span></text:p>
      <text:p text:style-name="P83"><text:span text:style-name="Default_20_Paragraph_20_Font"><text:span text:style-name="T23">while(tens1 &gt;57)</text:span></text:span></text:p>
      <text:p text:style-name="P83"><text:span text:style-name="Default_20_Paragraph_20_Font"><text:span text:style-name="T23">tens1=tens1-9;</text:span></text:span></text:p>
      <text:p text:style-name="P81"/>
      <text:p text:style-name="P83"><text:span text:style-name="Default_20_Paragraph_20_Font"><text:span text:style-name="T23">serial_print((const char *)&amp;tens1);</text:span></text:span></text:p>
      <text:p text:style-name="P83"><text:span text:style-name="Default_20_Paragraph_20_Font"><text:span text:style-name="T23">serial_print((const char *)&amp;ones1);</text:span></text:span></text:p>
      <text:p text:style-name="P81"/>
      <text:p text:style-name="P81"/>
      <text:p text:style-name="P83"><text:span text:style-name="Default_20_Paragraph_20_Font"><text:span text:style-name="T23">}</text:span></text:span></text:p>
      <text:p text:style-name="P83"/>
      <text:p text:style-name="Standard">Parameters: take in an unsigned char.</text:p>
      <text:p text:style-name="Standard"/>
      <text:p text:style-name="Standard">Return: none</text:p>
      <text:p text:style-name="Standard"/>
      <text:p text:style-name="Standard"><text:span text:style-name="Default_20_Paragraph_20_Font"><text:span text:style-name="T1">setTime()</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22">Takes in 3 inputs for hours, minutes, and seconds and adds those values to their appropriate registry and saves them.</text:span></text:span></text:p>
      <text:p text:style-name="Standard"/>
      <text:p text:style-name="P84">void setTime(int hours, int minutes, int seconds ){</text:p>
      <text:p text:style-name="P84"><text:tab/>int h= decimalToBcd(hours);</text:p>
      <text:p text:style-name="P84"><text:tab/>cli();</text:p>
      <text:p text:style-name="P84"><text:tab/>outb(0x04,h);</text:p>
      <text:p text:style-name="P84"><text:tab/>outb(0x71,0x04);</text:p>
      <text:p text:style-name="P84"><text:tab/>sti();</text:p>
      <text:p text:style-name="P84"><text:tab/>int m= decimalToBcd(minutes);</text:p>
      <text:p text:style-name="P84"><text:tab/>cli();</text:p>
      <text:p text:style-name="P84"><text:tab/>outb(0x02,m);</text:p>
      <text:p text:style-name="P84"><text:tab/>outb(0x71,0x02);</text:p>
      <text:p text:style-name="P84"><text:tab/>sti();</text:p>
      <text:p text:style-name="P84"><text:tab/>int s= decimalToBcd(seconds);</text:p>
      <text:p text:style-name="P84"><text:tab/>cli();</text:p>
      <text:p text:style-name="P84"><text:tab/>outb(0x00,s);</text:p>
      <text:p text:style-name="P84"><text:tab/>outb(0x71,0x00);</text:p>
      <text:p text:style-name="P83"><text:span text:style-name="Default_20_Paragraph_20_Font"><text:span text:style-name="T23">}</text:span></text:span><text:tab/></text:p>
      <text:p text:style-name="P83"/>
      <text:p text:style-name="Standard">Parameters: int hours, int minutes, int seconds</text:p>
      <text:p text:style-name="Standard"/>
      <text:p text:style-name="Standard">Returns: none</text:p>
      <text:p text:style-name="Standard"/>
      <text:p text:style-name="Standard"/>
      <text:p text:style-name="Standard"><text:span text:style-name="Default_20_Paragraph_20_Font"><text:span text:style-name="T1">setDate()</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22">Takes in 3 inputs for months, days, and years and adds those values to their appropriate registry and saves them.</text:span></text:span></text:p>
      <text:p text:style-name="P84">void setDate(int months, int days, int years)</text:p>
      <text:p text:style-name="P84">{</text:p>
      <text:p text:style-name="P84"><text:soft-page-break/><text:tab/>unsigned char m= decimalToBcd(months);</text:p>
      <text:p text:style-name="P84"><text:tab/>unsigned char d= decimalToBcd(days);</text:p>
      <text:p text:style-name="P84"><text:tab/>unsigned char y= decimalToBcd(years);</text:p>
      <text:p text:style-name="P83"><text:span text:style-name="Default_20_Paragraph_20_Font"><text:span text:style-name="T23">}</text:span></text:span></text:p>
      <text:p text:style-name="Standard">Parameters: int months, int days, int years</text:p>
      <text:p text:style-name="Standard"/>
      <text:p text:style-name="Standard">Return: none</text:p>
      <text:p text:style-name="Standard"/>
      <text:p text:style-name="Standard"/>
      <text:p text:style-name="P13"><text:span text:style-name="Default_20_Paragraph_20_Font"><text:span text:style-name="T2">commandHandler</text:span></text:span><text:span text:style-name="Default_20_Paragraph_20_Font"><text:span text:style-name="T1">()</text:span></text:span></text:p>
      <text:p text:style-name="P13"><text:span text:style-name="Default_20_Paragraph_20_Font"><text:span text:style-name="T1"/></text:span></text:p>
      <text:p text:style-name="P13"><text:span text:style-name="Default_20_Paragraph_20_Font"><text:span text:style-name="T25">Accepts input and deals with commands accordingly.</text:span></text:span></text:p>
      <text:p text:style-name="P13"><text:span text:style-name="Default_20_Paragraph_20_Font"><text:span text:style-name="T25"/></text:span></text:p>
      <text:p text:style-name="P69"><text:span text:style-name="Default_20_Paragraph_20_Font"><text:span text:style-name="T14">Struct PCB</text:span></text:span></text:p>
      <text:p text:style-name="P69"><text:span text:style-name="Default_20_Paragraph_20_Font"><text:span text:style-name="T26"/></text:span></text:p>
      <text:p text:style-name="P69"><text:span text:style-name="Default_20_Paragraph_20_Font"><text:span text:style-name="T40">PCB or process control block is a struct that allows us to store our process and use all our commands </text:span></text:span></text:p>
      <text:p text:style-name="P69"/>
      <text:p text:style-name="P34">typedef struct pcb{</text:p>
      <text:p text:style-name="P34"><text:s text:c="2"/>char name[9];</text:p>
      <text:p text:style-name="P34"><text:s text:c="2"/>char class[12];</text:p>
      <text:p text:style-name="P34"><text:s text:c="2"/>int priority;</text:p>
      <text:p text:style-name="P34"><text:s text:c="2"/>int stateA;</text:p>
      <text:p text:style-name="P34"><text:s text:c="2"/>int stateS;</text:p>
      <text:p text:style-name="P34"/>
      <text:p text:style-name="P34"><text:s text:c="2"/>unsigned char stack[1024];</text:p>
      <text:p text:style-name="P34"><text:s/>// unsigned char *stackBase;</text:p>
      <text:p text:style-name="P34"><text:s text:c="2"/>unsigned char *stackTop;</text:p>
      <text:p text:style-name="P34"><text:s text:c="2"/>struct pcb *next;</text:p>
      <text:p text:style-name="P34"><text:s text:c="2"/>struct pcb *prev;</text:p>
      <text:p text:style-name="P34">} pcb;</text:p>
      <text:p text:style-name="P34"/>
      <text:p text:style-name="P69"><text:span text:style-name="Default_20_Paragraph_20_Font"><text:span text:style-name="T14">Struct queue</text:span></text:span></text:p>
      <text:p text:style-name="P69"><text:span text:style-name="Default_20_Paragraph_20_Font"><text:span text:style-name="T26"/></text:span></text:p>
      <text:p text:style-name="P69"><text:span text:style-name="Default_20_Paragraph_20_Font"><text:span text:style-name="T40">Our queue struct allows us to use our blocked and ready queue</text:span></text:span></text:p>
      <text:p text:style-name="P69"/>
      <text:p text:style-name="P34">typedef struct queue{</text:p>
      <text:p text:style-name="P34"><text:s text:c="2"/>int count;</text:p>
      <text:p text:style-name="P34"><text:s text:c="2"/>pcb *head;</text:p>
      <text:p text:style-name="P34"><text:s text:c="2"/>pcb *tail;</text:p>
      <text:p text:style-name="P34">} queue;</text:p>
      <text:p text:style-name="P51"><text:span text:style-name="Default_20_Paragraph_20_Font"><text:span text:style-name="T49"/></text:span></text:p>
      <text:p text:style-name="P69"><text:span text:style-name="Default_20_Paragraph_20_Font"><text:span text:style-name="T14">Struct context</text:span></text:span></text:p>
      <text:p text:style-name="P69"><text:span text:style-name="Default_20_Paragraph_20_Font"><text:span text:style-name="T26"/></text:span></text:p>
      <text:p text:style-name="P69"><text:span text:style-name="Default_20_Paragraph_20_Font"><text:span text:style-name="T40">Our context struct allows us use our assembly </text:span></text:span></text:p>
      <text:p text:style-name="P69"/>
      <text:p text:style-name="P34">typedef struct context{</text:p>
      <text:p text:style-name="P34"><text:s text:c="2"/>u32int gs, fs, es, ds;</text:p>
      <text:p text:style-name="P34">u32int edi, esi, ebp, esp, ebx, edx, ecx, eax;</text:p>
      <text:p text:style-name="P34">u32int eip, cs, eflags;</text:p>
      <text:p text:style-name="P34">}context;</text:p>
      <text:p text:style-name="P51"><text:soft-page-break/><text:span text:style-name="Default_20_Paragraph_20_Font"><text:span text:style-name="T49"/></text:span></text:p>
      <text:p text:style-name="P14"><text:span text:style-name="Default_20_Paragraph_20_Font"><text:span text:style-name="T3">allocate()</text:span></text:span></text:p>
      <text:p text:style-name="P14"><text:span text:style-name="Default_20_Paragraph_20_Font"><text:span text:style-name="T26"/></text:span></text:p>
      <text:p text:style-name="P14"><text:span text:style-name="Default_20_Paragraph_20_Font"><text:span text:style-name="T27">Allocates memory for a new PCB and returns a pointer to the PCB</text:span></text:span></text:p>
      <text:p text:style-name="P14"><text:span text:style-name="Default_20_Paragraph_20_Font"><text:span text:style-name="T27"/></text:span></text:p>
      <text:p text:style-name="Standard"/>
      <text:p text:style-name="P15">pcb * allocate(){</text:p>
      <text:p text:style-name="P15"><text:s text:c="2"/>ptr = sys_alloc_mem(pcbMem);</text:p>
      <text:p text:style-name="P15"><text:s text:c="2"/>if (!ptr)</text:p>
      <text:p text:style-name="P15"><text:s text:c="4"/>return NULL;</text:p>
      <text:p text:style-name="P15"><text:s text:c="2"/>return ptr;</text:p>
      <text:p text:style-name="P15">}</text:p>
      <text:p text:style-name="P15"/>
      <text:p text:style-name="P39">Parameter: None</text:p>
      <text:p text:style-name="P39">Return: PCB pointer</text:p>
      <text:p text:style-name="P39"/>
      <text:p text:style-name="P14"><text:span text:style-name="Default_20_Paragraph_20_Font"><text:span text:style-name="T3">free()</text:span></text:span></text:p>
      <text:p text:style-name="P14"><text:span text:style-name="Default_20_Paragraph_20_Font"><text:span text:style-name="T26"/></text:span></text:p>
      <text:p text:style-name="P14"><text:span text:style-name="Default_20_Paragraph_20_Font"><text:span text:style-name="T27">Frees memory associated with a given PCB</text:span></text:span></text:p>
      <text:p text:style-name="P14"/>
      <text:p text:style-name="P15">int free(pcb * ptr){</text:p>
      <text:p text:style-name="P15"><text:s text:c="2"/>if (sys_free_mem(ptr) != -1)</text:p>
      <text:p text:style-name="P15"><text:s text:c="4"/>return 0;</text:p>
      <text:p text:style-name="P15"><text:s text:c="2"/>else</text:p>
      <text:p text:style-name="P15"><text:s text:c="4"/>return 1;</text:p>
      <text:p text:style-name="P15">}</text:p>
      <text:p text:style-name="P15"/>
      <text:p text:style-name="P39">Parameter: PCB pointer</text:p>
      <text:p text:style-name="P39">Return: integer</text:p>
      <text:p text:style-name="P39"/>
      <text:p text:style-name="P14"><text:span text:style-name="Default_20_Paragraph_20_Font"><text:span text:style-name="T3">setup()</text:span></text:span></text:p>
      <text:p text:style-name="P14"><text:span text:style-name="Default_20_Paragraph_20_Font"><text:span text:style-name="T26"/></text:span></text:p>
      <text:p text:style-name="P14"><text:span text:style-name="Default_20_Paragraph_20_Font"><text:span text:style-name="T27">Creates a PCB and initializes all its information</text:span></text:span></text:p>
      <text:p text:style-name="P14"/>
      <text:p text:style-name="P15">pcb *setup(char * name, unsignedchar * class, int priority){</text:p>
      <text:p text:style-name="P15"><text:s text:c="2"/>pcb *new = allocate();</text:p>
      <text:p text:style-name="P15"><text:s text:c="2"/>new-&gt;name = name;</text:p>
      <text:p text:style-name="P15"><text:s text:c="2"/>new-&gt;class = class;</text:p>
      <text:p text:style-name="P15"><text:s text:c="2"/>new-&gt;priority = priority;</text:p>
      <text:p text:style-name="P15"><text:s text:c="2"/>new-&gt;stateA = 1;</text:p>
      <text:p text:style-name="P15"><text:s text:c="2"/>new-&gt;stateS = 2;</text:p>
      <text:p text:style-name="P15"><text:s text:c="2"/>return new;</text:p>
      <text:p text:style-name="P15">}</text:p>
      <text:p text:style-name="P15"/>
      <text:p text:style-name="P39">Parameter: char-<text:span text:style-name="T50">name, unsignedchar-class, integer-priority</text:span></text:p>
      <text:p text:style-name="P39">Return: <text:span text:style-name="T50">PCB pointer</text:span></text:p>
      <text:p text:style-name="P39"/>
      <text:p text:style-name="P55"><text:span text:style-name="Default_20_Paragraph_20_Font"><text:span text:style-name="T4">find()</text:span></text:span></text:p>
      <text:p text:style-name="P55"><text:span text:style-name="Default_20_Paragraph_20_Font"><text:span text:style-name="T26"/></text:span></text:p>
      <text:p text:style-name="P55"><text:span text:style-name="Default_20_Paragraph_20_Font"><text:span text:style-name="T28">Searches the queues for a certain process that the user specifies</text:span></text:span></text:p>
      <text:p text:style-name="P55"><text:soft-page-break/></text:p>
      <text:p text:style-name="P16">pcb * find(char * name){</text:p>
      <text:p text:style-name="P16"><text:s text:c="2"/>if (blockedContains(name) != NULL)</text:p>
      <text:p text:style-name="P16"><text:s text:c="4"/>return blockedContains(name);</text:p>
      <text:p text:style-name="P16"><text:s text:c="2"/>else if (readyContains(name) != NULL)</text:p>
      <text:p text:style-name="P16"><text:s text:c="4"/>return readyContains(name);</text:p>
      <text:p text:style-name="P16"><text:s text:c="2"/>else</text:p>
      <text:p text:style-name="P16"><text:s text:c="4"/>return NULL;</text:p>
      <text:p text:style-name="P16">}</text:p>
      <text:p text:style-name="P40">Parameter: <text:span text:style-name="T50">char pointer-name</text:span></text:p>
      <text:p text:style-name="P40">Return: <text:span text:style-name="T50">PCB pointer</text:span></text:p>
      <text:p text:style-name="P40"/>
      <text:p text:style-name="P55"><text:span text:style-name="Default_20_Paragraph_20_Font"><text:span text:style-name="T4">insert()</text:span></text:span></text:p>
      <text:p text:style-name="P55"><text:span text:style-name="Default_20_Paragraph_20_Font"><text:span text:style-name="T26"/></text:span></text:p>
      <text:p text:style-name="P55"><text:span text:style-name="Default_20_Paragraph_20_Font"><text:span text:style-name="T28">inserts a PCB into its appropriate queue</text:span></text:span></text:p>
      <text:p text:style-name="P55"/>
      <text:p text:style-name="P16">void insert(pcb * node){</text:p>
      <text:p text:style-name="P16"><text:s text:c="2"/>if (node-&gt;stateA == 1)</text:p>
      <text:p text:style-name="P16"><text:s text:c="4"/>readyEnq(node);</text:p>
      <text:p text:style-name="P16"><text:s text:c="2"/>else if (node-&gt;stateA == 3)</text:p>
      <text:p text:style-name="P16"><text:s text:c="4"/>blockedEnq(node);</text:p>
      <text:p text:style-name="P16">}</text:p>
      <text:p text:style-name="P16"/>
      <text:p text:style-name="P40">Parameter: <text:span text:style-name="T50">PCB pointer- PCB</text:span></text:p>
      <text:p text:style-name="P40">Return: <text:span text:style-name="T51">None</text:span></text:p>
      <text:p text:style-name="P40"/>
      <text:p text:style-name="P56"><text:span text:style-name="Default_20_Paragraph_20_Font"><text:span text:style-name="T5">remove</text:span></text:span><text:span text:style-name="Default_20_Paragraph_20_Font"><text:span text:style-name="T4">()</text:span></text:span></text:p>
      <text:p text:style-name="P56"><text:span text:style-name="Default_20_Paragraph_20_Font"><text:span text:style-name="T26"/></text:span></text:p>
      <text:p text:style-name="P56"><text:span text:style-name="Default_20_Paragraph_20_Font"><text:span text:style-name="T29">Removes a PCB from the queue that it is currently stored in</text:span></text:span></text:p>
      <text:p text:style-name="P56"/>
      <text:p text:style-name="P19">int remove(pcb * node){</text:p>
      <text:p text:style-name="P19"><text:s text:c="2"/>if(readyContains(node.name) != NULL)</text:p>
      <text:p text:style-name="P19"><text:s text:c="4"/>return 1;</text:p>
      <text:p text:style-name="P19"><text:s text:c="2"/>else if(blockedContains(node.name) != NULL)</text:p>
      <text:p text:style-name="P19"><text:s text:c="4"/>return 1;</text:p>
      <text:p text:style-name="P19"><text:s text:c="2"/>else</text:p>
      <text:p text:style-name="P19"><text:s text:c="4"/>return 0;</text:p>
      <text:p text:style-name="P19">}</text:p>
      <text:p text:style-name="P17"/>
      <text:p text:style-name="P41">Parameter: <text:span text:style-name="T51">PCB pointer -PCB</text:span></text:p>
      <text:p text:style-name="P41">Return: <text:span text:style-name="T51">integer</text:span></text:p>
      <text:p text:style-name="P41"/>
      <text:p text:style-name="P56"><text:span text:style-name="Default_20_Paragraph_20_Font"><text:span text:style-name="T4">readyEn</text:span></text:span><text:span text:style-name="Default_20_Paragraph_20_Font"><text:span text:style-name="T5">q</text:span></text:span><text:span text:style-name="Default_20_Paragraph_20_Font"><text:span text:style-name="T4">()</text:span></text:span></text:p>
      <text:p text:style-name="P56"><text:span text:style-name="Default_20_Paragraph_20_Font"><text:span text:style-name="T26"/></text:span></text:p>
      <text:p text:style-name="P56"><text:span text:style-name="Default_20_Paragraph_20_Font"><text:span text:style-name="T29">Places a PCB into the ready queue and determines its position based on it priority </text:span></text:span></text:p>
      <text:p text:style-name="P56"/>
      <text:p text:style-name="P19">void readyEnq(pcb * node){</text:p>
      <text:p text:style-name="P19"><text:s text:c="2"/>//This is when the ready queue is empty</text:p>
      <text:p text:style-name="P19"><text:s text:c="2"/>if(ready.head == NULL &amp;&amp; ready.tail == NULL){</text:p>
      <text:p text:style-name="P19"><text:s text:c="4"/>ready.head = node;</text:p>
      <text:p text:style-name="P19"><text:s text:c="4"/>ready.tail = NULL;</text:p>
      <text:p text:style-name="P19"><text:soft-page-break/><text:s text:c="4"/>node-&gt;next = NULL;</text:p>
      <text:p text:style-name="P19"><text:s text:c="4"/>node-&gt;prev = NULL;</text:p>
      <text:p text:style-name="P19"><text:s text:c="4"/>ready.count++;</text:p>
      <text:p text:style-name="P19"><text:s text:c="2"/>}</text:p>
      <text:p text:style-name="P19"><text:s text:c="2"/>//This is when the ready queue has exaclty one member</text:p>
      <text:p text:style-name="P19"><text:s text:c="2"/>else if (ready.count == 1 &amp;&amp; ready-&gt;tail == NULL){</text:p>
      <text:p text:style-name="P19"><text:s text:c="4"/>pcb *temp = ready.head;</text:p>
      <text:p text:style-name="P19"><text:s text:c="4"/>//When node to be queue has a lower or equal priority to head node</text:p>
      <text:p text:style-name="P19"><text:s text:c="4"/>if (temp-&gt;priority &gt;= node-&gt;priority){</text:p>
      <text:p text:style-name="P19"><text:s text:c="6"/>ready.tail = node;</text:p>
      <text:p text:style-name="P19"><text:s text:c="6"/>temp-&gt;prev = node;</text:p>
      <text:p text:style-name="P19"><text:s text:c="6"/>ready.head = temp;</text:p>
      <text:p text:style-name="P19"><text:s text:c="6"/>ready.count++;</text:p>
      <text:p text:style-name="P19"><text:s text:c="4"/>}</text:p>
      <text:p text:style-name="P19"><text:s text:c="4"/>//When node to be queued has a higher priority than head node</text:p>
      <text:p text:style-name="P19"><text:s text:c="4"/>else {</text:p>
      <text:p text:style-name="P19"><text:s text:c="6"/>temp-&gt;next = node;</text:p>
      <text:p text:style-name="P19"><text:s text:c="6"/>temp-&gt;prev = NULL;</text:p>
      <text:p text:style-name="P19"><text:s text:c="6"/>ready.tail = temp;</text:p>
      <text:p text:style-name="P19"><text:s text:c="6"/>ready.head = node;</text:p>
      <text:p text:style-name="P19"><text:s text:c="6"/>node-&gt;next = NULL;</text:p>
      <text:p text:style-name="P19"><text:s text:c="6"/>node-&gt;prev = ready.tail;</text:p>
      <text:p text:style-name="P19"><text:s text:c="6"/>ready.count++;</text:p>
      <text:p text:style-name="P19"><text:s text:c="4"/>}</text:p>
      <text:p text:style-name="P19"><text:s text:c="2"/>}</text:p>
      <text:p text:style-name="P19"><text:s text:c="2"/>//This is when the ready queue has two or more members</text:p>
      <text:p text:style-name="P19"><text:s text:c="2"/>else if (ready.count &gt; 1 &amp;&amp; ready.head != NULL &amp;&amp; ready.tail != NULL){</text:p>
      <text:p text:style-name="P19"><text:s text:c="4"/>int priority = node-&gt;priority, i;</text:p>
      <text:p text:style-name="P19"><text:s text:c="4"/>pcb *temp = ready.head;</text:p>
      <text:p text:style-name="P19"><text:s text:c="4"/>//Iterates through queue until </text:p>
      <text:p text:style-name="P19"><text:s text:c="4"/>for (i = ready.count; i = 0; i--){</text:p>
      <text:p text:style-name="P19"><text:s text:c="6"/>//When node has higher priority than head node</text:p>
      <text:p text:style-name="P19"><text:s text:c="6"/>if (priority &gt; temp-&gt;priority &amp;&amp; temp-&gt;next == NULL){</text:p>
      <text:p text:style-name="P19"><text:tab/>temp-&gt;next = node;</text:p>
      <text:p text:style-name="P19"><text:tab/>ready.head = temp;</text:p>
      <text:p text:style-name="P19"><text:tab/>node-&gt;next = NULL;</text:p>
      <text:p text:style-name="P19"><text:tab/>node-&gt;prev = ready.head;</text:p>
      <text:p text:style-name="P19"><text:tab/>ready.head = node;</text:p>
      <text:p text:style-name="P19"><text:tab/>ready.count++;</text:p>
      <text:p text:style-name="P19"><text:tab/>break;</text:p>
      <text:p text:style-name="P19"><text:s text:c="6"/>}</text:p>
      <text:p text:style-name="P19"><text:s text:c="6"/>//When priority is higher than current node priority and current node isnt the</text:p>
      <text:p text:style-name="P19"><text:s text:c="6"/>//head or tail node</text:p>
      <text:p text:style-name="P19"><text:s text:c="6"/>else if (priority &gt; temp-&gt;priority){</text:p>
      <text:p text:style-name="P19"><text:tab/>pcb *nextNode = temp-&gt;next;</text:p>
      <text:p text:style-name="P19"><text:tab/>node-&gt;next = nextNode;</text:p>
      <text:p text:style-name="P19"><text:tab/>node-&gt;prev = temp;</text:p>
      <text:p text:style-name="P19"><text:tab/>nextnode-&gt;prev = node;</text:p>
      <text:p text:style-name="P19"><text:tab/>temp-&gt;next = node;</text:p>
      <text:p text:style-name="P19"><text:tab/>ready.count++;</text:p>
      <text:p text:style-name="P19"><text:s text:c="6"/>}</text:p>
      <text:p text:style-name="P19"><text:s text:c="6"/>//When node has lowest priority and at the end of the queue</text:p>
      <text:p text:style-name="P19"><text:s text:c="6"/>else if (priority &lt; temp-&gt;priorty &amp;&amp; temp-&gt;prev == NULL){</text:p>
      <text:p text:style-name="P19"><text:tab/>node-&gt;next = temp;</text:p>
      <text:p text:style-name="P19"><text:tab/>node-&gt;prev = NULL;</text:p>
      <text:p text:style-name="P19"><text:tab/>temp-&gt;prev = node;</text:p>
      <text:p text:style-name="P19"><text:tab/>ready.tail = node;</text:p>
      <text:p text:style-name="P19"><text:soft-page-break/><text:tab/>ready.count++;</text:p>
      <text:p text:style-name="P19"><text:s text:c="6"/>}</text:p>
      <text:p text:style-name="P19"><text:s text:c="6"/>temp = temp-&gt;prev;</text:p>
      <text:p text:style-name="P19"><text:s text:c="4"/>}</text:p>
      <text:p text:style-name="P19"><text:s text:c="2"/>}</text:p>
      <text:p text:style-name="P19">}</text:p>
      <text:p text:style-name="P17"/>
      <text:p text:style-name="P41">Parameter: <text:span text:style-name="T51">PCB pointer -PCB</text:span></text:p>
      <text:p text:style-name="P41">Return: <text:span text:style-name="T51">None</text:span></text:p>
      <text:p text:style-name="P41"/>
      <text:p text:style-name="P56"><text:span text:style-name="Default_20_Paragraph_20_Font"><text:span text:style-name="T5">readyDeq</text:span></text:span><text:span text:style-name="Default_20_Paragraph_20_Font"><text:span text:style-name="T4">()</text:span></text:span></text:p>
      <text:p text:style-name="P56"><text:span text:style-name="Default_20_Paragraph_20_Font"><text:span text:style-name="T26"/></text:span></text:p>
      <text:p text:style-name="P57"><text:span text:style-name="Default_20_Paragraph_20_Font"><text:span text:style-name="T30">Pushes out the head of the queue</text:span></text:span></text:p>
      <text:p text:style-name="P56"/>
      <text:p text:style-name="P20">pcb * readyDeq(){</text:p>
      <text:p text:style-name="P20"><text:s text:c="2"/>pcb *temp = ready.head;</text:p>
      <text:p text:style-name="P20"><text:s text:c="2"/>pcb *temp1 = temp-&gt;next;</text:p>
      <text:p text:style-name="P20"><text:s text:c="2"/>temp1-&gt;next = NULL;</text:p>
      <text:p text:style-name="P20"><text:s text:c="2"/>ready.head = temp1;</text:p>
      <text:p text:style-name="P20"><text:s text:c="2"/>ready.count--; </text:p>
      <text:p text:style-name="P20">}</text:p>
      <text:p text:style-name="P17"/>
      <text:p text:style-name="P41">Parameter: <text:span text:style-name="T52">None</text:span></text:p>
      <text:p text:style-name="P41">Return: <text:span text:style-name="T52">PCB pointer</text:span></text:p>
      <text:p text:style-name="P41"/>
      <text:p text:style-name="P41"/>
      <text:p text:style-name="P57"><text:span text:style-name="Default_20_Paragraph_20_Font"><text:span text:style-name="T6">readyQueueSize</text:span></text:span><text:span text:style-name="Default_20_Paragraph_20_Font"><text:span text:style-name="T4">()</text:span></text:span></text:p>
      <text:p text:style-name="P57"><text:span text:style-name="Default_20_Paragraph_20_Font"><text:span text:style-name="T26"/></text:span></text:p>
      <text:p text:style-name="P58"><text:span text:style-name="Default_20_Paragraph_20_Font"><text:span text:style-name="T31">Returns the size of the ready queue</text:span></text:span></text:p>
      <text:p text:style-name="P57"/>
      <text:p text:style-name="P21">int readyQueueSize(){</text:p>
      <text:p text:style-name="P21"><text:s text:c="2"/>return ready.count;</text:p>
      <text:p text:style-name="P21">}</text:p>
      <text:p text:style-name="P18"/>
      <text:p text:style-name="P42">Parameter: <text:span text:style-name="T52">None</text:span></text:p>
      <text:p text:style-name="P42">Return: <text:span text:style-name="T53">integer</text:span></text:p>
      <text:p text:style-name="P42"/>
      <text:p text:style-name="P58"><text:span text:style-name="Default_20_Paragraph_20_Font"><text:span text:style-name="T6">isReadyQueueEmpty</text:span></text:span><text:span text:style-name="Default_20_Paragraph_20_Font"><text:span text:style-name="T4">()</text:span></text:span></text:p>
      <text:p text:style-name="P58"><text:span text:style-name="Default_20_Paragraph_20_Font"><text:span text:style-name="T26"/></text:span></text:p>
      <text:p text:style-name="P58"><text:span text:style-name="Default_20_Paragraph_20_Font"><text:span text:style-name="T31">Returns an integer that says whether the ready queue is empty or not</text:span></text:span></text:p>
      <text:p text:style-name="P58"/>
      <text:p text:style-name="P21">int isReadyEmpty(){</text:p>
      <text:p text:style-name="P21"><text:s text:c="2"/>if(ready.count == 0)</text:p>
      <text:p text:style-name="P21"><text:s text:c="4"/>return 1;</text:p>
      <text:p text:style-name="P21"><text:s text:c="2"/>else</text:p>
      <text:p text:style-name="P21"><text:s text:c="4"/>return 0;</text:p>
      <text:p text:style-name="P21">}</text:p>
      <text:p text:style-name="P21"/>
      <text:p text:style-name="P43">Parameter: <text:span text:style-name="T52">None</text:span></text:p>
      <text:p text:style-name="P43">Return: <text:span text:style-name="T53">integer</text:span></text:p>
      <text:p text:style-name="P43"/>
      <text:p text:style-name="P58"><text:soft-page-break/><text:span text:style-name="Default_20_Paragraph_20_Font"><text:span text:style-name="T4">readyConta</text:span></text:span><text:span text:style-name="Default_20_Paragraph_20_Font"><text:span text:style-name="T6">ins</text:span></text:span><text:span text:style-name="Default_20_Paragraph_20_Font"><text:span text:style-name="T4">()</text:span></text:span></text:p>
      <text:p text:style-name="P58"><text:span text:style-name="Default_20_Paragraph_20_Font"><text:span text:style-name="T26"/></text:span></text:p>
      <text:p text:style-name="P58"><text:span text:style-name="Default_20_Paragraph_20_Font"><text:span text:style-name="T31">Takes in a PCB and checks if it is in the queue</text:span></text:span></text:p>
      <text:p text:style-name="P58"/>
      <text:p text:style-name="P21">pcb * readyContains(char * name){</text:p>
      <text:p text:style-name="P21"><text:s text:c="2"/>pcb *curNode = ready.head;</text:p>
      <text:p text:style-name="P21"><text:s text:c="2"/>int i;</text:p>
      <text:p text:style-name="P21"><text:s text:c="2"/>for(i = count; i = 0; i--){</text:p>
      <text:p text:style-name="P21"><text:s text:c="4"/>if(strcmp(name, curNode-&gt;name) == 0)</text:p>
      <text:p text:style-name="P21"><text:s text:c="6"/>return curNode;</text:p>
      <text:p text:style-name="P21"><text:s text:c="4"/>curNode = curNode-&gt;prev;</text:p>
      <text:p text:style-name="P21"><text:s text:c="2"/>}</text:p>
      <text:p text:style-name="P21"><text:s text:c="2"/>return NULL;</text:p>
      <text:p text:style-name="P21">}</text:p>
      <text:p text:style-name="P21"/>
      <text:p text:style-name="P43">Parameter: <text:span text:style-name="T53">char-name</text:span></text:p>
      <text:p text:style-name="P43">Return: <text:span text:style-name="T53">PCB pointer</text:span></text:p>
      <text:p text:style-name="P43"/>
      <text:p text:style-name="P58"><text:span text:style-name="Default_20_Paragraph_20_Font"><text:span text:style-name="T4">blockedEn</text:span></text:span><text:span text:style-name="Default_20_Paragraph_20_Font"><text:span text:style-name="T6">q</text:span></text:span><text:span text:style-name="Default_20_Paragraph_20_Font"><text:span text:style-name="T4">()</text:span></text:span></text:p>
      <text:p text:style-name="P58"><text:span text:style-name="Default_20_Paragraph_20_Font"><text:span text:style-name="T26"/></text:span></text:p>
      <text:p text:style-name="P58"><text:span text:style-name="Default_20_Paragraph_20_Font"><text:span text:style-name="T31">Inserts a PCB into the blocked PCB queue and stores it into a first in first out order</text:span></text:span></text:p>
      <text:p text:style-name="P58"/>
      <text:p text:style-name="P21">void blockedEnq(pcb * node){</text:p>
      <text:p text:style-name="P21"><text:s text:c="2"/>//When blocked queue is empty</text:p>
      <text:p text:style-name="P21"><text:s text:c="2"/>if (blocked.head == NULL &amp;&amp; blocked.tail == NULL){</text:p>
      <text:p text:style-name="P21"><text:s text:c="4"/>blocked.head = node;</text:p>
      <text:p text:style-name="P21"><text:s text:c="4"/>blocked.tail = NULL;</text:p>
      <text:p text:style-name="P21"><text:s text:c="4"/>node-&gt;next = NULL;</text:p>
      <text:p text:style-name="P21"><text:s text:c="4"/>node-&gt;prev = NULL;</text:p>
      <text:p text:style-name="P21"><text:s text:c="4"/>blocked.count++;</text:p>
      <text:p text:style-name="P21"><text:s text:c="2"/>}</text:p>
      <text:p text:style-name="P21"><text:s text:c="2"/>//When blocked queue only has one member</text:p>
      <text:p text:style-name="P21"><text:s text:c="2"/>else if (blocked.tail == NULL){</text:p>
      <text:p text:style-name="P21"><text:s text:c="4"/>pcb *temp = blocked.head;</text:p>
      <text:p text:style-name="P21"><text:s text:c="4"/>temp-&gt;prev = node;</text:p>
      <text:p text:style-name="P21"><text:s text:c="4"/>blocked.head = temp;</text:p>
      <text:p text:style-name="P21"><text:s text:c="4"/>node-&gt;next = blocked.head;</text:p>
      <text:p text:style-name="P21"><text:s text:c="4"/>node-&gt;prev = NULL;</text:p>
      <text:p text:style-name="P21"><text:s text:c="4"/>blocked.tail = node;</text:p>
      <text:p text:style-name="P21"><text:s text:c="4"/>blocked.count++;</text:p>
      <text:p text:style-name="P21"><text:s text:c="2"/>}</text:p>
      <text:p text:style-name="P21"><text:s text:c="2"/>else {</text:p>
      <text:p text:style-name="P21"><text:s text:c="4"/>pcb *temp = blocked.tail;</text:p>
      <text:p text:style-name="P21"><text:s text:c="4"/>node-&gt;next = blocked.tail;</text:p>
      <text:p text:style-name="P21"><text:s text:c="4"/>node-&gt;prev = NULL;</text:p>
      <text:p text:style-name="P21"><text:s text:c="4"/>temp-&gt;prev = node;</text:p>
      <text:p text:style-name="P21"><text:s text:c="4"/>blocked.tail = node;</text:p>
      <text:p text:style-name="P21"><text:s text:c="4"/>blocked.count++;</text:p>
      <text:p text:style-name="P21"><text:s text:c="2"/>} <text:s/></text:p>
      <text:p text:style-name="P21">}</text:p>
      <text:p text:style-name="P21"/>
      <text:p text:style-name="P43">Parameter: <text:span text:style-name="T53">PCB pointer</text:span></text:p>
      <text:p text:style-name="P43">Return: <text:span text:style-name="T53">None</text:span></text:p>
      <text:p text:style-name="P43"><text:soft-page-break/></text:p>
      <text:p text:style-name="P58"><text:span text:style-name="Default_20_Paragraph_20_Font"><text:span text:style-name="T4">blockedDe</text:span></text:span><text:span text:style-name="Default_20_Paragraph_20_Font"><text:span text:style-name="T6">q</text:span></text:span><text:span text:style-name="Default_20_Paragraph_20_Font"><text:span text:style-name="T4">()</text:span></text:span></text:p>
      <text:p text:style-name="P58"><text:span text:style-name="Default_20_Paragraph_20_Font"><text:span text:style-name="T26"/></text:span></text:p>
      <text:p text:style-name="P58"><text:span text:style-name="Default_20_Paragraph_20_Font"><text:span text:style-name="T31">Pushes out the head of the queue</text:span></text:span></text:p>
      <text:p text:style-name="P58"/>
      <text:p text:style-name="P21">pcb * blockedDeq(){</text:p>
      <text:p text:style-name="P21"><text:s text:c="2"/>pcb *temp = blocked.head;</text:p>
      <text:p text:style-name="P21"><text:s text:c="2"/>pcb *temp1 = temp-&gt;next;</text:p>
      <text:p text:style-name="P21"><text:s text:c="2"/>temp1-&gt;next = NULL;</text:p>
      <text:p text:style-name="P21"><text:s text:c="2"/>blocked.head = temp1;</text:p>
      <text:p text:style-name="P21"><text:s text:c="2"/>blocked.count--; </text:p>
      <text:p text:style-name="P21">}</text:p>
      <text:p text:style-name="P21"/>
      <text:p text:style-name="P43">Parameter: <text:span text:style-name="T53">None</text:span></text:p>
      <text:p text:style-name="P43">Return: <text:span text:style-name="T53">PCB pointer</text:span></text:p>
      <text:p text:style-name="P43"/>
      <text:p text:style-name="P43"/>
      <text:p text:style-name="P58"><text:span text:style-name="Default_20_Paragraph_20_Font"><text:span text:style-name="T6">blockedQueueSize</text:span></text:span><text:span text:style-name="Default_20_Paragraph_20_Font"><text:span text:style-name="T4">()</text:span></text:span></text:p>
      <text:p text:style-name="P58"><text:span text:style-name="Default_20_Paragraph_20_Font"><text:span text:style-name="T26"/></text:span></text:p>
      <text:p text:style-name="P58"><text:span text:style-name="Default_20_Paragraph_20_Font"><text:span text:style-name="T31">Returns the size of the blocked queue</text:span></text:span></text:p>
      <text:p text:style-name="P58"/>
      <text:p text:style-name="P21">int blockedQueueSize(){</text:p>
      <text:p text:style-name="P21"><text:s text:c="2"/>return blocked.count;</text:p>
      <text:p text:style-name="P21">}</text:p>
      <text:p text:style-name="P21"/>
      <text:p text:style-name="P43">Parameter: <text:span text:style-name="T53">None</text:span></text:p>
      <text:p text:style-name="P43">Return: <text:span text:style-name="T53">Integer</text:span></text:p>
      <text:p text:style-name="P43"/>
      <text:p text:style-name="P59"><text:span text:style-name="Default_20_Paragraph_20_Font"><text:span text:style-name="T6">isBlockedEmp</text:span></text:span><text:span text:style-name="Default_20_Paragraph_20_Font"><text:span text:style-name="T7">ty</text:span></text:span><text:span text:style-name="Default_20_Paragraph_20_Font"><text:span text:style-name="T4">()</text:span></text:span></text:p>
      <text:p text:style-name="P59"><text:span text:style-name="Default_20_Paragraph_20_Font"><text:span text:style-name="T26"/></text:span></text:p>
      <text:p text:style-name="P59"><text:span text:style-name="Default_20_Paragraph_20_Font"><text:span text:style-name="T32">Checks if the blocked queue is empty</text:span></text:span></text:p>
      <text:p text:style-name="P59"><text:span text:style-name="Default_20_Paragraph_20_Font"><text:span text:style-name="T32"/></text:span></text:p>
      <text:p text:style-name="P23">int isBlockedEmpty(){</text:p>
      <text:p text:style-name="P23"><text:s text:c="2"/>if(blocked.count == 0)</text:p>
      <text:p text:style-name="P23"><text:s text:c="4"/>return 1;</text:p>
      <text:p text:style-name="P23"><text:s text:c="2"/>else</text:p>
      <text:p text:style-name="P23"><text:s text:c="4"/>return 0;</text:p>
      <text:p text:style-name="P23">}</text:p>
      <text:p text:style-name="P22"/>
      <text:p text:style-name="P44">Parameter: <text:span text:style-name="T54">None</text:span></text:p>
      <text:p text:style-name="P44">Return: <text:span text:style-name="T53">Integer</text:span></text:p>
      <text:p text:style-name="P44"/>
      <text:p text:style-name="P59"><text:span text:style-name="Default_20_Paragraph_20_Font"><text:span text:style-name="T4">blockedC</text:span></text:span><text:span text:style-name="Default_20_Paragraph_20_Font"><text:span text:style-name="T7">ontains</text:span></text:span><text:span text:style-name="Default_20_Paragraph_20_Font"><text:span text:style-name="T4">()</text:span></text:span></text:p>
      <text:p text:style-name="P59"><text:span text:style-name="Default_20_Paragraph_20_Font"><text:span text:style-name="T26"/></text:span></text:p>
      <text:p text:style-name="P59"><text:span text:style-name="Default_20_Paragraph_20_Font"><text:span text:style-name="T32">Checks if the blocked queue contains a certain PCB then returns that PCB</text:span></text:span></text:p>
      <text:p text:style-name="P59"><text:span text:style-name="Default_20_Paragraph_20_Font"><text:span text:style-name="T32"/></text:span></text:p>
      <text:p text:style-name="P23">pcb * blockedContains(char * name){</text:p>
      <text:p text:style-name="P23"><text:s text:c="2"/>pcb *curNode = blocked.head;</text:p>
      <text:p text:style-name="P23"><text:s text:c="2"/>int i;</text:p>
      <text:p text:style-name="P23"><text:s text:c="2"/>for(i = count; i = 0; i--){</text:p>
      <text:p text:style-name="P23"><text:soft-page-break/><text:s text:c="4"/>if(strcmp(name, curNode-&gt;name) == 0)</text:p>
      <text:p text:style-name="P23"><text:s text:c="6"/>return curNode;</text:p>
      <text:p text:style-name="P23"><text:s text:c="4"/>curNode = curNode-&gt;prev;</text:p>
      <text:p text:style-name="P23"><text:s text:c="2"/>}</text:p>
      <text:p text:style-name="P23"><text:s text:c="2"/>return NULL;</text:p>
      <text:p text:style-name="P23">}</text:p>
      <text:p text:style-name="P23"/>
      <text:p text:style-name="P44">Parameter: <text:span text:style-name="T54">char name</text:span></text:p>
      <text:p text:style-name="P44">Return: <text:span text:style-name="T54">PCB pointer</text:span></text:p>
      <text:p text:style-name="P44"/>
      <text:p text:style-name="P60"><text:span text:style-name="Default_20_Paragraph_20_Font"><text:span text:style-name="T4">c</text:span></text:span><text:span text:style-name="Default_20_Paragraph_20_Font"><text:span text:style-name="T8">reate</text:span></text:span><text:span text:style-name="Default_20_Paragraph_20_Font"><text:span text:style-name="T4">()</text:span></text:span></text:p>
      <text:p text:style-name="P60"><text:span text:style-name="Default_20_Paragraph_20_Font"><text:span text:style-name="T26"/></text:span></text:p>
      <text:p text:style-name="P60"><text:span text:style-name="Default_20_Paragraph_20_Font"><text:span text:style-name="T33">This function starts by getting 3 inputs for of name, class, and priority </text:span></text:span><text:span text:style-name="Default_20_Paragraph_20_Font"><text:span text:style-name="T34">and sends that to setup to create the PB</text:span></text:span></text:p>
      <text:p text:style-name="P60"><text:span text:style-name="Default_20_Paragraph_20_Font"><text:span text:style-name="T32"/></text:span></text:p>
      <text:p text:style-name="P26">void create(){</text:p>
      <text:p text:style-name="P26">char *name1;</text:p>
      <text:p text:style-name="P26">char *class1;</text:p>
      <text:p text:style-name="P26">int priority1;</text:p>
      <text:p text:style-name="P26"/>
      <text:p text:style-name="P26"><text:s text:c="2"/>serial_println("Enter name");</text:p>
      <text:p text:style-name="P26"><text:s text:c="2"/>char *name = NULL;</text:p>
      <text:p text:style-name="P26"><text:s text:c="2"/>reader(name);</text:p>
      <text:p text:style-name="P26">name1 = name;</text:p>
      <text:p text:style-name="P26">serial_println("Enter class");</text:p>
      <text:p text:style-name="P26"><text:s/>char *class = NULL;</text:p>
      <text:p text:style-name="P26"><text:s/><text:tab/>reader(class);</text:p>
      <text:p text:style-name="P26"><text:tab/>class1 = class;</text:p>
      <text:p text:style-name="P26"><text:tab/>serial_println("Enter priority");</text:p>
      <text:p text:style-name="P26"><text:tab/>int priority = NULL;</text:p>
      <text:p text:style-name="P26"><text:tab/>reader((char*)priority);</text:p>
      <text:p text:style-name="P26"><text:tab/>priority1= priority;</text:p>
      <text:p text:style-name="P26"><text:tab/>class = NULL;</text:p>
      <text:p text:style-name="P26"><text:s text:c="8"/>if(priority &gt;= 0 &amp;&amp; priority &lt;= 9 &amp;&amp; (readyContains(name1) == NULL) &amp;&amp; (class1 == system || class1 == application)){</text:p>
      <text:p text:style-name="P26"><text:s text:c="2"/>name = NULL;</text:p>
      <text:p text:style-name="P26"><text:tab/>priority = NULL;</text:p>
      <text:p text:style-name="P26"><text:tab/>pcb* temp = setup(name1,class1,priority1);</text:p>
      <text:p text:style-name="P26"><text:tab/>insert(temp);</text:p>
      <text:p text:style-name="P26"><text:s text:c="7"/>}</text:p>
      <text:p text:style-name="P26"><text:s text:c="7"/>else</text:p>
      <text:p text:style-name="P26"><text:s text:c="8"/>serial_println("Invalid Input\n")</text:p>
      <text:p text:style-name="P26"><text:tab/>serial_println("1) Help\n2) Set Date\n3) Get Date\n4) Set time\n5) Get Time\n6) Version\n7) Suspend\n8) Resume\n9) Set Priority\n10) Show PCB\n 11)Show all Processes\n12) Show Ready Processes\n13) Show Blocked Processes\n14) Create PCB\n15) Delete PCB\n16) Block\n17) Unblock\n18) Shutdown\n Enter choice: ");</text:p>
      <text:p text:style-name="P26">}</text:p>
      <text:p text:style-name="P24"/>
      <text:p text:style-name="P45">Parameter: <text:span text:style-name="T56">None</text:span></text:p>
      <text:p text:style-name="P45">Return: <text:span text:style-name="T56">None</text:span></text:p>
      <text:p text:style-name="P45"/>
      <text:p text:style-name="P61"><text:span text:style-name="Default_20_Paragraph_20_Font"><text:span text:style-name="T7">delet</text:span></text:span><text:span text:style-name="Default_20_Paragraph_20_Font"><text:span text:style-name="T8">e</text:span></text:span><text:span text:style-name="Default_20_Paragraph_20_Font"><text:span text:style-name="T4">()</text:span></text:span></text:p>
      <text:p text:style-name="P61"><text:span text:style-name="Default_20_Paragraph_20_Font"><text:span text:style-name="T34">Takes in the name of the PCB you want to delete and removes it from the queue</text:span></text:span></text:p>
      <text:p text:style-name="P61"><text:soft-page-break/><text:span text:style-name="Default_20_Paragraph_20_Font"><text:span text:style-name="T32"/></text:span></text:p>
      <text:p text:style-name="P26">void delete(char* name)</text:p>
      <text:p text:style-name="P26">{</text:p>
      <text:p text:style-name="P26"><text:tab/>pcb* temp;</text:p>
      <text:p text:style-name="P26"><text:s/>temp = find(name);</text:p>
      <text:p text:style-name="P26"><text:s/>remove(temp);</text:p>
      <text:p text:style-name="P26"><text:s/>serial_println("1) Help\n2) Set Date\n3) Get Date\n4) Set time\n5) Get Time\n6) Version\n7) Suspend\n8) Resume\n9) Set Priority\n10) Show PCB\n 11)Show all Processes\n12) Show Ready Processes\n13) Show Blocked Processes\n14) Create PCB\n15) Delete PCB\n16) Block\n17) Unblock\n18) Shutdown\n Enter choice: ");</text:p>
      <text:p text:style-name="P26">}</text:p>
      <text:p text:style-name="P25"/>
      <text:p text:style-name="P46">Parameter: <text:span text:style-name="T54">char name</text:span></text:p>
      <text:p text:style-name="P46">Return: <text:span text:style-name="T56">None</text:span></text:p>
      <text:p text:style-name="P46"/>
      <text:p text:style-name="P61"><text:span text:style-name="Default_20_Paragraph_20_Font"><text:span text:style-name="T8">block</text:span></text:span><text:span text:style-name="Default_20_Paragraph_20_Font"><text:span text:style-name="T4">()</text:span></text:span></text:p>
      <text:p text:style-name="P61"><text:span text:style-name="Default_20_Paragraph_20_Font"><text:span text:style-name="T34">Takes in a PCB name and puts that PCB into the blocked queue</text:span></text:span></text:p>
      <text:p text:style-name="P61"><text:span text:style-name="Default_20_Paragraph_20_Font"><text:span text:style-name="T32"/></text:span></text:p>
      <text:p text:style-name="P26">void block(char* name)</text:p>
      <text:p text:style-name="P26">{</text:p>
      <text:p text:style-name="P26"><text:s text:c="2"/>char *name1;</text:p>
      <text:p text:style-name="P26"><text:s text:c="2"/>serial_println("Enter name");</text:p>
      <text:p text:style-name="P26"><text:s text:c="2"/>char *name = NULL;</text:p>
      <text:p text:style-name="P26"><text:s text:c="2"/>reader(name);</text:p>
      <text:p text:style-name="P26"><text:s text:c="2"/>name1 = name;</text:p>
      <text:p text:style-name="P26"><text:s text:c="2"/>pcb* temp = find(name1);</text:p>
      <text:p text:style-name="P26"><text:s text:c="2"/>if(temp!=NULL &amp;&amp; temp.name == readyContains(temp).name <text:s/>){</text:p>
      <text:p text:style-name="P26"><text:s text:c="2"/>remove(temp);</text:p>
      <text:p text:style-name="P26"><text:s text:c="2"/>blockedEnq(temp);</text:p>
      <text:p text:style-name="P26"><text:s text:c="2"/>}</text:p>
      <text:p text:style-name="P26"><text:s text:c="2"/>else</text:p>
      <text:p text:style-name="P26"><text:s text:c="3"/>serial_println("Invalid Input\n");</text:p>
      <text:p text:style-name="P26"><text:s text:c="2"/></text:p>
      <text:p text:style-name="P26"><text:s text:c="2"/></text:p>
      <text:p text:style-name="P26">}</text:p>
      <text:p text:style-name="P46">Parameter: <text:span text:style-name="T54">char name</text:span></text:p>
      <text:p text:style-name="P46">Return: <text:span text:style-name="T56">None</text:span></text:p>
      <text:p text:style-name="P46"/>
      <text:p text:style-name="P46"/>
      <text:p text:style-name="P46"/>
      <text:p text:style-name="P61"><text:span text:style-name="Default_20_Paragraph_20_Font"><text:span text:style-name="T8">unblock</text:span></text:span><text:span text:style-name="Default_20_Paragraph_20_Font"><text:span text:style-name="T4">()</text:span></text:span></text:p>
      <text:p text:style-name="P61"><text:span text:style-name="Default_20_Paragraph_20_Font"><text:span text:style-name="T34">Takes in a PCB name and puts that PCB into the unblocked queue</text:span></text:span></text:p>
      <text:p text:style-name="P61"><text:span text:style-name="Default_20_Paragraph_20_Font"><text:span text:style-name="T32"/></text:span></text:p>
      <text:p text:style-name="P26">void unblock(char* name)</text:p>
      <text:p text:style-name="P26">{</text:p>
      <text:p text:style-name="P26"><text:s text:c="2"/>char *name1;</text:p>
      <text:p text:style-name="P26"><text:s text:c="2"/>serial_println("Enter name");</text:p>
      <text:p text:style-name="P26"><text:s text:c="2"/>char *name = NULL;</text:p>
      <text:p text:style-name="P26"><text:s text:c="2"/>reader(name);</text:p>
      <text:p text:style-name="P26"><text:s text:c="2"/>name1 = name;</text:p>
      <text:p text:style-name="P26"><text:s text:c="2"/>pcb* temp = find(name1);</text:p>
      <text:p text:style-name="P26"><text:s text:c="2"/>if(temp!=NULL &amp;&amp; temp.name == readyContains(temp).name <text:s/>){</text:p>
      <text:p text:style-name="P26"><text:s text:c="2"/>remove(temp);</text:p>
      <text:p text:style-name="P26"><text:soft-page-break/><text:s text:c="2"/>readyEnq(temp;)</text:p>
      <text:p text:style-name="P26"><text:s text:c="2"/>}</text:p>
      <text:p text:style-name="P26"><text:s text:c="2"/>else</text:p>
      <text:p text:style-name="P26"><text:s text:c="3"/>serial_println("Invalid Input\n");</text:p>
      <text:p text:style-name="P26"><text:s text:c="2"/></text:p>
      <text:p text:style-name="P26">}</text:p>
      <text:p text:style-name="P46">Parameter: <text:span text:style-name="T54">char name</text:span></text:p>
      <text:p text:style-name="P46">Return: <text:span text:style-name="T56">None</text:span></text:p>
      <text:p text:style-name="P46"/>
      <text:p text:style-name="P61"><text:span text:style-name="Default_20_Paragraph_20_Font"><text:span text:style-name="T4">suspen</text:span></text:span><text:span text:style-name="Default_20_Paragraph_20_Font"><text:span text:style-name="T8">d</text:span></text:span><text:span text:style-name="Default_20_Paragraph_20_Font"><text:span text:style-name="T4">()</text:span></text:span></text:p>
      <text:p text:style-name="P61"><text:span text:style-name="Default_20_Paragraph_20_Font"><text:span text:style-name="T34">Takes in a PCB name and makes its suspend value show true</text:span></text:span></text:p>
      <text:p text:style-name="P61"><text:span text:style-name="Default_20_Paragraph_20_Font"><text:span text:style-name="T32"/></text:span></text:p>
      <text:p text:style-name="P26">void suspend()</text:p>
      <text:p text:style-name="P26">{</text:p>
      <text:p text:style-name="P26"><text:s text:c="2"/>char *name1;</text:p>
      <text:p text:style-name="P26"><text:s text:c="2"/>serial_println("Enter name");</text:p>
      <text:p text:style-name="P26"><text:s text:c="2"/>char *name = NULL;</text:p>
      <text:p text:style-name="P26"><text:s text:c="2"/>reader(name);</text:p>
      <text:p text:style-name="P26"><text:s text:c="2"/>name1 = name;</text:p>
      <text:p text:style-name="P26"><text:s text:c="2"/>pcb* temp = find(name1);</text:p>
      <text:p text:style-name="P26"><text:s text:c="2"/>if(temp!=NULL &amp;&amp; temp.name == readyContains(temp).name <text:s/>){</text:p>
      <text:p text:style-name="P26"><text:s text:c="2"/>temp.stateS = 0;</text:p>
      <text:p text:style-name="P26"><text:s text:c="2"/>}</text:p>
      <text:p text:style-name="P26"><text:s text:c="2"/>else</text:p>
      <text:p text:style-name="P26"><text:s text:c="4"/>serial_println("Invalid Input\n");</text:p>
      <text:p text:style-name="P26"><text:s text:c="2"/></text:p>
      <text:p text:style-name="P26">}</text:p>
      <text:p text:style-name="P46">Parameter: <text:span text:style-name="T56">None</text:span></text:p>
      <text:p text:style-name="P46">Return: <text:span text:style-name="T56">None</text:span></text:p>
      <text:p text:style-name="P46"/>
      <text:p text:style-name="P61"><text:span text:style-name="Default_20_Paragraph_20_Font"><text:span text:style-name="T4">resu</text:span></text:span><text:span text:style-name="Default_20_Paragraph_20_Font"><text:span text:style-name="T8">me</text:span></text:span><text:span text:style-name="Default_20_Paragraph_20_Font"><text:span text:style-name="T4">()</text:span></text:span></text:p>
      <text:p text:style-name="P61"><text:span text:style-name="Default_20_Paragraph_20_Font"><text:span text:style-name="T34">Takes in a PCB name and makes its suspend value show false</text:span></text:span></text:p>
      <text:p text:style-name="P61"><text:span text:style-name="Default_20_Paragraph_20_Font"><text:span text:style-name="T32"/></text:span></text:p>
      <text:p text:style-name="P26">void resume()</text:p>
      <text:p text:style-name="P26">{</text:p>
      <text:p text:style-name="P26"><text:s text:c="2"/>char *name1;</text:p>
      <text:p text:style-name="P26"><text:s text:c="2"/>serial_println("Enter name");</text:p>
      <text:p text:style-name="P26"><text:s text:c="2"/>char *name = NULL;</text:p>
      <text:p text:style-name="P26"><text:s text:c="2"/>reader(name);</text:p>
      <text:p text:style-name="P26"><text:s text:c="2"/>name1 = name;</text:p>
      <text:p text:style-name="P26"><text:s text:c="2"/>pcb* temp = find(name1);</text:p>
      <text:p text:style-name="P26"><text:s text:c="3"/>if(temp!=NULL &amp;&amp; temp.name == readyContains(temp).name <text:s/>){</text:p>
      <text:p text:style-name="P26"><text:s text:c="2"/>temp.stateS = 1;</text:p>
      <text:p text:style-name="P26"><text:s text:c="2"/>}</text:p>
      <text:p text:style-name="P26"><text:s text:c="2"/>else</text:p>
      <text:p text:style-name="P26"><text:s text:c="4"/>serial_println("Invalid Input\n");</text:p>
      <text:p text:style-name="P26">}</text:p>
      <text:p text:style-name="P46">Parameter: <text:span text:style-name="T56">None</text:span></text:p>
      <text:p text:style-name="P46">Return: <text:span text:style-name="T56">None</text:span></text:p>
      <text:p text:style-name="P46"/>
      <text:p text:style-name="P61"><text:span text:style-name="Default_20_Paragraph_20_Font"><text:span text:style-name="T8">setPriority</text:span></text:span><text:span text:style-name="Default_20_Paragraph_20_Font"><text:span text:style-name="T4">()</text:span></text:span></text:p>
      <text:p text:style-name="P61"><text:span text:style-name="Default_20_Paragraph_20_Font"><text:span text:style-name="T34">Takes in a integer for priority and changes the priority value for a certain PCB</text:span></text:span></text:p>
      <text:p text:style-name="P61"><text:soft-page-break/><text:span text:style-name="Default_20_Paragraph_20_Font"><text:span text:style-name="T32"/></text:span></text:p>
      <text:p text:style-name="P26">void setPriority()</text:p>
      <text:p text:style-name="P26">{</text:p>
      <text:p text:style-name="P26"><text:s text:c="2"/>char *name1;</text:p>
      <text:p text:style-name="P26"><text:s text:c="2"/>serial_println("Enter name");</text:p>
      <text:p text:style-name="P26"><text:s text:c="2"/>char *name = NULL;</text:p>
      <text:p text:style-name="P26"><text:s text:c="2"/>reader(name);</text:p>
      <text:p text:style-name="P26"><text:s text:c="2"/>name1 = name;</text:p>
      <text:p text:style-name="P26"><text:s text:c="2"/>if(temp!=NULL){</text:p>
      <text:p text:style-name="P26"><text:s text:c="2"/>pcb* temp = find(name1);</text:p>
      <text:p text:style-name="P26"><text:s text:c="2"/>char *num;</text:p>
      <text:p text:style-name="P26"><text:s text:c="2"/>serial_println("Enter the new priority");</text:p>
      <text:p text:style-name="P26"><text:s text:c="2"/>reader(num);</text:p>
      <text:p text:style-name="P26"><text:s text:c="2"/>integer number;</text:p>
      <text:p text:style-name="P26"><text:s text:c="2"/>number = atoi(num);</text:p>
      <text:p text:style-name="P26"><text:s text:c="2"/>temp.priority = number;</text:p>
      <text:p text:style-name="P26"><text:s text:c="2"/>}</text:p>
      <text:p text:style-name="P26"><text:s text:c="2"/>else</text:p>
      <text:p text:style-name="P26"><text:s text:c="2"/>{</text:p>
      <text:p text:style-name="P26"><text:s text:c="4"/>serial_println("Invalid Inputs");</text:p>
      <text:p text:style-name="P26"><text:s text:c="2"/>}</text:p>
      <text:p text:style-name="P26"><text:s text:c="2"/></text:p>
      <text:p text:style-name="P26"><text:s text:c="2"/></text:p>
      <text:p text:style-name="P26"><text:s text:c="2"/></text:p>
      <text:p text:style-name="P26">}</text:p>
      <text:p text:style-name="P46">Parameter: <text:span text:style-name="T56">None</text:span></text:p>
      <text:p text:style-name="P46">Return: <text:span text:style-name="T56">None</text:span></text:p>
      <text:p text:style-name="P46"/>
      <text:p text:style-name="P62"><text:span text:style-name="Default_20_Paragraph_20_Font"><text:span text:style-name="T4">l</text:span></text:span><text:span text:style-name="Default_20_Paragraph_20_Font"><text:span text:style-name="T9">oadr3</text:span></text:span><text:span text:style-name="Default_20_Paragraph_20_Font"><text:span text:style-name="T4">()</text:span></text:span></text:p>
      <text:p text:style-name="P62"><text:span text:style-name="Default_20_Paragraph_20_Font"><text:span text:style-name="T35">Doesn't take in any parameters and loads all the current processes into the suspended ready state</text:span></text:span></text:p>
      <text:p text:style-name="P62"><text:span text:style-name="Default_20_Paragraph_20_Font"><text:span text:style-name="T32"><text:s/></text:span></text:span></text:p>
      <text:p text:style-name="P27">void loadr3() {</text:p>
      <text:p text:style-name="P27"><text:s text:c="4"/>//proc 1</text:p>
      <text:p text:style-name="P27"><text:s text:c="4"/>pcb *new_pcb1 = setup1("proc1" , 1, 1);</text:p>
      <text:p text:style-name="P27"><text:s text:c="4"/>context *cp1 = ( context*)(new_pcb1 -&gt;stackTop);</text:p>
      <text:p text:style-name="P27"><text:s text:c="4"/>insert(new_pcb1);</text:p>
      <text:p text:style-name="P27"><text:s text:c="4"/>memset(cp1, 0,sizeof(context));</text:p>
      <text:p text:style-name="P27"><text:s text:c="4"/>cp1-&gt;fs = 0x10;</text:p>
      <text:p text:style-name="P27"><text:s text:c="4"/>cp1-&gt;gs = 0x10;</text:p>
      <text:p text:style-name="P27"><text:s text:c="4"/>cp1-&gt;ds = 0x10;</text:p>
      <text:p text:style-name="P27"><text:s text:c="4"/>cp1-&gt;es = 0x10;</text:p>
      <text:p text:style-name="P27"><text:s text:c="4"/>cp1-&gt;cs = 0x8;</text:p>
      <text:p text:style-name="P27"><text:s text:c="4"/>cp1-&gt;ebp = (u32int)(new_pcb1 -&gt;stack);</text:p>
      <text:p text:style-name="P27"><text:s text:c="4"/>cp1-&gt;esp = (u32int)(new_pcb1 -&gt;stackTop);</text:p>
      <text:p text:style-name="P27"><text:s text:c="4"/>cp1-&gt;eip = (u32int)proc1;</text:p>
      <text:p text:style-name="P27"><text:s text:c="4"/>//The function correlating to the process, ie. proc1</text:p>
      <text:p text:style-name="P27"><text:s text:c="4"/>cp1-&gt;eflags = 0x202;</text:p>
      <text:p text:style-name="P27"><text:s text:c="4"/>//proc 2</text:p>
      <text:p text:style-name="P27"><text:s text:c="4"/>struct pcb *new_pcb2 = setup1("proc2" , 1, 1);</text:p>
      <text:p text:style-name="P27"><text:s text:c="4"/>insert(new_pcb2);</text:p>
      <text:p text:style-name="P27"><text:s text:c="4"/>context *cp2 = ( context*)(new_pcb2 -&gt;stackTop);</text:p>
      <text:p text:style-name="P27"><text:s text:c="4"/>memset(cp2, 0,sizeof(context));</text:p>
      <text:p text:style-name="P27"><text:s text:c="4"/>cp2-&gt;fs = 0x10;</text:p>
      <text:p text:style-name="P27"><text:s text:c="4"/>cp2-&gt;gs = 0x10;</text:p>
      <text:p text:style-name="P27"><text:s text:c="4"/>cp2-&gt;ds = 0x10;</text:p>
      <text:p text:style-name="P27"><text:soft-page-break/><text:s text:c="4"/>cp2-&gt;es = 0x10;</text:p>
      <text:p text:style-name="P27"><text:s text:c="4"/>cp2-&gt;cs = 0x8;</text:p>
      <text:p text:style-name="P27"><text:s text:c="4"/>cp2-&gt;ebp = (u32int)(new_pcb2 -&gt;stack);</text:p>
      <text:p text:style-name="P27"><text:s text:c="4"/>cp2-&gt;esp = (u32int)(new_pcb2 -&gt;stackTop);</text:p>
      <text:p text:style-name="P27"><text:s text:c="4"/>cp2-&gt;eip = (u32int)proc2;</text:p>
      <text:p text:style-name="P27"><text:s text:c="4"/>//The function correlating to the process, ie. proc2</text:p>
      <text:p text:style-name="P27"><text:s text:c="4"/>cp2-&gt;eflags = 0x202;</text:p>
      <text:p text:style-name="P27"><text:s text:c="4"/>//proc 3</text:p>
      <text:p text:style-name="P27"><text:s text:c="4"/>pcb *new_pcb3 = setup1("proc3" , 1, 1);</text:p>
      <text:p text:style-name="P27"><text:s text:c="4"/>insert(new_pcb3);</text:p>
      <text:p text:style-name="P27"><text:s text:c="4"/>context *cp3 = (context*)(new_pcb3 -&gt;stackTop);</text:p>
      <text:p text:style-name="P27"><text:s text:c="4"/>memset(cp3, 0,sizeof(context));</text:p>
      <text:p text:style-name="P27"><text:s text:c="4"/>cp3-&gt;fs = 0x10;</text:p>
      <text:p text:style-name="P27"><text:s text:c="4"/>cp3-&gt;gs = 0x10;</text:p>
      <text:p text:style-name="P27"><text:s text:c="4"/>cp3-&gt;ds = 0x10;</text:p>
      <text:p text:style-name="P27"><text:s text:c="4"/>cp3-&gt;es = 0x10;</text:p>
      <text:p text:style-name="P27"><text:s text:c="4"/>cp3-&gt;cs = 0x8;</text:p>
      <text:p text:style-name="P27"><text:s text:c="4"/>cp3-&gt;ebp = (u32int)(new_pcb3 -&gt;stack);</text:p>
      <text:p text:style-name="P27"><text:s text:c="4"/>cp3-&gt;esp = (u32int)(new_pcb3 -&gt;stackTop);</text:p>
      <text:p text:style-name="P27"><text:s text:c="4"/>cp3-&gt;eip = (u32int)proc3;</text:p>
      <text:p text:style-name="P27"><text:s text:c="4"/>//The function correlating to the process, ie. proc3</text:p>
      <text:p text:style-name="P27"><text:s text:c="4"/>cp3-&gt;eflags = 0x202;</text:p>
      <text:p text:style-name="P27"><text:s text:c="4"/>//proc 4</text:p>
      <text:p text:style-name="P27"><text:s text:c="4"/>pcb *new_pcb4 = setup1("proc4" , 1, 1);</text:p>
      <text:p text:style-name="P27"><text:s text:c="4"/>insert(new_pcb4);</text:p>
      <text:p text:style-name="P27"><text:s text:c="4"/>context *cp4 = (context*)(new_pcb4 -&gt;stackTop);</text:p>
      <text:p text:style-name="P27"><text:s text:c="4"/>memset(cp4, 0,sizeof(context));</text:p>
      <text:p text:style-name="P27"><text:s text:c="4"/>cp4-&gt;fs = 0x10;</text:p>
      <text:p text:style-name="P27"><text:s text:c="4"/>cp4-&gt;gs = 0x10;</text:p>
      <text:p text:style-name="P27"><text:s text:c="4"/>cp4-&gt;ds = 0x10;</text:p>
      <text:p text:style-name="P27"><text:s text:c="4"/>cp4-&gt;es = 0x10;</text:p>
      <text:p text:style-name="P27"><text:s text:c="4"/>cp4-&gt;cs = 0x8;</text:p>
      <text:p text:style-name="P27"><text:s text:c="4"/>cp4-&gt;ebp = (u32int)(new_pcb4 -&gt;stack);</text:p>
      <text:p text:style-name="P27"><text:s text:c="4"/>cp4-&gt;esp = (u32int)(new_pcb4 -&gt;stackTop);</text:p>
      <text:p text:style-name="P27"><text:s text:c="4"/>cp4-&gt;eip = (u32int)proc4;</text:p>
      <text:p text:style-name="P27"><text:s text:c="4"/>//The function correlating to the process, ie. proc4</text:p>
      <text:p text:style-name="P27"><text:s text:c="4"/>cp4-&gt;eflags = 0x202;</text:p>
      <text:p text:style-name="P27"><text:s text:c="4"/>//proc 5</text:p>
      <text:p text:style-name="P27"><text:s text:c="3"/>pcb *new_pcb5 = setup1("proc5" , 1, 1);</text:p>
      <text:p text:style-name="P27"><text:s text:c="4"/>insert(new_pcb5);</text:p>
      <text:p text:style-name="P27"><text:s text:c="4"/>context *cp5 = (context*)(new_pcb5 -&gt;stackTop);</text:p>
      <text:p text:style-name="P27"><text:s text:c="4"/>memset(cp5, 0,sizeof(context));</text:p>
      <text:p text:style-name="P27"><text:s text:c="4"/>cp5-&gt;fs = 0x10;</text:p>
      <text:p text:style-name="P27"><text:s text:c="4"/>cp5-&gt;gs = 0x10;</text:p>
      <text:p text:style-name="P27"><text:s text:c="4"/>cp5-&gt;ds = 0x10;</text:p>
      <text:p text:style-name="P27"><text:s text:c="4"/>cp5-&gt;es = 0x10;</text:p>
      <text:p text:style-name="P27"><text:s text:c="4"/>cp5-&gt;cs = 0x8;</text:p>
      <text:p text:style-name="P27"><text:s text:c="4"/>cp5-&gt;ebp = (u32int)(new_pcb5 -&gt;stack);</text:p>
      <text:p text:style-name="P27"><text:s text:c="4"/>cp5-&gt;esp = (u32int)(new_pcb5 -&gt;stackTop);</text:p>
      <text:p text:style-name="P27"><text:s text:c="4"/>cp5-&gt;eip = (u32int)proc5;</text:p>
      <text:p text:style-name="P27"><text:s text:c="4"/>//The function correlating to the process, ie. proc5</text:p>
      <text:p text:style-name="P27"><text:s text:c="4"/>cp5-&gt;eflags = 0x202;</text:p>
      <text:p text:style-name="P27">}</text:p>
      <text:p text:style-name="P47">Parameter: <text:span text:style-name="T56">None</text:span></text:p>
      <text:p text:style-name="P47">Return: <text:span text:style-name="T56">None</text:span></text:p>
      <text:p text:style-name="P47"/>
      <text:p text:style-name="P62"><text:soft-page-break/><text:span text:style-name="Default_20_Paragraph_20_Font"><text:span text:style-name="T9">yield</text:span></text:span><text:span text:style-name="Default_20_Paragraph_20_Font"><text:span text:style-name="T4">()</text:span></text:span></text:p>
      <text:p text:style-name="P62"><text:span text:style-name="Default_20_Paragraph_20_Font"><text:span text:style-name="T35">Doesn't take in any parameters and will cause command handler to yield to others processes</text:span></text:span></text:p>
      <text:p text:style-name="P27">void yield() {</text:p>
      <text:p text:style-name="P27"><text:s text:c="4"/>asm volatile ("int $60");</text:p>
      <text:p text:style-name="P27">}</text:p>
      <text:p text:style-name="P47">Parameter: <text:span text:style-name="T56">None</text:span></text:p>
      <text:p text:style-name="P47">Return: <text:span text:style-name="T56">None</text:span></text:p>
      <text:p text:style-name="P47"/>
      <text:p text:style-name="P64"><text:span text:style-name="Default_20_Paragraph_20_Font"><text:span text:style-name="T10">sys_call</text:span></text:span></text:p>
      <text:p text:style-name="P63"><text:span text:style-name="Default_20_Paragraph_20_Font"><text:span text:style-name="T36">The file sys_call.c declares a PCB cop and checks to see if sys_call has been called or not. <text:s/>If it has been then it it checks param.op.code and sees if it equals IDLE, if it does it saves the context and if it equal exit it frees cop. <text:s/>Also if there is a ready process it assigns cop and returns cop's stack top.</text:span></text:span></text:p>
      <text:p text:style-name="P28"><text:span text:style-name="Default_20_Paragraph_20_Font"><text:span text:style-name="T58">pcb* cop;</text:span></text:span></text:p>
      <text:p text:style-name="P28"><text:span text:style-name="Default_20_Paragraph_20_Font"><text:span text:style-name="T58">u32int* sys_call(context* registers) {</text:span></text:span></text:p>
      <text:p text:style-name="P28"><text:span text:style-name="Default_20_Paragraph_20_Font"><text:span text:style-name="T58"><text:s text:c="4"/>if(cop==NULL) {</text:span></text:span></text:p>
      <text:p text:style-name="P28"><text:span text:style-name="Default_20_Paragraph_20_Font"><text:span text:style-name="T58"><text:s text:c="8"/>con=registers;</text:span></text:span></text:p>
      <text:p text:style-name="P28"><text:span text:style-name="Default_20_Paragraph_20_Font"/></text:p>
      <text:p text:style-name="P28"><text:span text:style-name="Default_20_Paragraph_20_Font"><text:span text:style-name="T58"><text:s text:c="4"/>}</text:span></text:span></text:p>
      <text:p text:style-name="P28"><text:span text:style-name="Default_20_Paragraph_20_Font"><text:span text:style-name="T58"><text:s text:c="4"/>else {</text:span></text:span></text:p>
      <text:p text:style-name="P28"><text:span text:style-name="Default_20_Paragraph_20_Font"><text:span text:style-name="T58"><text:s text:c="8"/>if(params.op_code == IDLE) {</text:span></text:span></text:p>
      <text:p text:style-name="P28"><text:span text:style-name="Default_20_Paragraph_20_Font"><text:span text:style-name="T58"><text:s text:c="12"/>//set cop stack top to parameter registers</text:span></text:span></text:p>
      <text:p text:style-name="P28"><text:span text:style-name="Default_20_Paragraph_20_Font"><text:span text:style-name="T58"><text:s text:c="12"/>cop-&gt;stackTop = (unsigned char*)registers;</text:span></text:span></text:p>
      <text:p text:style-name="P28"><text:span text:style-name="Default_20_Paragraph_20_Font"><text:span text:style-name="T58"><text:tab/><text:tab/>//maybe remove and insert should be here</text:span></text:span></text:p>
      <text:p text:style-name="P28"><text:span text:style-name="Default_20_Paragraph_20_Font"><text:span text:style-name="T58"><text:tab/><text:tab/>remove(cop);</text:span></text:span></text:p>
      <text:p text:style-name="P28"><text:span text:style-name="Default_20_Paragraph_20_Font"><text:span text:style-name="T58"><text:tab/><text:tab/>insert(cop);</text:span></text:span></text:p>
      <text:p text:style-name="P28"><text:span text:style-name="Default_20_Paragraph_20_Font"><text:span text:style-name="T58"><text:s text:c="8"/>}</text:span></text:span></text:p>
      <text:p text:style-name="P28"><text:span text:style-name="Default_20_Paragraph_20_Font"><text:span text:style-name="T58"><text:s text:c="7"/>else if(params.op_code == EXIT) {</text:span></text:span></text:p>
      <text:p text:style-name="P28"><text:span text:style-name="Default_20_Paragraph_20_Font"><text:span text:style-name="T58"><text:s text:c="12"/>remove(cop);</text:span></text:span></text:p>
      <text:p text:style-name="P28"><text:span text:style-name="Default_20_Paragraph_20_Font"><text:span text:style-name="T58"><text:s text:c="12"/>freePCB(cop);</text:span></text:span></text:p>
      <text:p text:style-name="P28"><text:span text:style-name="Default_20_Paragraph_20_Font"/></text:p>
      <text:p text:style-name="P28"><text:span text:style-name="Default_20_Paragraph_20_Font"><text:span text:style-name="T58"><text:s text:c="8"/>}</text:span></text:span></text:p>
      <text:p text:style-name="P28"><text:span text:style-name="Default_20_Paragraph_20_Font"/></text:p>
      <text:p text:style-name="P28"><text:span text:style-name="Default_20_Paragraph_20_Font"/></text:p>
      <text:p text:style-name="P28"><text:span text:style-name="Default_20_Paragraph_20_Font"><text:span text:style-name="T58"><text:s text:c="4"/>}</text:span></text:span></text:p>
      <text:p text:style-name="P28"><text:span text:style-name="Default_20_Paragraph_20_Font"><text:span text:style-name="T58"><text:s text:c="4"/></text:span></text:span></text:p>
      <text:p text:style-name="P28"><text:span text:style-name="Default_20_Paragraph_20_Font"/></text:p>
      <text:p text:style-name="P28"><text:span text:style-name="Default_20_Paragraph_20_Font"><text:span text:style-name="T58"><text:s text:c="4"/>if(isReadyEmpty()== 0) {</text:span></text:span></text:p>
      <text:p text:style-name="P28"><text:span text:style-name="Default_20_Paragraph_20_Font"><text:span text:style-name="T58"><text:s text:c="8"/>cop = ready.head;</text:span></text:span></text:p>
      <text:p text:style-name="P28"><text:span text:style-name="Default_20_Paragraph_20_Font"><text:span text:style-name="T58"><text:s text:c="8"/>//display(cop);</text:span></text:span></text:p>
      <text:p text:style-name="P28"><text:span text:style-name="Default_20_Paragraph_20_Font"><text:span text:style-name="T58"><text:s text:c="8"/>return (u32int*)cop-&gt;stackTop;</text:span></text:span></text:p>
      <text:p text:style-name="P28"><text:span text:style-name="Default_20_Paragraph_20_Font"><text:span text:style-name="T58"><text:s text:c="4"/>}</text:span></text:span></text:p>
      <text:p text:style-name="P28"><text:span text:style-name="Default_20_Paragraph_20_Font"><text:span text:style-name="T58"><text:s text:c="4"/>else {</text:span></text:span></text:p>
      <text:p text:style-name="P28"><text:span text:style-name="Default_20_Paragraph_20_Font"><text:span text:style-name="T58"><text:s text:c="8"/>return (u32int*)con;</text:span></text:span></text:p>
      <text:p text:style-name="P28"><text:span text:style-name="Default_20_Paragraph_20_Font"><text:span text:style-name="T58"><text:s text:c="4"/>}</text:span></text:span></text:p>
      <text:p text:style-name="P28"><text:span text:style-name="Default_20_Paragraph_20_Font"/></text:p>
      <text:p text:style-name="P28"><text:span text:style-name="Default_20_Paragraph_20_Font"><text:span text:style-name="T58">}</text:span></text:span></text:p>
      <text:p text:style-name="P47"/>
      <text:p text:style-name="P65"><text:span text:style-name="Default_20_Paragraph_20_Font"><text:span text:style-name="T11">sys_req</text:span></text:span><text:span text:style-name="Default_20_Paragraph_20_Font"><text:span text:style-name="T4">()</text:span></text:span></text:p>
      <text:p text:style-name="P66"><text:span text:style-name="Default_20_Paragraph_20_Font"><text:span text:style-name="T37">sys_req calls an interupt at line 60</text:span></text:span></text:p>
      <text:p text:style-name="P29">int sys_req( int <text:s/>op_code )</text:p>
      <text:p text:style-name="P29">{</text:p>
      <text:p text:style-name="P29"><text:s text:c="2"/>params.op_code = op_code;</text:p>
      <text:p text:style-name="P29"><text:s text:c="2"/>asm volatile ("int $60");</text:p>
      <text:p text:style-name="P29"><text:soft-page-break/><text:s text:c="2"/>return 0;</text:p>
      <text:p text:style-name="P29">}</text:p>
      <text:p text:style-name="P48">Parameter: <text:span text:style-name="T59">integer</text:span></text:p>
      <text:p text:style-name="P48">Return: <text:span text:style-name="T59">integer</text:span></text:p>
      <text:p text:style-name="P47"/>
      <text:p text:style-name="P47"/>
      <text:p text:style-name="P67"><text:span text:style-name="Default_20_Paragraph_20_Font"><text:span text:style-name="T4">initializeHea</text:span></text:span><text:span text:style-name="Default_20_Paragraph_20_Font"><text:span text:style-name="T12">p</text:span></text:span><text:span text:style-name="Default_20_Paragraph_20_Font"><text:span text:style-name="T4">()</text:span></text:span></text:p>
      <text:p text:style-name="P67"><text:span text:style-name="Default_20_Paragraph_20_Font"><text:span text:style-name="T38">Doesn't take in any parameters and initializes all the memory so it is available for the MPX</text:span></text:span></text:p>
      <text:p text:style-name="P30">int sys_req( int <text:s/>op_code )</text:p>
      <text:p text:style-name="P30">{</text:p>
      <text:p text:style-name="P30"><text:s text:c="2"/><text:span text:style-name="T60">void initializeHeap()</text:span></text:p>
      <text:p text:style-name="P32">{</text:p>
      <text:p text:style-name="P32"><text:s text:c="4"/>char *siz=NULL;</text:p>
      <text:p text:style-name="P32"><text:s text:c="4"/>serial_println("Enter initial heap size:");</text:p>
      <text:p text:style-name="P32"><text:s text:c="4"/>int size=atoi(reader(siz));</text:p>
      <text:p text:style-name="P32"><text:s text:c="4"/>memStart =(u32int *) kmalloc(size+sizeof(cmcb) + sizeof(lmcb)); //size=50000</text:p>
      <text:p text:style-name="P32"><text:s text:c="4"/>//put cmcb at the top of the heap and lmcb at the bottom</text:p>
      <text:p text:style-name="P32"><text:s text:c="6"/>cmcb *c=(cmcb *)memStart;</text:p>
      <text:p text:style-name="P32"><text:s text:c="5"/>lmcb *l = (lmcb*) memStart + sizeof(cmcb) + size;</text:p>
      <text:p text:style-name="P32"><text:s text:c="5"/>c-&gt;type=0; // 0 indicates free list but should I literally add it to the free list or just declare it as a type /?</text:p>
      <text:p text:style-name="P32"><text:s text:c="5"/>c-&gt;sizeOfBlock=size;</text:p>
      <text:p text:style-name="P32"><text:s text:c="5"/>c-&gt;next=NULL;</text:p>
      <text:p text:style-name="P32"><text:s text:c="5"/>c-&gt;prev=NULL;</text:p>
      <text:p text:style-name="P32"><text:s text:c="5"/>c-&gt;begAddress = memStart;</text:p>
      <text:p text:style-name="P32"><text:s text:c="5"/>l-&gt;type=0;</text:p>
      <text:p text:style-name="P32"><text:s text:c="5"/>l-&gt;sizeOfBlock=size;</text:p>
      <text:p text:style-name="P32"><text:s text:c="4"/>// queue free; //initialize your memory here!!!!</text:p>
      <text:p text:style-name="P32"><text:s text:c="5"/>//queue allocated</text:p>
      <text:p text:style-name="P32"><text:s text:c="5"/>//free1.head=NULL;</text:p>
      <text:p text:style-name="P32"><text:s text:c="5"/>memList-&gt;head=c;</text:p>
      <text:p text:style-name="P32"/>
      <text:p text:style-name="P32"><text:s text:c="5"/>//free1.tail=NULL;</text:p>
      <text:p text:style-name="P32"/>
      <text:p text:style-name="P32"><text:s text:c="4"/>// allocated.tail=NULL;</text:p>
      <text:p text:style-name="P32"/>
      <text:p text:style-name="P32">}</text:p>
      <text:p text:style-name="P30">}</text:p>
      <text:p text:style-name="P49">Parameter: <text:span text:style-name="T60">none</text:span></text:p>
      <text:p text:style-name="P49">Return: <text:span text:style-name="T60">none</text:span></text:p>
      <text:p text:style-name="P49"/>
      <text:p text:style-name="P49"/>
      <text:p text:style-name="P67"><text:span text:style-name="Default_20_Paragraph_20_Font"><text:span text:style-name="T11">allocateMemo</text:span></text:span><text:span text:style-name="Default_20_Paragraph_20_Font"><text:span text:style-name="T12">ry</text:span></text:span><text:span text:style-name="Default_20_Paragraph_20_Font"><text:span text:style-name="T4">()</text:span></text:span></text:p>
      <text:p text:style-name="P67"><text:span text:style-name="Default_20_Paragraph_20_Font"><text:span text:style-name="T38">This function takes in no parameters and doesn't return anything. <text:s/>It is used to allocate memory from the heap. <text:s/>It is implemented using the first-fit method</text:span></text:span></text:p>
      <text:p text:style-name="P32">void allocateMemory()</text:p>
      <text:p text:style-name="P32">{</text:p>
      <text:p text:style-name="P32"><text:s text:c="5"/>char *alloc=NULL;</text:p>
      <text:p text:style-name="P32"><text:s text:c="5"/>reader(alloc);</text:p>
      <text:p text:style-name="P32"><text:s text:c="5"/>int allocation=atoi(alloc);</text:p>
      <text:p text:style-name="P32"/>
      <text:p text:style-name="P32"/>
      <text:p text:style-name="P32"><text:tab/>cmcb* currNode = memList-&gt;head;</text:p>
      <text:p text:style-name="P32"/>
      <text:p text:style-name="P32"><text:soft-page-break/><text:s/><text:tab/>while (currNode-&gt;next!=NULL) {</text:p>
      <text:p text:style-name="P32"><text:s text:c="4"/><text:tab/>if(currNode-&gt;sizeOfBlock &lt; (int)(allocation+sizeof(cmcb)+sizeof(lmcb)) &amp;&amp; currNode-&gt;type == 0)</text:p>
      <text:p text:style-name="P32"><text:tab/>{</text:p>
      <text:p text:style-name="P32"><text:s text:c="4"/><text:tab/>currNode = currNode-&gt;next;</text:p>
      <text:p text:style-name="P32"><text:tab/>}</text:p>
      <text:p text:style-name="P32"><text:tab/>else</text:p>
      <text:p text:style-name="P32"><text:s text:c="4"/>{</text:p>
      <text:p text:style-name="P32"><text:s text:c="4"/>int currSize = currNode-&gt;sizeOfBlock;</text:p>
      <text:p text:style-name="P32"><text:tab/>currNode-&gt;sizeOfBlock = allocation;</text:p>
      <text:p text:style-name="P32"><text:tab/>currNode-&gt;type = 1;</text:p>
      <text:p text:style-name="P32"><text:s text:c="4"/>lmcb *newL =(lmcb *) currNode+allocation+sizeof(cmcb);</text:p>
      <text:p text:style-name="P32"><text:s text:c="4"/>cmcb *newC =(cmcb *) newL+sizeof(newL);</text:p>
      <text:p text:style-name="P32"><text:s text:c="4"/>newC-&gt;type = 0;</text:p>
      <text:p text:style-name="P32"><text:s text:c="4"/>newC-&gt;sizeOfBlock = currSize - allocation - sizeof(cmcb);</text:p>
      <text:p text:style-name="P32"><text:s text:c="4"/>insertMCB(newC);</text:p>
      <text:p text:style-name="P32">}</text:p>
      <text:p text:style-name="P32">}</text:p>
      <text:p text:style-name="P32"><text:s text:c="4"/>serial_println("No available memory");</text:p>
      <text:p text:style-name="P32">}</text:p>
      <text:p text:style-name="P49">Parameter: <text:span text:style-name="T60">none</text:span></text:p>
      <text:p text:style-name="P49">Return: <text:span text:style-name="T60">none</text:span></text:p>
      <text:p text:style-name="P49"><text:span text:style-name="Default_20_Paragraph_20_Font"><text:span text:style-name="T49"/></text:span></text:p>
      <text:p text:style-name="P67"><text:span text:style-name="Default_20_Paragraph_20_Font"><text:span text:style-name="T11">freeMemor</text:span></text:span><text:span text:style-name="Default_20_Paragraph_20_Font"><text:span text:style-name="T12">y</text:span></text:span><text:span text:style-name="Default_20_Paragraph_20_Font"><text:span text:style-name="T4">()</text:span></text:span></text:p>
      <text:p text:style-name="P67"><text:span text:style-name="Default_20_Paragraph_20_Font"><text:span text:style-name="T38">This function takes in a cmcb and takes that cmcb and frees its memory </text:span></text:span></text:p>
      <text:p text:style-name="P32">void freeMemory(cmcb* c)</text:p>
      <text:p text:style-name="P32">{</text:p>
      <text:p text:style-name="P32"><text:s text:c="4"/>cmcb *temp = memList-&gt;head;</text:p>
      <text:p text:style-name="P32"><text:s text:c="4"/>while(temp != NULL){</text:p>
      <text:p text:style-name="P32"><text:s text:c="4"/>if (c-&gt;begAddress == temp-&gt;begAddress)</text:p>
      <text:p text:style-name="P32"><text:s text:c="4"/>{</text:p>
      <text:p text:style-name="P32"><text:s text:c="8"/>temp-&gt;type = 0;</text:p>
      <text:p text:style-name="P32"><text:s text:c="8"/>merge(temp);</text:p>
      <text:p text:style-name="P32"><text:s text:c="4"/>}</text:p>
      <text:p text:style-name="P32"><text:s text:c="4"/>else</text:p>
      <text:p text:style-name="P32"><text:s text:c="8"/>temp = temp-&gt;next;</text:p>
      <text:p text:style-name="P32"><text:s text:c="4"/>}</text:p>
      <text:p text:style-name="P32"><text:s text:c="4"/>}</text:p>
      <text:p text:style-name="P49">Parameter: <text:span text:style-name="T60">cmcb</text:span></text:p>
      <text:p text:style-name="P49"><text:span text:style-name="Default_20_Paragraph_20_Font">Return: </text:span><text:span text:style-name="Default_20_Paragraph_20_Font"><text:span text:style-name="T61">none</text:span></text:span></text:p>
      <text:p text:style-name="P49"><text:span text:style-name="Default_20_Paragraph_20_Font"/></text:p>
      <text:p text:style-name="P68"><text:span text:style-name="Default_20_Paragraph_20_Font"><text:span text:style-name="T13">showFreeMemory</text:span></text:span><text:span text:style-name="Default_20_Paragraph_20_Font"><text:span text:style-name="T4">()</text:span></text:span></text:p>
      <text:p text:style-name="P68"><text:span text:style-name="Default_20_Paragraph_20_Font"><text:span text:style-name="T39">This function doesn't take in any parameters and displays the addresses and sizes of the free memory blocks</text:span></text:span></text:p>
      <text:p text:style-name="P31">int sys_req( int <text:s/>op_code )</text:p>
      <text:p text:style-name="P33">void showFreeMemory()</text:p>
      <text:p text:style-name="P33">{</text:p>
      <text:p text:style-name="P33"><text:s text:c="3"/>showFree();</text:p>
      <text:p text:style-name="P33">}</text:p>
      <text:p text:style-name="P50">Parameter: <text:span text:style-name="T61">none</text:span></text:p>
      <text:p text:style-name="P50"><text:span text:style-name="Default_20_Paragraph_20_Font">Return: </text:span><text:span text:style-name="Default_20_Paragraph_20_Font"><text:span text:style-name="T61">none</text:span></text:span></text:p>
      <text:p text:style-name="P50"><text:span text:style-name="Default_20_Paragraph_20_Font"/></text:p>
      <text:p text:style-name="P68"><text:span text:style-name="Default_20_Paragraph_20_Font"><text:span text:style-name="T4">showAllo</text:span></text:span><text:span text:style-name="Default_20_Paragraph_20_Font"><text:span text:style-name="T13">catedMemory</text:span></text:span><text:span text:style-name="Default_20_Paragraph_20_Font"><text:span text:style-name="T4">()</text:span></text:span></text:p>
      <text:p text:style-name="P68"><text:soft-page-break/><text:span text:style-name="Default_20_Paragraph_20_Font"><text:span text:style-name="T39">This function doesn't take in any parameter and displays the addresses and sizes of the allocated memory blocks</text:span></text:span></text:p>
      <text:p text:style-name="P33">void showAllocatedMemory()</text:p>
      <text:p text:style-name="P33">{</text:p>
      <text:p text:style-name="P33"><text:s text:c="4"/>showAllocate();</text:p>
      <text:p text:style-name="P33"/>
      <text:p text:style-name="P33">}</text:p>
      <text:p text:style-name="P50">Parameter: <text:span text:style-name="T61">none</text:span></text:p>
      <text:p text:style-name="P50"><text:span text:style-name="Default_20_Paragraph_20_Font">Return: </text:span><text:span text:style-name="Default_20_Paragraph_20_Font"><text:span text:style-name="T61">none</text:span></text:span></text:p>
      <text:p text:style-name="P51"><text:span text:style-name="Default_20_Paragraph_20_Font"/></text:p>
      <text:p text:style-name="P70"><text:span text:style-name="Default_20_Paragraph_20_Font"><text:span text:style-name="T15">struct cmcb</text:span></text:span></text:p>
      <text:p text:style-name="P70"><text:span text:style-name="Default_20_Paragraph_20_Font"><text:span text:style-name="T41">This is our control memory block and contains the type, beginning address, size, name, prev and next</text:span></text:span></text:p>
      <text:p text:style-name="P35">typedef struct cmcb{</text:p>
      <text:p text:style-name="P35"><text:s text:c="2"/>int type; //0: free 1: allocated</text:p>
      <text:p text:style-name="P35"><text:s text:c="2"/>//char* begAddress; // maybe not needed u32int pointer change!</text:p>
      <text:p text:style-name="P35"><text:s text:c="2"/>int sizeOfBlock;</text:p>
      <text:p text:style-name="P35"><text:s text:c="2"/>u32int * begAddress;</text:p>
      <text:p text:style-name="P35"><text:s text:c="2"/>struct cmcb *next;</text:p>
      <text:p text:style-name="P35"><text:s text:c="2"/>struct cmcb *prev;</text:p>
      <text:p text:style-name="P35"/>
      <text:p text:style-name="P35">} cmcb;</text:p>
      <text:p text:style-name="P52"><text:span text:style-name="Default_20_Paragraph_20_Font"/></text:p>
      <text:p text:style-name="P70"><text:span text:style-name="Default_20_Paragraph_20_Font"><text:span text:style-name="T15">struct lmcb</text:span></text:span></text:p>
      <text:p text:style-name="P70"><text:span text:style-name="Default_20_Paragraph_20_Font"><text:span text:style-name="T41">This is our limited memory control block and contains less than the control with only type and size</text:span></text:span></text:p>
      <text:p text:style-name="P35"><text:span text:style-name="Default_20_Paragraph_20_Font">typedef struct lmcb{</text:span></text:p>
      <text:p text:style-name="P35"><text:span text:style-name="Default_20_Paragraph_20_Font"><text:s text:c="2"/>int type; //0: free 1: allocated</text:span></text:p>
      <text:p text:style-name="P35"><text:span text:style-name="Default_20_Paragraph_20_Font"><text:s text:c="2"/>int sizeOfBlock;</text:span></text:p>
      <text:p text:style-name="P35"><text:span text:style-name="Default_20_Paragraph_20_Font">} lmcb;</text:span></text:p>
      <text:p text:style-name="P52"><text:span text:style-name="Default_20_Paragraph_20_Font"><text:span text:style-name="T49"/></text:span></text:p>
      <text:p text:style-name="P70"><text:span text:style-name="Default_20_Paragraph_20_Font"><text:span text:style-name="T15">struct list</text:span></text:span></text:p>
      <text:p text:style-name="P70"><text:span text:style-name="Default_20_Paragraph_20_Font"><text:span text:style-name="T41">This is our list for free and allocated and allows us to traverse through and keeps their position in it</text:span></text:span></text:p>
      <text:p text:style-name="P35"><text:span text:style-name="Default_20_Paragraph_20_Font">typedef struct list{</text:span></text:p>
      <text:p text:style-name="P35"><text:span text:style-name="Default_20_Paragraph_20_Font"><text:s text:c="2"/>int count;</text:span></text:p>
      <text:p text:style-name="P35"><text:span text:style-name="Default_20_Paragraph_20_Font"><text:s text:c="2"/>cmcb *head;</text:span></text:p>
      <text:p text:style-name="P35"><text:span text:style-name="Default_20_Paragraph_20_Font">} list;</text:span></text:p>
      <text:p text:style-name="P52"><text:span text:style-name="Default_20_Paragraph_20_Font"><text:span text:style-name="T49"/></text:span></text:p>
      <text:p text:style-name="P70"><text:span text:style-name="Default_20_Paragraph_20_Font"><text:span text:style-name="T15">initLists</text:span></text:span><text:span text:style-name="Default_20_Paragraph_20_Font"><text:span text:style-name="T4">()</text:span></text:span></text:p>
      <text:p text:style-name="P70"><text:span text:style-name="Default_20_Paragraph_20_Font"><text:span text:style-name="T41">This function simply initializes the list by setting the head to null and the count to 0</text:span></text:span></text:p>
      <text:p text:style-name="P35">void initLists(){</text:p>
      <text:p text:style-name="P35"><text:s text:c="4"/>memList-&gt;head = NULL;</text:p>
      <text:p text:style-name="P35"><text:s text:c="4"/>memList-&gt;count = 0;</text:p>
      <text:p text:style-name="P35"/>
      <text:p text:style-name="P35">}</text:p>
      <text:p text:style-name="P52">Parameter: <text:span text:style-name="T61">none</text:span></text:p>
      <text:p text:style-name="P52"><text:span text:style-name="Default_20_Paragraph_20_Font">Return: </text:span><text:span text:style-name="Default_20_Paragraph_20_Font"><text:span text:style-name="T61">none</text:span></text:span></text:p>
      <text:p text:style-name="P52"/>
      <text:p text:style-name="P70"><text:span text:style-name="Default_20_Paragraph_20_Font"><text:span text:style-name="T4">showFre</text:span></text:span><text:span text:style-name="Default_20_Paragraph_20_Font"><text:span text:style-name="T15">e</text:span></text:span><text:span text:style-name="Default_20_Paragraph_20_Font"><text:span text:style-name="T4">()</text:span></text:span></text:p>
      <text:p text:style-name="P70"><text:span text:style-name="Default_20_Paragraph_20_Font"><text:span text:style-name="T41">show free shows all the current free memory addresses and sizes</text:span></text:span></text:p>
      <text:p text:style-name="P35">void showFree(){</text:p>
      <text:p text:style-name="P35"><text:s text:c="4"/>serial_println("--Free memory--");</text:p>
      <text:p text:style-name="P35"><text:soft-page-break/></text:p>
      <text:p text:style-name="P35"><text:s text:c="4"/>cmcb* currNode = memList-&gt;head;</text:p>
      <text:p text:style-name="P35"><text:s text:c="4"/>while (currNode-&gt;next != NULL) {</text:p>
      <text:p text:style-name="P35"><text:tab/>serial_println((const char *)currNode-&gt;begAddress);</text:p>
      <text:p text:style-name="P35"><text:tab/>serial_println("Size:" +currNode-&gt;sizeOfBlock);</text:p>
      <text:p text:style-name="P35"><text:tab/>currNode = currNode-&gt;next;</text:p>
      <text:p text:style-name="P35"><text:s text:c="4"/>}</text:p>
      <text:p text:style-name="P35">}</text:p>
      <text:p text:style-name="P52">Parameter: <text:span text:style-name="T61">none</text:span></text:p>
      <text:p text:style-name="P52"><text:span text:style-name="Default_20_Paragraph_20_Font">Return: </text:span><text:span text:style-name="Default_20_Paragraph_20_Font"><text:span text:style-name="T61">none</text:span></text:span></text:p>
      <text:p text:style-name="P52"><text:span text:style-name="Default_20_Paragraph_20_Font"/></text:p>
      <text:p text:style-name="P52"><text:span text:style-name="Default_20_Paragraph_20_Font"/></text:p>
      <text:p text:style-name="P70"><text:span text:style-name="Default_20_Paragraph_20_Font"><text:span text:style-name="T4">showAllocat</text:span></text:span><text:span text:style-name="Default_20_Paragraph_20_Font"><text:span text:style-name="T15">e</text:span></text:span><text:span text:style-name="Default_20_Paragraph_20_Font"><text:span text:style-name="T4">()</text:span></text:span></text:p>
      <text:p text:style-name="P70"><text:span text:style-name="Default_20_Paragraph_20_Font"><text:span text:style-name="T41">show allocated shows all the current allocated addresses and sizes</text:span></text:span></text:p>
      <text:p text:style-name="P35">void showAllocate(){</text:p>
      <text:p text:style-name="P35"><text:s text:c="4"/>serial_println("--Allocated memory--");</text:p>
      <text:p text:style-name="P35"/>
      <text:p text:style-name="P35"><text:s text:c="4"/>cmcb* currNode = memList-&gt;head;</text:p>
      <text:p text:style-name="P35"><text:s text:c="4"/>while (currNode) {</text:p>
      <text:p text:style-name="P35"><text:tab/>serial_println((const char *) currNode-&gt;begAddress);</text:p>
      <text:p text:style-name="P35"><text:tab/>serial_println("Size:" +currNode-&gt;sizeOfBlock);</text:p>
      <text:p text:style-name="P35"><text:tab/>currNode = currNode-&gt;prev;</text:p>
      <text:p text:style-name="P35"><text:s text:c="4"/>}</text:p>
      <text:p text:style-name="P35">}</text:p>
      <text:p text:style-name="P52">Parameter: <text:span text:style-name="T61">none</text:span></text:p>
      <text:p text:style-name="P52"><text:span text:style-name="Default_20_Paragraph_20_Font">Return: </text:span><text:span text:style-name="Default_20_Paragraph_20_Font"><text:span text:style-name="T61">none</text:span></text:span></text:p>
      <text:p text:style-name="P52"><text:span text:style-name="Default_20_Paragraph_20_Font"/></text:p>
      <text:p text:style-name="P70"><text:span text:style-name="Default_20_Paragraph_20_Font"><text:span text:style-name="T15">isEmpty</text:span></text:span><text:span text:style-name="Default_20_Paragraph_20_Font"><text:span text:style-name="T4">()</text:span></text:span></text:p>
      <text:p text:style-name="P71"><text:span text:style-name="Default_20_Paragraph_20_Font"><text:span text:style-name="T42">is empty checks if the list is empty or not and returns 1 if its empty or 0 if it is not</text:span></text:span></text:p>
      <text:p text:style-name="P35">int isEmpty(){</text:p>
      <text:p text:style-name="P35"><text:s text:c="4"/>if (memList-&gt;count == 0)</text:p>
      <text:p text:style-name="P35"><text:tab/>return 1;</text:p>
      <text:p text:style-name="P35"><text:s text:c="4"/>return 0;</text:p>
      <text:p text:style-name="P35">}</text:p>
      <text:p text:style-name="P52">Parameter: <text:span text:style-name="T61">none</text:span></text:p>
      <text:p text:style-name="P52"><text:span text:style-name="Default_20_Paragraph_20_Font">Return: </text:span><text:span text:style-name="Default_20_Paragraph_20_Font"><text:span text:style-name="T61">none</text:span></text:span></text:p>
      <text:p text:style-name="P52"><text:span text:style-name="Default_20_Paragraph_20_Font"/></text:p>
      <text:p text:style-name="P71"><text:span text:style-name="Default_20_Paragraph_20_Font"><text:span text:style-name="T4">insert</text:span></text:span><text:span text:style-name="Default_20_Paragraph_20_Font"><text:span text:style-name="T16">MCB</text:span></text:span><text:span text:style-name="Default_20_Paragraph_20_Font"><text:span text:style-name="T4">()</text:span></text:span></text:p>
      <text:p text:style-name="P71"><text:span text:style-name="Default_20_Paragraph_20_Font"><text:span text:style-name="T42">insertMCB is a method that takes in a cmcb as a parameter and takes that parameter and puts it into is appropriate place in the list</text:span></text:span></text:p>
      <text:p text:style-name="P36">void showAllocate(){</text:p>
      <text:p text:style-name="P36"><text:s text:c="4"/>serial_println("--Allocated memory--");</text:p>
      <text:p text:style-name="P36"/>
      <text:p text:style-name="P37">void insertMCB(cmcb *cm){</text:p>
      <text:p text:style-name="P37"/>
      <text:p text:style-name="P37"/>
      <text:p text:style-name="P37"><text:s text:c="4"/>//When list is empty</text:p>
      <text:p text:style-name="P37"><text:s text:c="4"/>if (memList-&gt;count == 0){</text:p>
      <text:p text:style-name="P37"><text:tab/>memList-&gt;head = cm;</text:p>
      <text:p text:style-name="P37"><text:tab/>cm-&gt;next = NULL;</text:p>
      <text:p text:style-name="P37"><text:tab/>cm-&gt;prev = NULL;</text:p>
      <text:p text:style-name="P37"><text:tab/>memList-&gt;count++;</text:p>
      <text:p text:style-name="P37"><text:soft-page-break/><text:s text:c="4"/>}</text:p>
      <text:p text:style-name="P37"><text:s text:c="4"/>//When list has one or more members</text:p>
      <text:p text:style-name="P37"><text:s text:c="4"/>else if (memList-&gt;count &gt; 0){</text:p>
      <text:p text:style-name="P37"><text:tab/>cmcb *currNode = memList-&gt;head;</text:p>
      <text:p text:style-name="P37"><text:tab/>while (currNode != NULL){</text:p>
      <text:p text:style-name="P37"><text:tab/> <text:s text:c="3"/>//When cm's memory location is before memlist-&gt;head</text:p>
      <text:p text:style-name="P37"><text:tab/> <text:s text:c="3"/>if (memList-&gt;head-&gt;begAddress &gt; cm-&gt;begAddress){</text:p>
      <text:p text:style-name="P37"><text:tab/><text:tab/>cm-&gt;prev = NULL;</text:p>
      <text:p text:style-name="P37"><text:tab/><text:tab/>cm-&gt;next = memList-&gt;head;</text:p>
      <text:p text:style-name="P37"><text:tab/><text:tab/>memList-&gt;head-&gt;prev = cm;</text:p>
      <text:p text:style-name="P37"><text:tab/><text:tab/>memList-&gt;head = cm;</text:p>
      <text:p text:style-name="P37"><text:tab/><text:tab/>memList-&gt;count++;</text:p>
      <text:p text:style-name="P37"><text:tab/> <text:s text:c="3"/>}</text:p>
      <text:p text:style-name="P37"><text:tab/> <text:s text:c="3"/>//When memList is at the last member of the list</text:p>
      <text:p text:style-name="P37"><text:tab/> <text:s text:c="3"/>if (currNode-&gt;next == NULL){</text:p>
      <text:p text:style-name="P37"><text:tab/><text:tab/>//When cm has an eariler memory location than curr tail</text:p>
      <text:p text:style-name="P37"><text:tab/><text:tab/>if (cm-&gt;begAddress &lt; currNode-&gt;begAddress){</text:p>
      <text:p text:style-name="P37"><text:tab/><text:tab/> <text:s text:c="3"/>currNode-&gt;prev = cm;</text:p>
      <text:p text:style-name="P37"><text:tab/><text:tab/> <text:s text:c="3"/>currNode-&gt;next = NULL;</text:p>
      <text:p text:style-name="P37"><text:tab/><text:tab/> <text:s text:c="3"/>cm-&gt;next = currNode;</text:p>
      <text:p text:style-name="P37"><text:tab/><text:tab/> <text:s text:c="3"/>cm-&gt;prev = NULL;</text:p>
      <text:p text:style-name="P37"><text:tab/><text:tab/> <text:s text:c="3"/>memList-&gt;head = cm;</text:p>
      <text:p text:style-name="P37"><text:tab/><text:tab/> <text:s text:c="3"/>memList-&gt;count++;</text:p>
      <text:p text:style-name="P37"><text:tab/><text:tab/>}</text:p>
      <text:p text:style-name="P37"><text:tab/><text:tab/>//When cm has a later memory location than curr tail</text:p>
      <text:p text:style-name="P37"><text:tab/><text:tab/>if (cm-&gt;begAddress &gt; currNode-&gt;begAddress){</text:p>
      <text:p text:style-name="P37"><text:tab/><text:tab/> <text:s text:c="3"/>currNode-&gt;next = cm;</text:p>
      <text:p text:style-name="P37"><text:tab/><text:tab/> <text:s text:c="3"/>cm-&gt;prev = currNode;</text:p>
      <text:p text:style-name="P37"><text:tab/><text:tab/> <text:s text:c="3"/>cm-&gt;next = NULL;</text:p>
      <text:p text:style-name="P37"><text:tab/><text:tab/> <text:s text:c="3"/>memList-&gt;count++;</text:p>
      <text:p text:style-name="P37"><text:tab/><text:tab/>}</text:p>
      <text:p text:style-name="P37"><text:tab/> <text:s text:c="3"/>}</text:p>
      <text:p text:style-name="P37"><text:tab/> <text:s text:c="3"/>//When cm will be in the middle of the list</text:p>
      <text:p text:style-name="P37"><text:tab/> <text:s text:c="3"/>if (currNode-&gt;begAddress &lt; cm-&gt;begAddress){</text:p>
      <text:p text:style-name="P37"><text:tab/><text:tab/>if (currNode-&gt;next-&gt;begAddress &gt; cm-&gt;begAddress){</text:p>
      <text:p text:style-name="P37"><text:tab/><text:tab/> <text:s text:c="3"/>cm-&gt;next = currNode-&gt;next;</text:p>
      <text:p text:style-name="P37"><text:tab/><text:tab/> <text:s text:c="3"/>cm-&gt;prev = currNode;</text:p>
      <text:p text:style-name="P37"><text:tab/><text:tab/> <text:s text:c="3"/>currNode-&gt;next-&gt;prev = cm;</text:p>
      <text:p text:style-name="P37"><text:tab/><text:tab/> <text:s text:c="3"/>currNode-&gt;next = cm;</text:p>
      <text:p text:style-name="P37"><text:tab/><text:tab/> <text:s text:c="3"/>memList-&gt;count++;</text:p>
      <text:p text:style-name="P37"><text:tab/><text:tab/>}</text:p>
      <text:p text:style-name="P37"><text:tab/> <text:s text:c="3"/>}</text:p>
      <text:p text:style-name="P37"><text:tab/> <text:s text:c="3"/>currNode = currNode-&gt;next;</text:p>
      <text:p text:style-name="P37"><text:tab/>}</text:p>
      <text:p text:style-name="P37"><text:s text:c="4"/>}</text:p>
      <text:p text:style-name="P37">}</text:p>
      <text:p text:style-name="P53">Parameter: <text:span text:style-name="T62">cmcb</text:span></text:p>
      <text:p text:style-name="P53"><text:span text:style-name="Default_20_Paragraph_20_Font">Return: </text:span><text:span text:style-name="Default_20_Paragraph_20_Font"><text:span text:style-name="T61">none</text:span></text:span></text:p>
      <text:p text:style-name="P53"><text:span text:style-name="Default_20_Paragraph_20_Font"/></text:p>
      <text:p text:style-name="P71"><text:span text:style-name="Default_20_Paragraph_20_Font"><text:span text:style-name="T4">merg</text:span></text:span><text:span text:style-name="Default_20_Paragraph_20_Font"><text:span text:style-name="T16">e</text:span></text:span><text:span text:style-name="Default_20_Paragraph_20_Font"><text:span text:style-name="T4">()</text:span></text:span></text:p>
      <text:p text:style-name="P71"><text:span text:style-name="Default_20_Paragraph_20_Font"><text:span text:style-name="T42">merge is a method that takes in a cmcb </text:span></text:span><text:span text:style-name="Default_20_Paragraph_20_Font"><text:span text:style-name="T43">that is free as a parameter and checks to see if the cmcbs around it are also free and if they are it combines them</text:span></text:span></text:p>
      <text:p text:style-name="P37">void merge(cmcb *a)</text:p>
      <text:p text:style-name="P37">{</text:p>
      <text:p text:style-name="P37"><text:s text:c="2"/>if(a-&gt;next-&gt;type==0 &amp;&amp; a-&gt;prev-&gt;type==0)</text:p>
      <text:p text:style-name="P37"><text:soft-page-break/><text:s text:c="2"/>{</text:p>
      <text:p text:style-name="P37"><text:s/><text:tab/>a-&gt;prev-&gt;sizeOfBlock= a-&gt;prev-&gt;sizeOfBlock + a-&gt;next-&gt;sizeOfBlock+a-&gt;sizeOfBlock+(2*sizeof(cmcb))+(2*sizeof(lmcb));</text:p>
      <text:p text:style-name="P37"><text:tab/>a=a-&gt;prev;</text:p>
      <text:p text:style-name="P37"><text:tab/>a-&gt;next=a-&gt;next-&gt;next-&gt;next;</text:p>
      <text:p text:style-name="P37"/>
      <text:p text:style-name="P37"><text:s text:c="2"/>}</text:p>
      <text:p text:style-name="P37"><text:s text:c="2"/>else if (a-&gt;next-&gt;type==0)</text:p>
      <text:p text:style-name="P37"><text:tab/>{</text:p>
      <text:p text:style-name="P37"><text:tab/><text:tab/>a-&gt;sizeOfBlock=a-&gt;sizeOfBlock+a-&gt;next-&gt;sizeOfBlock+sizeof(cmcb)+sizeof(lmcb);</text:p>
      <text:p text:style-name="P37"><text:tab/><text:tab/>a-&gt;next=a-&gt;next-&gt;next;</text:p>
      <text:p text:style-name="P37"><text:tab/>}</text:p>
      <text:p text:style-name="P37"><text:s text:c="2"/>else if (a-&gt;prev-&gt;type==0)</text:p>
      <text:p text:style-name="P37"><text:tab/>{</text:p>
      <text:p text:style-name="P37"><text:tab/><text:tab/>a-&gt;prev-&gt;sizeOfBlock=a-&gt;sizeOfBlock+a-&gt;next-&gt;sizeOfBlock+sizeof(cmcb)+sizeof(lmcb);</text:p>
      <text:p text:style-name="P37"><text:tab/><text:tab/>a=a-&gt;prev;</text:p>
      <text:p text:style-name="P37"><text:tab/><text:tab/>a-&gt;next=a-&gt;next-&gt;next;</text:p>
      <text:p text:style-name="P37"><text:tab/>}</text:p>
      <text:p text:style-name="P37">}</text:p>
      <text:p text:style-name="P53">Parameter: <text:span text:style-name="T62">cmcb</text:span></text:p>
      <text:p text:style-name="P53"><text:span text:style-name="Default_20_Paragraph_20_Font">Return: </text:span><text:span text:style-name="Default_20_Paragraph_20_Font"><text:span text:style-name="T61">none</text:span></text:span></text:p>
      <text:p text:style-name="P53"><text:span text:style-name="Default_20_Paragraph_20_Font"/></text:p>
      <text:p text:style-name="P77"><text:span text:style-name="Default_20_Paragraph_20_Font"><text:span text:style-name="T4">get</text:span></text:span><text:span text:style-name="Default_20_Paragraph_20_Font"><text:span text:style-name="T17">FAT</text:span></text:span><text:span text:style-name="Default_20_Paragraph_20_Font"><text:span text:style-name="T4">()</text:span></text:span></text:p>
      <text:p text:style-name="P77"><text:span text:style-name="Default_20_Paragraph_20_Font"><text:span text:style-name="T44">getFAT is a method used to </text:span></text:span><text:span text:style-name="Default_20_Paragraph_20_Font"><text:span text:style-name="T45">gete the fat table entries from memory</text:span></text:span></text:p>
      <text:p text:style-name="P38">void getFAT(FILE *fp) {</text:p>
      <text:p text:style-name="P38"><text:s text:c="4"/>int currLoc = 512, entryNum, lowOffset, highOffset, byteOffset;</text:p>
      <text:p text:style-name="P38"><text:s text:c="4"/>uint8_t buff[1];</text:p>
      <text:p text:style-name="P38"><text:s text:c="4"/>uint16_t entry, low, high, byte;</text:p>
      <text:p text:style-name="P38"><text:s text:c="4"/></text:p>
      <text:p text:style-name="P38"><text:s text:c="4"/>for (entryNum = 0; entryNum &lt; 3072; entryNum++) {<text:tab/></text:p>
      <text:p text:style-name="P38"><text:tab/>if (entryNum % 2 == 0) {</text:p>
      <text:p text:style-name="P38"><text:tab/> <text:s text:c="3"/>lowOffset = <text:s/>512 + 1 + (3 * entryNum) / 2;</text:p>
      <text:p text:style-name="P38"><text:tab/> <text:s text:c="3"/>fseek(fp, lowOffset, SEEK_SET);</text:p>
      <text:p text:style-name="P38"><text:tab/> <text:s text:c="3"/>fread(&amp;buff[0], 1, 1, fp);<text:tab/> <text:s text:c="3"/></text:p>
      <text:p text:style-name="P38"><text:tab/> <text:s text:c="3"/>low = buff[0];</text:p>
      <text:p text:style-name="P38"><text:tab/> <text:s text:c="3"/>low = low &amp; 0x000F;</text:p>
      <text:p text:style-name="P38"><text:tab/> <text:s text:c="3"/>low = low &lt;&lt; 8;</text:p>
      <text:p text:style-name="P38"><text:tab/> <text:s text:c="3"/>byteOffset = 512 + (3 * entryNum) / 2;</text:p>
      <text:p text:style-name="P38"><text:tab/> <text:s text:c="3"/>fseek(fp, byteOffset, SEEK_SET);</text:p>
      <text:p text:style-name="P38"><text:tab/> <text:s text:c="3"/>fread(&amp;buff[0], 1, 1, fp);</text:p>
      <text:p text:style-name="P38"><text:tab/> <text:s text:c="3"/>byte = buff[0];</text:p>
      <text:p text:style-name="P38"><text:tab/> <text:s text:c="3"/>byte = byte &amp; 0x00FF;</text:p>
      <text:p text:style-name="P38"><text:tab/> <text:s text:c="3"/>entry = low | byte;</text:p>
      <text:p text:style-name="P38"><text:tab/>}<text:tab/></text:p>
      <text:p text:style-name="P38"><text:tab/>else if (entryNum % 2 != 0) {</text:p>
      <text:p text:style-name="P38"><text:tab/> <text:s text:c="3"/>highOffset = 512 + (3 * entryNum) / 2;</text:p>
      <text:p text:style-name="P38"><text:tab/> <text:s text:c="3"/>fseek(fp, highOffset, SEEK_SET);</text:p>
      <text:p text:style-name="P38"><text:tab/> <text:s text:c="3"/>fread(&amp;buff[0], 1, 1, fp);</text:p>
      <text:p text:style-name="P38"><text:tab/> <text:s text:c="3"/>high = buff[0];</text:p>
      <text:p text:style-name="P38"><text:tab/> <text:s text:c="3"/>high = high &amp; 0x00F0;</text:p>
      <text:p text:style-name="P38"><text:tab/> <text:s text:c="3"/>high = high &gt;&gt; 4;</text:p>
      <text:p text:style-name="P38"><text:tab/> <text:s text:c="3"/>byteOffset = 512 + 1 + (3 * entryNum) / 2;</text:p>
      <text:p text:style-name="P38"><text:tab/> <text:s text:c="3"/>fseek(fp, byteOffset, SEEK_SET);</text:p>
      <text:p text:style-name="P38"><text:tab/> <text:s text:c="3"/>fread(&amp;buff[0], 1, 1, fp);</text:p>
      <text:p text:style-name="P38"><text:tab/> <text:s text:c="3"/>byte = buff[0];</text:p>
      <text:p text:style-name="P38"><text:soft-page-break/><text:tab/> <text:s text:c="3"/>byte = byte &amp; 0x00FF;</text:p>
      <text:p text:style-name="P38"><text:tab/> <text:s text:c="3"/>byte = byte &lt;&lt; 4;</text:p>
      <text:p text:style-name="P38"><text:tab/> <text:s text:c="3"/>entry = high | byte;<text:tab/> <text:s text:c="3"/></text:p>
      <text:p text:style-name="P38"><text:tab/>}</text:p>
      <text:p text:style-name="P38"><text:tab/>FAT12-&gt;FAT1[entryNum] = entry;</text:p>
      <text:p text:style-name="P38"><text:tab/>FAT12-&gt;FAT2[entryNum] = entry;</text:p>
      <text:p text:style-name="P38"><text:tab/>currLoc++;</text:p>
      <text:p text:style-name="P38"><text:tab/>//printf("FAT Entry %d: %d\n", entryNum, FAT12-&gt;FAT1[entryNum]);</text:p>
      <text:p text:style-name="P38"><text:s text:c="4"/>} <text:s text:c="2"/></text:p>
      <text:p text:style-name="P38">}</text:p>
      <text:p text:style-name="P54">Parameter: <text:span text:style-name="T65">file</text:span></text:p>
      <text:p text:style-name="P54"><text:span text:style-name="Default_20_Paragraph_20_Font">Return: </text:span><text:span text:style-name="Default_20_Paragraph_20_Font"><text:span text:style-name="T61">none</text:span></text:span></text:p>
      <text:p text:style-name="P54"><text:span text:style-name="Default_20_Paragraph_20_Font"/></text:p>
      <text:p text:style-name="P77"><text:span text:style-name="Default_20_Paragraph_20_Font"><text:span text:style-name="T4">getBootSecto</text:span></text:span><text:span text:style-name="Default_20_Paragraph_20_Font"><text:span text:style-name="T17">r</text:span></text:span><text:span text:style-name="Default_20_Paragraph_20_Font"><text:span text:style-name="T4">()</text:span></text:span></text:p>
      <text:p text:style-name="P78"><text:span text:style-name="Default_20_Paragraph_20_Font"><text:span text:style-name="T45">getbootsector is used to get the boot sector from memory</text:span></text:span></text:p>
      <text:p text:style-name="P38">void getBootSector(FILE *fp) {</text:p>
      <text:p text:style-name="P38"><text:s text:c="4"/>initBoot();</text:p>
      <text:p text:style-name="P38"><text:s text:c="4"/>int i;</text:p>
      <text:p text:style-name="P38"><text:s text:c="4"/>uint8_t buff8[10];</text:p>
      <text:p text:style-name="P38"><text:s text:c="4"/>uint16_t buff16[10];</text:p>
      <text:p text:style-name="P38"><text:s text:c="4"/>uint32_t buff32[20];</text:p>
      <text:p text:style-name="P38"><text:s text:c="4"/>unsigned char buffU[5];</text:p>
      <text:p text:style-name="P38"><text:s text:c="4"/>char buff[11], *b;</text:p>
      <text:p text:style-name="P38"/>
      <text:p text:style-name="P38"><text:s text:c="4"/>fseek(fp, 11, SEEK_SET);</text:p>
      <text:p text:style-name="P38"><text:s text:c="4"/>fread(&amp;buff16[0], 2, 1, fp);</text:p>
      <text:p text:style-name="P38"><text:s text:c="4"/>boot-&gt;bytesPerSector = buff16[0];</text:p>
      <text:p text:style-name="P38"/>
      <text:p text:style-name="P38"><text:s text:c="4"/>fseek(fp, 13, SEEK_SET);</text:p>
      <text:p text:style-name="P38"><text:s text:c="4"/>fread(&amp;buff8[0], 1, 1, fp);</text:p>
      <text:p text:style-name="P38"><text:s text:c="4"/>boot-&gt;sectorsPerCluster = buff8[0];</text:p>
      <text:p text:style-name="P38"/>
      <text:p text:style-name="P38"><text:s text:c="4"/>fseek(fp, 14, SEEK_SET);</text:p>
      <text:p text:style-name="P38"><text:s text:c="4"/>fread(&amp;buff16[0], 2, 1, fp);</text:p>
      <text:p text:style-name="P38"><text:s text:c="4"/>boot-&gt;reservedClusters = buff16[0];</text:p>
      <text:p text:style-name="P38"/>
      <text:p text:style-name="P38"><text:s text:c="4"/>fseek(fp, 16, SEEK_SET);</text:p>
      <text:p text:style-name="P38"><text:s text:c="4"/>fread(&amp;buff8[0], 2, 1, fp);</text:p>
      <text:p text:style-name="P38"><text:s text:c="4"/>boot-&gt;FATCopies = buff8[0];</text:p>
      <text:p text:style-name="P38"/>
      <text:p text:style-name="P38"><text:s text:c="4"/>fseek(fp, 17, SEEK_SET);</text:p>
      <text:p text:style-name="P38"><text:s text:c="4"/>fread(&amp;buff16[0], 2, 1, fp);</text:p>
      <text:p text:style-name="P38"><text:s text:c="4"/>boot-&gt;maxRd = buff16[0];</text:p>
      <text:p text:style-name="P38"/>
      <text:p text:style-name="P38"><text:s text:c="4"/>fseek(fp, 19, SEEK_SET);</text:p>
      <text:p text:style-name="P38"><text:s text:c="4"/>fread(&amp;buff16[0], 2, 1, fp);</text:p>
      <text:p text:style-name="P38"><text:s text:c="4"/>boot-&gt;totalSectors = buff16[0];</text:p>
      <text:p text:style-name="P38"/>
      <text:p text:style-name="P38"><text:s text:c="4"/>fseek(fp, 22, SEEK_SET);</text:p>
      <text:p text:style-name="P38"><text:s text:c="4"/>fread(&amp;buff16[0], 2, 1, fp);</text:p>
      <text:p text:style-name="P38"><text:s text:c="4"/>boot-&gt;sectorsPerFAT = buff16[0];</text:p>
      <text:p text:style-name="P38"/>
      <text:p text:style-name="P38"><text:s text:c="4"/>fseek(fp, 24, SEEK_SET);</text:p>
      <text:p text:style-name="P38"><text:s text:c="4"/>fread(&amp;buff16[0], 2, 1, fp);</text:p>
      <text:p text:style-name="P38"><text:s text:c="4"/>boot-&gt;sectorsPerTrack = buff16[0];</text:p>
      <text:p text:style-name="P38"><text:soft-page-break/></text:p>
      <text:p text:style-name="P38"><text:s text:c="4"/>fseek(fp, 26, SEEK_SET);</text:p>
      <text:p text:style-name="P38"><text:s text:c="4"/>fread(&amp;buff16[0], 2, 1, fp);</text:p>
      <text:p text:style-name="P38"><text:s text:c="4"/>boot-&gt;heads = buff16[0];</text:p>
      <text:p text:style-name="P38"/>
      <text:p text:style-name="P38"><text:s text:c="4"/>fseek(fp, 32, SEEK_SET);</text:p>
      <text:p text:style-name="P38"><text:s text:c="4"/>fread(&amp;buff32[0], 4, 1, fp);</text:p>
      <text:p text:style-name="P38"><text:s text:c="4"/>boot-&gt;sectorCount = buff32[0];</text:p>
      <text:p text:style-name="P38"/>
      <text:p text:style-name="P38"><text:s text:c="4"/>fseek(fp, 38, SEEK_SET);</text:p>
      <text:p text:style-name="P38"><text:s text:c="4"/>fread(&amp;buffU[0], 1, 1, fp);</text:p>
      <text:p text:style-name="P38"><text:s text:c="4"/>boot-&gt;bootSig = buffU[0];</text:p>
      <text:p text:style-name="P38"/>
      <text:p text:style-name="P38"><text:s text:c="4"/>fseek(fp, 39, SEEK_SET);</text:p>
      <text:p text:style-name="P38"><text:s text:c="4"/>fread(&amp;buff32[0], 2, 1, fp);</text:p>
      <text:p text:style-name="P38"><text:s text:c="4"/>boot-&gt;volumeID = buff32[0];</text:p>
      <text:p text:style-name="P38"><text:s/></text:p>
      <text:p text:style-name="P38"><text:s text:c="4"/>fseek(fp, 43, SEEK_SET);</text:p>
      <text:p text:style-name="P38"><text:s text:c="4"/>fread(&amp;buff[0], 11, 1, fp);</text:p>
      <text:p text:style-name="P38"><text:s text:c="4"/>for (i = 0; i &lt; 11; i++){</text:p>
      <text:p text:style-name="P38"><text:tab/>if (isspace(buff[i])){</text:p>
      <text:p text:style-name="P38"><text:tab/> <text:s text:c="3"/>buff[i] = '\0';</text:p>
      <text:p text:style-name="P38"><text:tab/>}</text:p>
      <text:p text:style-name="P38"><text:s text:c="4"/>}</text:p>
      <text:p text:style-name="P38"><text:s text:c="4"/>strcpy(boot-&gt;volumeLabel, &amp;buff[0]);</text:p>
      <text:p text:style-name="P38"/>
      <text:p text:style-name="P38"><text:s text:c="4"/>fseek(fp, 54, SEEK_SET);</text:p>
      <text:p text:style-name="P38"><text:s text:c="4"/>fread(&amp;buff[0], 8, 1, fp);</text:p>
      <text:p text:style-name="P38"><text:s text:c="4"/>for (i = 0; i &lt; 8; i++) {</text:p>
      <text:p text:style-name="P38"><text:tab/>if (isspace(buff[i])) {</text:p>
      <text:p text:style-name="P38"><text:tab/> <text:s text:c="3"/>buff[i] = '\0';</text:p>
      <text:p text:style-name="P38"><text:tab/>}</text:p>
      <text:p text:style-name="P38"><text:s text:c="4"/>}</text:p>
      <text:p text:style-name="P38"><text:s text:c="4"/>strcpy(boot-&gt;fileSystemType, &amp;buff[0]);</text:p>
      <text:p text:style-name="P38">}</text:p>
      <text:p text:style-name="P54">Parameter: <text:span text:style-name="T65">file</text:span></text:p>
      <text:p text:style-name="P54"><text:span text:style-name="Default_20_Paragraph_20_Font">Return: </text:span><text:span text:style-name="Default_20_Paragraph_20_Font"><text:span text:style-name="T61">none</text:span></text:span></text:p>
      <text:p text:style-name="P54"><text:span text:style-name="Default_20_Paragraph_20_Font"/></text:p>
      <text:p text:style-name="P77"><text:span text:style-name="Default_20_Paragraph_20_Font"><text:span text:style-name="T4">printBootSecto</text:span></text:span><text:span text:style-name="Default_20_Paragraph_20_Font"><text:span text:style-name="T17">r</text:span></text:span><text:span text:style-name="Default_20_Paragraph_20_Font"><text:span text:style-name="T4">()</text:span></text:span></text:p>
      <text:p text:style-name="P78"><text:span text:style-name="Default_20_Paragraph_20_Font"><text:span text:style-name="T45">printbootsector will print out the boot sector which shows basic information which is vital for accessing the remainder of the information on the disc</text:span></text:span></text:p>
      <text:p text:style-name="P38">void printBootSector() {</text:p>
      <text:p text:style-name="P38"><text:s text:c="4"/>printf("BOOT SECTOR\n");</text:p>
      <text:p text:style-name="P38"><text:s text:c="4"/>printf("----------\n");</text:p>
      <text:p text:style-name="P38"><text:s text:c="4"/>printf("Bytes per sector: %d\n", boot-&gt;bytesPerSector);</text:p>
      <text:p text:style-name="P38"><text:s text:c="4"/>printf("Sectors per cluster: %d\n", boot-&gt;sectorsPerCluster);</text:p>
      <text:p text:style-name="P38"><text:s text:c="4"/>printf("Reserved Clusters: %d\n", boot-&gt;reservedClusters);</text:p>
      <text:p text:style-name="P38"><text:s text:c="4"/>printf("FAT Copies: %d\n", boot-&gt;FATCopies);</text:p>
      <text:p text:style-name="P38"><text:s text:c="4"/>printf("Max number of Root Directory Entries: %d\n", boot-&gt;maxRd);</text:p>
      <text:p text:style-name="P38"><text:s text:c="4"/>printf("Total number of sectors in File System: %d\n", boot-&gt;totalSectors);</text:p>
      <text:p text:style-name="P38"><text:s text:c="4"/>printf("Sectors per FAT: %d\n", boot-&gt;sectorsPerFAT);</text:p>
      <text:p text:style-name="P38"><text:s text:c="4"/>printf("Sectors per Track: %d\n", boot-&gt;sectorsPerTrack);</text:p>
      <text:p text:style-name="P38"><text:s text:c="4"/>printf("Number of Heads: %d\n", boot-&gt;heads);</text:p>
      <text:p text:style-name="P38"><text:s text:c="4"/>printf("Total Sector Count: %d\n", boot-&gt;sectorCount);</text:p>
      <text:p text:style-name="P38"><text:s text:c="4"/>printf("Boot Signature: 0x%2x\n", boot-&gt;bootSig);</text:p>
      <text:p text:style-name="P38"><text:soft-page-break/><text:s text:c="4"/>printf("Volume ID: %d\n", boot-&gt;volumeID);</text:p>
      <text:p text:style-name="P38"><text:s text:c="4"/>printf("Volume Label: %s\n", boot-&gt;volumeLabel);</text:p>
      <text:p text:style-name="P38"><text:s text:c="4"/>printf("File System Type: %s\n", boot-&gt;fileSystemType);</text:p>
      <text:p text:style-name="P38">}</text:p>
      <text:p text:style-name="P54">Parameter: <text:span text:style-name="T61">none</text:span></text:p>
      <text:p text:style-name="P54"><text:span text:style-name="Default_20_Paragraph_20_Font">Return: </text:span><text:span text:style-name="Default_20_Paragraph_20_Font"><text:span text:style-name="T61">none</text:span></text:span></text:p>
      <text:p text:style-name="P54"><text:span text:style-name="Default_20_Paragraph_20_Font"/></text:p>
      <text:p text:style-name="P77"><text:span text:style-name="Default_20_Paragraph_20_Font"><text:span text:style-name="T17">initBoot</text:span></text:span><text:span text:style-name="Default_20_Paragraph_20_Font"><text:span text:style-name="T4">()</text:span></text:span></text:p>
      <text:p text:style-name="P77"><text:span text:style-name="Default_20_Paragraph_20_Font"><text:span text:style-name="T44">initialize boot is a method that essentially initializes the boot and sets all its information to zero</text:span></text:span></text:p>
      <text:p text:style-name="P38">void initBoot() {</text:p>
      <text:p text:style-name="P38"><text:s text:c="4"/>boot-&gt;sectorsPerCluster = 0;</text:p>
      <text:p text:style-name="P38"><text:s text:c="4"/>boot-&gt;FATCopies = 0;</text:p>
      <text:p text:style-name="P38"><text:s text:c="4"/>boot-&gt;bytesPerSector = 0;</text:p>
      <text:p text:style-name="P38"><text:s text:c="4"/>boot-&gt;reservedClusters = 0;</text:p>
      <text:p text:style-name="P38"><text:s text:c="4"/>boot-&gt;maxRd = 0;</text:p>
      <text:p text:style-name="P38"><text:s text:c="4"/>boot-&gt;totalSectors = 0;</text:p>
      <text:p text:style-name="P38"><text:s text:c="4"/>boot-&gt;sectorsPerFAT = 0;</text:p>
      <text:p text:style-name="P38"><text:s text:c="4"/>boot-&gt;sectorsPerTrack = 0;</text:p>
      <text:p text:style-name="P38"><text:s text:c="4"/>boot-&gt;heads = 0;</text:p>
      <text:p text:style-name="P38"><text:s text:c="4"/>boot-&gt;sectorCount = 0;</text:p>
      <text:p text:style-name="P38"><text:s text:c="4"/>boot-&gt;volumeID = 0;</text:p>
      <text:p text:style-name="P38"><text:s text:c="4"/>boot-&gt;bootSig = NULL;</text:p>
      <text:p text:style-name="P38"><text:s text:c="4"/></text:p>
      <text:p text:style-name="P38">}</text:p>
      <text:p text:style-name="P54">Parameter: <text:span text:style-name="T61">none</text:span></text:p>
      <text:p text:style-name="P54"><text:span text:style-name="Default_20_Paragraph_20_Font">Return: </text:span><text:span text:style-name="Default_20_Paragraph_20_Font"><text:span text:style-name="T61">none</text:span></text:span></text:p>
      <text:p text:style-name="P54"><text:span text:style-name="Default_20_Paragraph_20_Font"/></text:p>
      <text:p text:style-name="P92"><text:span text:style-name="Default_20_Paragraph_20_Font"><text:span text:style-name="T18">print</text:span></text:span><text:span text:style-name="Default_20_Paragraph_20_Font"><text:span text:style-name="T18">RootDirectory</text:span></text:span><text:span text:style-name="Default_20_Paragraph_20_Font"><text:span text:style-name="T4">()</text:span></text:span></text:p>
      <text:p text:style-name="P92"><text:span text:style-name="Default_20_Paragraph_20_Font"><text:span text:style-name="T46">printrootdirectory prints out the root directory similar to printbootsector</text:span></text:span></text:p>
      <text:p text:style-name="P89">void printRootDirectory(FILE *fp) {</text:p>
      <text:p text:style-name="P89"/>
      <text:p text:style-name="P89"><text:s text:c="4"/>int i;</text:p>
      <text:p text:style-name="P89"><text:s text:c="4"/></text:p>
      <text:p text:style-name="P89"><text:s text:c="4"/>printf("--------------------------------------------------\n");</text:p>
      <text:p text:style-name="P89"><text:s text:c="4"/>printf(" <text:s text:c="5"/><text:tab/><text:tab/>ROOT DIRECTORY <text:s text:c="15"/>\n");</text:p>
      <text:p text:style-name="P89"><text:s text:c="4"/>printf("--------------------------------------------------\n");</text:p>
      <text:p text:style-name="P89"><text:s text:c="4"/>printf("PERMISSIONS <text:s text:c="4"/>FILENAME <text:s text:c="2"/>EXT <text:s text:c="2"/>FILESIZE\n");</text:p>
      <text:p text:style-name="P89"><text:s text:c="4"/>printf("--------------------------------------------------\n");</text:p>
      <text:p text:style-name="P89"><text:s text:c="4"/></text:p>
      <text:p text:style-name="P89"><text:s text:c="4"/>for (i = 0; i &lt; 224; i++) {</text:p>
      <text:p text:style-name="P89"><text:tab/>getDirectory(fp, i);</text:p>
      <text:p text:style-name="P89"><text:tab/>//printf("Directory Entry %d First Byte: %d\n", i, dir-&gt;firstByte);</text:p>
      <text:p text:style-name="P89"><text:tab/> <text:s text:c="6"/></text:p>
      <text:p text:style-name="P89"><text:tab/>if (dir-&gt;firstByte != 0x05 || dir-&gt;firstByte != 0x00) {</text:p>
      <text:p text:style-name="P89"><text:tab/> <text:s text:c="4"/></text:p>
      <text:p text:style-name="P89"><text:tab/> <text:s text:c="3"/>getAttributes(dir-&gt;attributes);</text:p>
      <text:p text:style-name="P89"><text:tab/> <text:s text:c="3"/>printf("\t\t%8s .%3s\t %d <text:s/>BYTES\n", dir-&gt;fileName, dir-&gt;extension, dir-&gt;fileSize);</text:p>
      <text:p text:style-name="P89"><text:tab/>}</text:p>
      <text:p text:style-name="P89"><text:tab/></text:p>
      <text:p text:style-name="P89"><text:s text:c="4"/>}</text:p>
      <text:p text:style-name="P89">}</text:p>
      <text:p text:style-name="P87">Parameter: <text:span text:style-name="T66">file</text:span></text:p>
      <text:p text:style-name="P87"><text:span text:style-name="Default_20_Paragraph_20_Font">Return: </text:span><text:span text:style-name="Default_20_Paragraph_20_Font"><text:span text:style-name="T61">none</text:span></text:span></text:p>
      <text:p text:style-name="P92"><text:soft-page-break/><text:span text:style-name="Default_20_Paragraph_20_Font"><text:span text:style-name="T18">getAttributes</text:span></text:span><text:span text:style-name="Default_20_Paragraph_20_Font"><text:span text:style-name="T4">()</text:span></text:span></text:p>
      <text:p text:style-name="P92"><text:span text:style-name="Default_20_Paragraph_20_Font"><text:span text:style-name="T46">prints the attributes of the current file where R is.</text:span></text:span></text:p>
      <text:p text:style-name="P89">void getAttributes(uint8_t attr){</text:p>
      <text:p text:style-name="P89"><text:s text:c="4"/>uint8_t readOnly = attr &amp; 0x01, hidden = attr &amp; 0x02;</text:p>
      <text:p text:style-name="P89"><text:s text:c="4"/>uint8_t system = attr &amp; 0x04, subDirectory = attr &amp; 0x10;</text:p>
      <text:p text:style-name="P89"><text:s text:c="4"/>if (readOnly == 1) </text:p>
      <text:p text:style-name="P89"><text:tab/>printf("R");</text:p>
      <text:p text:style-name="P89"><text:s text:c="4"/>if (hidden == 2) </text:p>
      <text:p text:style-name="P89"><text:tab/>printf("H");</text:p>
      <text:p text:style-name="P89"><text:s text:c="4"/>if (system == 4)</text:p>
      <text:p text:style-name="P89"><text:tab/>printf("S");</text:p>
      <text:p text:style-name="P89"><text:s text:c="4"/>if (subDirectory == 16)</text:p>
      <text:p text:style-name="P89"><text:tab/>printf("D"); </text:p>
      <text:p text:style-name="P89">}</text:p>
      <text:p text:style-name="P87">Parameter: <text:span text:style-name="T66">attributes</text:span></text:p>
      <text:p text:style-name="P87"><text:span text:style-name="Default_20_Paragraph_20_Font">Return: </text:span><text:span text:style-name="Default_20_Paragraph_20_Font"><text:span text:style-name="T61">none</text:span></text:span></text:p>
      <text:p text:style-name="P87"><text:span text:style-name="Default_20_Paragraph_20_Font"/></text:p>
      <text:p text:style-name="P92"><text:span text:style-name="Default_20_Paragraph_20_Font"><text:span text:style-name="T18">getDate</text:span></text:span><text:span text:style-name="Default_20_Paragraph_20_Font"><text:span text:style-name="T4">()</text:span></text:span></text:p>
      <text:p text:style-name="P92"><text:span text:style-name="Default_20_Paragraph_20_Font"><text:span text:style-name="T46">gets the date and prints it to the screen (month,day,year)</text:span></text:span></text:p>
      <text:p text:style-name="P89">void getDate(uint16_t date) {</text:p>
      <text:p text:style-name="P89"><text:s text:c="4"/>uint16_t month, day, year;</text:p>
      <text:p text:style-name="P89"><text:s text:c="4"/>day = date &amp; 0x001F;</text:p>
      <text:p text:style-name="P89"><text:s text:c="4"/>month = date &amp; 0x01E0;</text:p>
      <text:p text:style-name="P89"><text:s text:c="4"/>month = month &gt;&gt; 5;</text:p>
      <text:p text:style-name="P89"><text:s text:c="4"/>year = date &amp; 0xFE00;</text:p>
      <text:p text:style-name="P89"><text:s text:c="4"/>year = year &gt;&gt; 9;</text:p>
      <text:p text:style-name="P89"><text:s text:c="4"/>year = year + 1980;</text:p>
      <text:p text:style-name="P89"><text:s text:c="4"/></text:p>
      <text:p text:style-name="P89"><text:s text:c="4"/>printf("%d\\%d\\%d\n", month, day, year);</text:p>
      <text:p text:style-name="P89">}</text:p>
      <text:p text:style-name="P87">Parameter: <text:span text:style-name="T66">uint16</text:span></text:p>
      <text:p text:style-name="P87"><text:span text:style-name="Default_20_Paragraph_20_Font">Return: </text:span><text:span text:style-name="Default_20_Paragraph_20_Font"><text:span text:style-name="T61">none</text:span></text:span></text:p>
      <text:p text:style-name="P87"><text:span text:style-name="Default_20_Paragraph_20_Font"/></text:p>
      <text:p text:style-name="P92"><text:span text:style-name="Default_20_Paragraph_20_Font"><text:span text:style-name="T18">getTime</text:span></text:span><text:span text:style-name="Default_20_Paragraph_20_Font"><text:span text:style-name="T4">()</text:span></text:span></text:p>
      <text:p text:style-name="P92"><text:span text:style-name="Default_20_Paragraph_20_Font"><text:span text:style-name="T46">gets the time and prints it to the screen (hour,minute,second)</text:span></text:span></text:p>
      <text:p text:style-name="P89">void getTime(uint16_t time){</text:p>
      <text:p text:style-name="P89"><text:s text:c="4"/>uint16_t second, minute, hour;</text:p>
      <text:p text:style-name="P89"><text:s text:c="4"/>second = time &amp; 0x001F;</text:p>
      <text:p text:style-name="P89"><text:s text:c="4"/>minute = time &amp; 0x07E0;</text:p>
      <text:p text:style-name="P89"><text:s text:c="4"/>minute = minute &gt;&gt; 5;</text:p>
      <text:p text:style-name="P89"><text:s text:c="4"/>hour = time &amp; 0xF800;</text:p>
      <text:p text:style-name="P89"><text:s text:c="4"/>hour = hour &gt;&gt; 11;</text:p>
      <text:p text:style-name="P89"/>
      <text:p text:style-name="P89"><text:s text:c="4"/>printf("%d:%d:%d\n", hour, minute, second);</text:p>
      <text:p text:style-name="P89">}</text:p>
      <text:p text:style-name="P87">Parameter: <text:span text:style-name="T66">uint16</text:span></text:p>
      <text:p text:style-name="P87"><text:span text:style-name="Default_20_Paragraph_20_Font">Return: </text:span><text:span text:style-name="Default_20_Paragraph_20_Font"><text:span text:style-name="T61">none</text:span></text:span></text:p>
      <text:p text:style-name="P87"><text:span text:style-name="Default_20_Paragraph_20_Font"/></text:p>
      <text:p text:style-name="P92"><text:span text:style-name="Default_20_Paragraph_20_Font"><text:span text:style-name="T18">getDirectory</text:span></text:span><text:span text:style-name="Default_20_Paragraph_20_Font"><text:span text:style-name="T4">()</text:span></text:span></text:p>
      <text:p text:style-name="P92"><text:span text:style-name="Default_20_Paragraph_20_Font"><text:span text:style-name="T46">Gets the current directory and starts at 0</text:span></text:span></text:p>
      <text:p text:style-name="P90">void getDirectory(FILE *fp, int dirEntry) {</text:p>
      <text:p text:style-name="P90"><text:soft-page-break/><text:s text:c="4"/>int i, offSet = 9728 + dirEntry * 32;</text:p>
      <text:p text:style-name="P90"><text:s text:c="4"/>uint8_t buff8[1];</text:p>
      <text:p text:style-name="P90"><text:s text:c="4"/>uint16_t buff16[2];</text:p>
      <text:p text:style-name="P90"><text:s text:c="4"/>uint32_t buff32[4];</text:p>
      <text:p text:style-name="P90"><text:s text:c="4"/>unsigned char buffU[3];</text:p>
      <text:p text:style-name="P90"><text:s text:c="4"/>char buff[8];</text:p>
      <text:p text:style-name="P90"/>
      <text:p text:style-name="P90"><text:s text:c="4"/>fseek(fp, offSet, SEEK_SET);</text:p>
      <text:p text:style-name="P90"><text:s text:c="4"/>fread(&amp;buff8[0], 1, 1, fp);</text:p>
      <text:p text:style-name="P90"><text:s text:c="4"/>dir-&gt;firstByte = buff8[0];</text:p>
      <text:p text:style-name="P90"/>
      <text:p text:style-name="P90"><text:s text:c="4"/>fseek(fp, offSet, SEEK_SET);</text:p>
      <text:p text:style-name="P90"><text:s text:c="4"/>fread(&amp;buff[0], 8, 1, fp);</text:p>
      <text:p text:style-name="P90"><text:s text:c="3"/></text:p>
      <text:p text:style-name="P90"/>
      <text:p text:style-name="P90"><text:s text:c="4"/>if (buff == 0){</text:p>
      <text:p text:style-name="P90"><text:s text:c="8"/>for (i=0; i &lt; 7; i++){</text:p>
      <text:p text:style-name="P90"><text:tab/> <text:s text:c="3"/>buff[i] = '0';</text:p>
      <text:p text:style-name="P90"><text:tab/>}</text:p>
      <text:p text:style-name="P90"><text:tab/>buff[7] = '\n';</text:p>
      <text:p text:style-name="P90"><text:s text:c="4"/>}</text:p>
      <text:p text:style-name="P90"><text:s text:c="4"/>else {</text:p>
      <text:p text:style-name="P90"><text:tab/>for (i = 0; i &lt; 8; i++){</text:p>
      <text:p text:style-name="P90"><text:tab/> <text:s text:c="3"/>if (isspace(buff[i])){</text:p>
      <text:p text:style-name="P90"><text:tab/><text:tab/>buff[i] = '\0';</text:p>
      <text:p text:style-name="P90"><text:tab/> <text:s text:c="3"/>}</text:p>
      <text:p text:style-name="P90"><text:tab/>}</text:p>
      <text:p text:style-name="P90"><text:tab/>strcpy(dir-&gt;fileName, &amp;buff[0]);</text:p>
      <text:p text:style-name="P90"><text:s text:c="4"/>}</text:p>
      <text:p text:style-name="P90"><text:s text:c="4"/>//strcpy(dir-&gt;fileName, &amp;buff[0]);</text:p>
      <text:p text:style-name="P90"><text:s text:c="4"/></text:p>
      <text:p text:style-name="P90"><text:s text:c="4"/>fseek(fp, offSet + 8, SEEK_SET);</text:p>
      <text:p text:style-name="P90"><text:s text:c="4"/>fread(&amp;buffU[0], 3, 1, fp);</text:p>
      <text:p text:style-name="P90"><text:s text:c="4"/>for (i = 0; i &lt; 3; i++){</text:p>
      <text:p text:style-name="P90"><text:tab/>if (isspace(buffU[i])){</text:p>
      <text:p text:style-name="P90"><text:tab/> <text:s text:c="3"/>buffU[i] = '\0';</text:p>
      <text:p text:style-name="P90"><text:tab/>}</text:p>
      <text:p text:style-name="P90"><text:s text:c="4"/>}</text:p>
      <text:p text:style-name="P90"><text:s text:c="4"/>strcpy(dir-&gt;extension, &amp;buffU[0]);</text:p>
      <text:p text:style-name="P90"><text:s text:c="4"/></text:p>
      <text:p text:style-name="P90"><text:s text:c="4"/>fseek(fp, offSet + 11, SEEK_SET);</text:p>
      <text:p text:style-name="P90"><text:s text:c="4"/>fread(&amp;buff8[0], 1, 1, fp);</text:p>
      <text:p text:style-name="P90"><text:s text:c="4"/>dir-&gt;attributes = buff8[0];</text:p>
      <text:p text:style-name="P90"><text:s text:c="4"/></text:p>
      <text:p text:style-name="P90"><text:s text:c="4"/>fseek(fp, offSet + 12, SEEK_SET);</text:p>
      <text:p text:style-name="P90"><text:s text:c="4"/>fread(&amp;buff16[0], 2, 1, fp);</text:p>
      <text:p text:style-name="P90"><text:s text:c="4"/>dir-&gt;reserved = buff16[0];</text:p>
      <text:p text:style-name="P90"><text:s text:c="4"/></text:p>
      <text:p text:style-name="P90"><text:s text:c="4"/>fseek(fp, offSet + 14, SEEK_SET);</text:p>
      <text:p text:style-name="P90"><text:s text:c="4"/>fread(&amp;buff16[0], 2, 1, fp);</text:p>
      <text:p text:style-name="P90"/>
      <text:p text:style-name="P90"><text:s text:c="4"/></text:p>
      <text:p text:style-name="P90"><text:s text:c="4"/>//printf("Buffer: %d\n", buff16[0]);</text:p>
      <text:p text:style-name="P90"><text:s text:c="4"/></text:p>
      <text:p text:style-name="P90"><text:s text:c="4"/>dir-&gt;creationTime = buff16[0];</text:p>
      <text:p text:style-name="P90"/>
      <text:p text:style-name="P90"><text:s text:c="4"/>// printf("Creation Time: %d\n", dir-&gt;creationTime);</text:p>
      <text:p text:style-name="P90"><text:soft-page-break/><text:s text:c="4"/></text:p>
      <text:p text:style-name="P90"><text:s text:c="4"/>fseek(fp, offSet + 16, SEEK_SET);</text:p>
      <text:p text:style-name="P90"><text:s text:c="4"/>fread(&amp;buff16[0], 2, 1, fp);</text:p>
      <text:p text:style-name="P90"><text:s text:c="4"/>dir-&gt;creationDate = buff16[0];</text:p>
      <text:p text:style-name="P90"/>
      <text:p text:style-name="P90"><text:s text:c="4"/>fseek(fp, offSet + 18, SEEK_SET);</text:p>
      <text:p text:style-name="P90"><text:s text:c="4"/>fread(&amp;buff16[0], 2, 1, fp);</text:p>
      <text:p text:style-name="P90"><text:s text:c="4"/>dir-&gt;lastAccessDate = buff16[0];</text:p>
      <text:p text:style-name="P90"/>
      <text:p text:style-name="P90"><text:s text:c="4"/>fseek(fp, offSet + 22, SEEK_SET);</text:p>
      <text:p text:style-name="P90"><text:s text:c="4"/>fread(&amp;buff16[0], 2, 1, fp);</text:p>
      <text:p text:style-name="P90"><text:s text:c="4"/>dir-&gt;lastWriteTime = buff16[0];</text:p>
      <text:p text:style-name="P90"/>
      <text:p text:style-name="P90"><text:s text:c="4"/>fseek(fp, offSet + 24, SEEK_SET);</text:p>
      <text:p text:style-name="P90"><text:s text:c="4"/>fread(&amp;buff16[0], 2, 1, fp);</text:p>
      <text:p text:style-name="P90"><text:s text:c="4"/>dir-&gt;lastWriteDate = buff16[0];</text:p>
      <text:p text:style-name="P90"><text:s text:c="4"/></text:p>
      <text:p text:style-name="P90"><text:s text:c="4"/>fseek(fp, offSet + 26, SEEK_SET);</text:p>
      <text:p text:style-name="P90"><text:s text:c="4"/>fread(&amp;buffU[0], 2, 1, fp);</text:p>
      <text:p text:style-name="P90"/>
      <text:p text:style-name="P90"><text:s text:c="4"/>//printf("First Logical Cluster: %d\n", buff16[0]);</text:p>
      <text:p text:style-name="P90"><text:s text:c="4"/>dir-&gt;firstLogicalCluster = buffU[0];</text:p>
      <text:p text:style-name="P90"/>
      <text:p text:style-name="P90"><text:s text:c="4"/>//printf("First Logica Cluster: %d\n", dir-&gt;firstLogicalCluster);</text:p>
      <text:p text:style-name="P90"><text:s text:c="4"/></text:p>
      <text:p text:style-name="P90"><text:s text:c="4"/>fseek(fp, offSet + 28, SEEK_SET);</text:p>
      <text:p text:style-name="P90"><text:s text:c="4"/>fread(&amp;buff32[0], 2, 1, fp);</text:p>
      <text:p text:style-name="P90"><text:s text:c="4"/>dir-&gt;fileSize = buff32[0];</text:p>
      <text:p text:style-name="P90">}</text:p>
      <text:p text:style-name="P87">Parameter: <text:span text:style-name="T67">file, int</text:span></text:p>
      <text:p text:style-name="P87"><text:span text:style-name="Default_20_Paragraph_20_Font">Return: </text:span><text:span text:style-name="Default_20_Paragraph_20_Font"><text:span text:style-name="T61">none</text:span></text:span></text:p>
      <text:p text:style-name="P87"><text:span text:style-name="Default_20_Paragraph_20_Font"/></text:p>
      <text:p text:style-name="P93"><text:span text:style-name="Default_20_Paragraph_20_Font"><text:span text:style-name="T4">printDir</text:span></text:span><text:span text:style-name="Default_20_Paragraph_20_Font"><text:span text:style-name="T19">ectory</text:span></text:span><text:span text:style-name="Default_20_Paragraph_20_Font"><text:span text:style-name="T4">()</text:span></text:span></text:p>
      <text:p text:style-name="P93"><text:span text:style-name="Default_20_Paragraph_20_Font"><text:span text:style-name="T47">prints the current directory</text:span></text:span></text:p>
      <text:p text:style-name="P90">void printDirectory() {</text:p>
      <text:p text:style-name="P90"><text:s text:c="4"/>printf("First Byte: 0x%2x\n", dir-&gt;firstByte); </text:p>
      <text:p text:style-name="P90"><text:s text:c="4"/>printf("FileName: %s\n", dir-&gt;fileName);</text:p>
      <text:p text:style-name="P90"><text:s text:c="4"/>printf("Extension: %s\n", dir-&gt;extension);</text:p>
      <text:p text:style-name="P90"><text:s text:c="4"/>//printf("Attributes: %d\n", dir-&gt;attributes);</text:p>
      <text:p text:style-name="P90"/>
      <text:p text:style-name="P90"><text:s text:c="4"/>printf("Attributes: ");</text:p>
      <text:p text:style-name="P90"><text:s text:c="4"/>getAttributes(dir-&gt;attributes);</text:p>
      <text:p text:style-name="P90"><text:s text:c="4"/>printf("\n");</text:p>
      <text:p text:style-name="P90"><text:s text:c="4"/></text:p>
      <text:p text:style-name="P90"><text:s text:c="4"/>printf("Reserved: %d\n", dir-&gt;reserved);</text:p>
      <text:p text:style-name="P90"><text:s text:c="4"/>//printf("Creation Time: %d\n", dir-&gt;creationTime);</text:p>
      <text:p text:style-name="P90"/>
      <text:p text:style-name="P90"><text:s text:c="4"/>printf("Creation Time: ");</text:p>
      <text:p text:style-name="P90"><text:s text:c="4"/>getTime(dir-&gt;creationTime);</text:p>
      <text:p text:style-name="P90"><text:s text:c="4"/></text:p>
      <text:p text:style-name="P90"><text:s text:c="4"/>//printf("Creation Date: %d\n", dir-&gt;creationDate);</text:p>
      <text:p text:style-name="P90"/>
      <text:p text:style-name="P90"><text:s text:c="4"/>printf("Creation Date: ");</text:p>
      <text:p text:style-name="P90"><text:s text:c="4"/>getDate(dir-&gt;creationDate);</text:p>
      <text:p text:style-name="P90"><text:s text:c="4"/></text:p>
      <text:p text:style-name="P90"><text:soft-page-break/><text:s text:c="4"/>//printf("Last Access Date: %d\n", dir-&gt;lastAccessDate);</text:p>
      <text:p text:style-name="P90"/>
      <text:p text:style-name="P90"><text:s text:c="4"/>printf("Last Access Date: ");</text:p>
      <text:p text:style-name="P90"><text:s text:c="4"/>getDate(dir-&gt;lastAccessDate);</text:p>
      <text:p text:style-name="P90"><text:s text:c="4"/></text:p>
      <text:p text:style-name="P90"><text:s text:c="4"/>//printf("Last Write Time: %d\n", dir-&gt;lastWriteTime);</text:p>
      <text:p text:style-name="P90"/>
      <text:p text:style-name="P90"><text:s text:c="4"/>printf("Last Write Time: ");</text:p>
      <text:p text:style-name="P90"><text:s text:c="4"/>getTime(dir-&gt;lastWriteTime);</text:p>
      <text:p text:style-name="P90"><text:s text:c="4"/></text:p>
      <text:p text:style-name="P90"><text:s text:c="4"/>//printf("Last Write Date: %d\n", dir-&gt;lastWriteDate);</text:p>
      <text:p text:style-name="P90"/>
      <text:p text:style-name="P90"><text:s text:c="4"/>printf("Last Write Date: ");</text:p>
      <text:p text:style-name="P90"><text:s text:c="4"/>getDate(dir-&gt;lastWriteDate);</text:p>
      <text:p text:style-name="P90"><text:s text:c="4"/></text:p>
      <text:p text:style-name="P90"><text:s text:c="4"/>printf("First Logical Cluster: 0x%2x\n", dir-&gt;firstLogicalCluster);</text:p>
      <text:p text:style-name="P90"><text:s text:c="4"/>printf("File Size in Bytes: %d\n", dir-&gt;fileSize);</text:p>
      <text:p text:style-name="P90">}</text:p>
      <text:p text:style-name="P88">Parameter: <text:span text:style-name="T67">none</text:span></text:p>
      <text:p text:style-name="P88"><text:span text:style-name="Default_20_Paragraph_20_Font">Return: </text:span><text:span text:style-name="Default_20_Paragraph_20_Font"><text:span text:style-name="T61">none</text:span></text:span></text:p>
      <text:p text:style-name="P88"><text:span text:style-name="Default_20_Paragraph_20_Font"/></text:p>
      <text:p text:style-name="P99"><text:span text:style-name="Default_20_Paragraph_20_Font"><text:span text:style-name="T14">Struct </text:span></text:span><text:span text:style-name="Default_20_Paragraph_20_Font"><text:span text:style-name="T20">bootSector</text:span></text:span></text:p>
      <text:p text:style-name="P99"><text:span text:style-name="Default_20_Paragraph_20_Font"><text:span text:style-name="T48">Struct that allows</text:span></text:span><text:span text:style-name="Default_20_Paragraph_20_Font"><text:span text:style-name="T40"> </text:span></text:span><text:span text:style-name="Default_20_Paragraph_20_Font"><text:span text:style-name="T48">us to use the boot sector</text:span></text:span></text:p>
      <text:p text:style-name="P99"/>
      <text:p text:style-name="P100"><text:span text:style-name="Default_20_Paragraph_20_Font"><text:span text:style-name="T69">typedef struct bootSector {</text:span></text:span></text:p>
      <text:p text:style-name="P102"><text:s text:c="2"/>uint8_t sectorsPerCluster, FATCopies;</text:p>
      <text:p text:style-name="P102"><text:s text:c="2"/>uint16_t bytesPerSector, reservedClusters, maxRd, totalSectors;</text:p>
      <text:p text:style-name="P102"><text:s text:c="2"/>uint16_t sectorsPerFAT, sectorsPerTrack, heads;</text:p>
      <text:p text:style-name="P102"><text:s text:c="2"/>uint32_t <text:s/>sectorCount, volumeID;</text:p>
      <text:p text:style-name="P102"><text:s text:c="2"/>unsigned char bootSig;</text:p>
      <text:p text:style-name="P102"><text:s text:c="2"/>char volumeLabel[12], fileSystemType[9];</text:p>
      <text:p text:style-name="P104">} bootSector</text:p>
      <text:p text:style-name="P99"><text:span text:style-name="Default_20_Paragraph_20_Font"><text:span text:style-name="T14">Struct </text:span></text:span><text:span text:style-name="Default_20_Paragraph_20_Font"><text:span text:style-name="T20">Fat</text:span></text:span></text:p>
      <text:p text:style-name="P99"><text:span text:style-name="Default_20_Paragraph_20_Font"><text:span text:style-name="T48">Struct that allows the fat to be available</text:span></text:span></text:p>
      <text:p text:style-name="P99"/>
      <text:p text:style-name="P101"><text:span text:style-name="Default_20_Paragraph_20_Font"><text:span text:style-name="T70">typedef struct FAT {</text:span></text:span></text:p>
      <text:p text:style-name="P102"><text:s text:c="2"/>uint16_t FAT1[3072];</text:p>
      <text:p text:style-name="P102"><text:s text:c="2"/>uint16_t FAT2[3072];</text:p>
      <text:p text:style-name="P104">} FAT;</text:p>
      <text:p text:style-name="P99"><text:span text:style-name="Default_20_Paragraph_20_Font"><text:span text:style-name="T14">Struct </text:span></text:span><text:span text:style-name="Default_20_Paragraph_20_Font"><text:span text:style-name="T20">directory</text:span></text:span></text:p>
      <text:p text:style-name="P99"><text:span text:style-name="Default_20_Paragraph_20_Font"><text:span text:style-name="T48">Struct that allows the directory to be available</text:span></text:span></text:p>
      <text:p text:style-name="P99"/>
      <text:p text:style-name="P101"><text:span text:style-name="Default_20_Paragraph_20_Font"><text:span text:style-name="T70">typedef struct directory {</text:span></text:span></text:p>
      <text:p text:style-name="P102"><text:s text:c="2"/>char fileName[9], extension[4];</text:p>
      <text:p text:style-name="P102"><text:s text:c="2"/>uint8_t attributes, firstByte;</text:p>
      <text:p text:style-name="P102"><text:s text:c="2"/>uint16_t reserved, creationTime, creationDate, lastAccessDate, lastWriteTime;</text:p>
      <text:p text:style-name="P102"><text:s text:c="2"/>uint16_t lastWriteDate, firstLogicalCluster, fileSize; </text:p>
      <text:p text:style-name="P104">} directory;</text:p>
      <text:p text:style-name="P101"><text:span text:style-name="Default_20_Paragraph_20_Font"/></text:p>
      <text:p text:style-name="P103"><text:soft-page-break/></text:p>
      <text:p text:style-name="P101"><text:span text:style-name="Default_20_Paragraph_20_Font"/></text:p>
      <text:p text:style-name="P91"><text:span text:style-name="Default_20_Paragraph_20_Font"><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meta:creation-date>2016-02-04T23:31:00Z</meta:creation-date>
    <dc:date>2016-04-28T07:12:42.001339133</dc:date>
    <meta:editing-cycles>26</meta:editing-cycles>
    <meta:editing-duration>PT6H33M8S</meta:editing-duration>
    <meta:document-statistic meta:table-count="0" meta:image-count="0" meta:object-count="0" meta:page-count="38" meta:paragraph-count="1491" meta:word-count="4922" meta:character-count="39740" meta:non-whitespace-character-count="33061"/>
    <meta:template xlink:type="simple" xlink:actuate="onRequest" xlink:title="" xlink:href="../../../../tmp/.cache/.fr-kkoSNh/.cache/.fr-ukj0I8/.cache/.fr-Xvimeo/dirtymikeandtheboys-cs-450-b0a0120f29cd/programming.odt/Normal"/>
  </office:meta>
</office:document-meta>
</file>